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[Log] 5 (index.js, line 80)</text:p>
          </table:table-cell>
        </table:table-row>
        <table:table-row table:style-name="ro1">
          <table:table-cell office:value-type="string">
            <text:p>[Log] <text:s/>Time:Wed Feb 05 2014 19:36:33 GMT-0500 (EST) (index.js, line 81)</text:p>
          </table:table-cell>
        </table:table-row>
        <table:table-row table:style-name="ro1">
          <table:table-cell office:value-type="string">
            <text:p>[Log] <text:s/>Latitude:45.36661413502448 (index.js, line 82)</text:p>
          </table:table-cell>
        </table:table-row>
        <table:table-row table:style-name="ro1">
          <table:table-cell office:value-type="string">
            <text:p>[Log] Longitude: -75.779029894690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 (index.js, line 80)</text:p>
          </table:table-cell>
        </table:table-row>
        <table:table-row table:style-name="ro1">
          <table:table-cell office:value-type="string">
            <text:p>[Log] <text:s/>Time:Wed Feb 05 2014 19:36:34 GMT-0500 (EST) (index.js, line 81)</text:p>
          </table:table-cell>
        </table:table-row>
        <table:table-row table:style-name="ro1">
          <table:table-cell office:value-type="string">
            <text:p>[Log] <text:s/>Latitude:45.36661413502448 (index.js, line 82)</text:p>
          </table:table-cell>
        </table:table-row>
        <table:table-row table:style-name="ro1">
          <table:table-cell office:value-type="string">
            <text:p>[Log] Longitude: -75.779029894690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 (index.js, line 80)</text:p>
          </table:table-cell>
        </table:table-row>
        <table:table-row table:style-name="ro1">
          <table:table-cell office:value-type="string">
            <text:p>[Log] <text:s/>Time:Wed Feb 05 2014 19:36:34 GMT-0500 (EST) (index.js, line 81)</text:p>
          </table:table-cell>
        </table:table-row>
        <table:table-row table:style-name="ro1">
          <table:table-cell office:value-type="string">
            <text:p>[Log] <text:s/>Latitude:45.36661413502448 (index.js, line 82)</text:p>
          </table:table-cell>
        </table:table-row>
        <table:table-row table:style-name="ro1">
          <table:table-cell office:value-type="string">
            <text:p>[Log] Longitude: -75.779029894690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 (index.js, line 80)</text:p>
          </table:table-cell>
        </table:table-row>
        <table:table-row table:style-name="ro1">
          <table:table-cell office:value-type="string">
            <text:p>[Log] <text:s/>Time:Wed Feb 05 2014 19:36:35 GMT-0500 (EST) (index.js, line 81)</text:p>
          </table:table-cell>
        </table:table-row>
        <table:table-row table:style-name="ro1">
          <table:table-cell office:value-type="string">
            <text:p>[Log] <text:s/>Latitude:45.3665914619764 (index.js, line 82)</text:p>
          </table:table-cell>
        </table:table-row>
        <table:table-row table:style-name="ro1">
          <table:table-cell office:value-type="string">
            <text:p>[Log] Longitude: -75.779080269928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9 (index.js, line 80)</text:p>
          </table:table-cell>
        </table:table-row>
        <table:table-row table:style-name="ro1">
          <table:table-cell office:value-type="string">
            <text:p>[Log] <text:s/>Time:Wed Feb 05 2014 19:36:36 GMT-0500 (EST) (index.js, line 81)</text:p>
          </table:table-cell>
        </table:table-row>
        <table:table-row table:style-name="ro1">
          <table:table-cell office:value-type="string">
            <text:p>[Log] <text:s/>Latitude:45.3665914619764 (index.js, line 82)</text:p>
          </table:table-cell>
        </table:table-row>
        <table:table-row table:style-name="ro1">
          <table:table-cell office:value-type="string">
            <text:p>[Log] Longitude: -75.779080269928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0 (index.js, line 80)</text:p>
          </table:table-cell>
        </table:table-row>
        <table:table-row table:style-name="ro1">
          <table:table-cell office:value-type="string">
            <text:p>[Log] <text:s/>Time:Wed Feb 05 2014 19:36:37 GMT-0500 (EST) (index.js, line 81)</text:p>
          </table:table-cell>
        </table:table-row>
        <table:table-row table:style-name="ro1">
          <table:table-cell office:value-type="string">
            <text:p>[Log] <text:s/>Latitude:45.3665914619764 (index.js, line 82)</text:p>
          </table:table-cell>
        </table:table-row>
        <table:table-row table:style-name="ro1">
          <table:table-cell office:value-type="string">
            <text:p>[Log] Longitude: -75.779080269928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1 (index.js, line 80)</text:p>
          </table:table-cell>
        </table:table-row>
        <table:table-row table:style-name="ro1">
          <table:table-cell office:value-type="string">
            <text:p>[Log] <text:s/>Time:Wed Feb 05 2014 19:36:38 GMT-0500 (EST) (index.js, line 81)</text:p>
          </table:table-cell>
        </table:table-row>
        <table:table-row table:style-name="ro1">
          <table:table-cell office:value-type="string">
            <text:p>[Log] <text:s/>Latitude:45.3665914619764 (index.js, line 82)</text:p>
          </table:table-cell>
        </table:table-row>
        <table:table-row table:style-name="ro1">
          <table:table-cell office:value-type="string">
            <text:p>[Log] Longitude: -75.779080269928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2 (index.js, line 80)</text:p>
          </table:table-cell>
        </table:table-row>
        <table:table-row table:style-name="ro1">
          <table:table-cell office:value-type="string">
            <text:p>[Log] <text:s/>Time:Wed Feb 05 2014 19:36:39 GMT-0500 (EST) (index.js, line 81)</text:p>
          </table:table-cell>
        </table:table-row>
        <table:table-row table:style-name="ro1">
          <table:table-cell office:value-type="string">
            <text:p>[Log] <text:s/>Latitude:45.3665914619764 (index.js, line 82)</text:p>
          </table:table-cell>
        </table:table-row>
        <table:table-row table:style-name="ro1">
          <table:table-cell office:value-type="string">
            <text:p>[Log] Longitude: -75.779080269928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3 (index.js, line 80)</text:p>
          </table:table-cell>
        </table:table-row>
        <table:table-row table:style-name="ro1">
          <table:table-cell office:value-type="string">
            <text:p>[Log] <text:s/>Time:Wed Feb 05 2014 19:36:40 GMT-0500 (EST) (index.js, line 81)</text:p>
          </table:table-cell>
        </table:table-row>
        <table:table-row table:style-name="ro1">
          <table:table-cell office:value-type="string">
            <text:p>[Log] <text:s/>Latitude:45.3665914619764 (index.js, line 82)</text:p>
          </table:table-cell>
        </table:table-row>
        <table:table-row table:style-name="ro1">
          <table:table-cell office:value-type="string">
            <text:p>[Log] Longitude: -75.779080269928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4 (index.js, line 80)</text:p>
          </table:table-cell>
        </table:table-row>
        <table:table-row table:style-name="ro1">
          <table:table-cell office:value-type="string">
            <text:p>[Log] <text:s/>Time:Wed Feb 05 2014 19:36:41 GMT-0500 (EST) (index.js, line 81)</text:p>
          </table:table-cell>
        </table:table-row>
        <table:table-row table:style-name="ro1">
          <table:table-cell office:value-type="string">
            <text:p>[Log] <text:s/>Latitude:45.3665914619764 (index.js, line 82)</text:p>
          </table:table-cell>
        </table:table-row>
        <table:table-row table:style-name="ro1">
          <table:table-cell office:value-type="string">
            <text:p>[Log] Longitude: -75.779080269928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5 (index.js, line 80)</text:p>
          </table:table-cell>
        </table:table-row>
        <table:table-row table:style-name="ro1">
          <table:table-cell office:value-type="string">
            <text:p>[Log] <text:s/>Time:Wed Feb 05 2014 19:36:43 GMT-0500 (EST) (index.js, line 81)</text:p>
          </table:table-cell>
        </table:table-row>
        <table:table-row table:style-name="ro1">
          <table:table-cell office:value-type="string">
            <text:p>[Log] <text:s/>Latitude:45.3665914619764 (index.js, line 82)</text:p>
          </table:table-cell>
        </table:table-row>
        <table:table-row table:style-name="ro1">
          <table:table-cell office:value-type="string">
            <text:p>[Log] Longitude: -75.779080269928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 (index.js, line 80)</text:p>
          </table:table-cell>
        </table:table-row>
        <table:table-row table:style-name="ro1">
          <table:table-cell office:value-type="string">
            <text:p>[Log] <text:s/>Time:Wed Feb 05 2014 19:36:43 GMT-0500 (EST) (index.js, line 81)</text:p>
          </table:table-cell>
        </table:table-row>
        <table:table-row table:style-name="ro1">
          <table:table-cell office:value-type="string">
            <text:p>[Log] <text:s/>Latitude:45.3665914619764 (index.js, line 82)</text:p>
          </table:table-cell>
        </table:table-row>
        <table:table-row table:style-name="ro1">
          <table:table-cell office:value-type="string">
            <text:p>[Log] Longitude: -75.779080269928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 (index.js, line 80)</text:p>
          </table:table-cell>
        </table:table-row>
        <table:table-row table:style-name="ro1">
          <table:table-cell office:value-type="string">
            <text:p>[Log] <text:s/>Time:Wed Feb 05 2014 19:36:45 GMT-0500 (EST) (index.js, line 81)</text:p>
          </table:table-cell>
        </table:table-row>
        <table:table-row table:style-name="ro1">
          <table:table-cell office:value-type="string">
            <text:p>[Log] <text:s/>Latitude:45.3665914619764 (index.js, line 82)</text:p>
          </table:table-cell>
        </table:table-row>
        <table:table-row table:style-name="ro1">
          <table:table-cell office:value-type="string">
            <text:p>[Log] Longitude: -75.779080269928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 (index.js, line 80)</text:p>
          </table:table-cell>
        </table:table-row>
        <table:table-row table:style-name="ro1">
          <table:table-cell office:value-type="string">
            <text:p>[Log] <text:s/>Time:Wed Feb 05 2014 19:36:46 GMT-0500 (EST) (index.js, line 81)</text:p>
          </table:table-cell>
        </table:table-row>
        <table:table-row table:style-name="ro1">
          <table:table-cell office:value-type="string">
            <text:p>[Log] <text:s/>Latitude:45.3665914619764 (index.js, line 82)</text:p>
          </table:table-cell>
        </table:table-row>
        <table:table-row table:style-name="ro1">
          <table:table-cell office:value-type="string">
            <text:p>[Log] Longitude: -75.779080269928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 (index.js, line 80)</text:p>
          </table:table-cell>
        </table:table-row>
        <table:table-row table:style-name="ro1">
          <table:table-cell office:value-type="string">
            <text:p>[Log] <text:s/>Time:Wed Feb 05 2014 19:36:47 GMT-0500 (EST) (index.js, line 81)</text:p>
          </table:table-cell>
        </table:table-row>
        <table:table-row table:style-name="ro1">
          <table:table-cell office:value-type="string">
            <text:p>[Log] <text:s/>Latitude:45.3665914619764 (index.js, line 82)</text:p>
          </table:table-cell>
        </table:table-row>
        <table:table-row table:style-name="ro1">
          <table:table-cell office:value-type="string">
            <text:p>[Log] Longitude: -75.779080269928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0 (index.js, line 80)</text:p>
          </table:table-cell>
        </table:table-row>
        <table:table-row table:style-name="ro1">
          <table:table-cell office:value-type="string">
            <text:p>[Log] <text:s/>Time:Wed Feb 05 2014 19:36:48 GMT-0500 (EST) (index.js, line 81)</text:p>
          </table:table-cell>
        </table:table-row>
        <table:table-row table:style-name="ro1">
          <table:table-cell office:value-type="string">
            <text:p>[Log] <text:s/>Latitude:45.3665914619764 (index.js, line 82)</text:p>
          </table:table-cell>
        </table:table-row>
        <table:table-row table:style-name="ro1">
          <table:table-cell office:value-type="string">
            <text:p>[Log] Longitude: -75.779080269928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 (index.js, line 80)</text:p>
          </table:table-cell>
        </table:table-row>
        <table:table-row table:style-name="ro1">
          <table:table-cell office:value-type="string">
            <text:p>[Log] <text:s/>Time:Wed Feb 05 2014 19:36:49 GMT-0500 (EST) (index.js, line 81)</text:p>
          </table:table-cell>
        </table:table-row>
        <table:table-row table:style-name="ro1">
          <table:table-cell office:value-type="string">
            <text:p>[Log] <text:s/>Latitude:45.3665914619764 (index.js, line 82)</text:p>
          </table:table-cell>
        </table:table-row>
        <table:table-row table:style-name="ro1">
          <table:table-cell office:value-type="string">
            <text:p>[Log] Longitude: -75.779080269928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 (index.js, line 80)</text:p>
          </table:table-cell>
        </table:table-row>
        <table:table-row table:style-name="ro1">
          <table:table-cell office:value-type="string">
            <text:p>[Log] <text:s/>Time:Wed Feb 05 2014 19:36:50 GMT-0500 (EST) (index.js, line 81)</text:p>
          </table:table-cell>
        </table:table-row>
        <table:table-row table:style-name="ro1">
          <table:table-cell office:value-type="string">
            <text:p>[Log] <text:s/>Latitude:45.3665914619764 (index.js, line 82)</text:p>
          </table:table-cell>
        </table:table-row>
        <table:table-row table:style-name="ro1">
          <table:table-cell office:value-type="string">
            <text:p>[Log] Longitude: -75.779080269928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 (index.js, line 80)</text:p>
          </table:table-cell>
        </table:table-row>
        <table:table-row table:style-name="ro1">
          <table:table-cell office:value-type="string">
            <text:p>[Log] <text:s/>Time:Wed Feb 05 2014 19:36:51 GMT-0500 (EST) (index.js, line 81)</text:p>
          </table:table-cell>
        </table:table-row>
        <table:table-row table:style-name="ro1">
          <table:table-cell office:value-type="string">
            <text:p>[Log] <text:s/>Latitude:45.3665914619764 (index.js, line 82)</text:p>
          </table:table-cell>
        </table:table-row>
        <table:table-row table:style-name="ro1">
          <table:table-cell office:value-type="string">
            <text:p>[Log] Longitude: -75.779080269928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 (index.js, line 80)</text:p>
          </table:table-cell>
        </table:table-row>
        <table:table-row table:style-name="ro1">
          <table:table-cell office:value-type="string">
            <text:p>[Log] <text:s/>Time:Wed Feb 05 2014 19:36:52 GMT-0500 (EST) (index.js, line 81)</text:p>
          </table:table-cell>
        </table:table-row>
        <table:table-row table:style-name="ro1">
          <table:table-cell office:value-type="string">
            <text:p>[Log] <text:s/>Latitude:45.3665914619764 (index.js, line 82)</text:p>
          </table:table-cell>
        </table:table-row>
        <table:table-row table:style-name="ro1">
          <table:table-cell office:value-type="string">
            <text:p>[Log] Longitude: -75.779080269928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 (index.js, line 80)</text:p>
          </table:table-cell>
        </table:table-row>
        <table:table-row table:style-name="ro1">
          <table:table-cell office:value-type="string">
            <text:p>[Log] <text:s/>Time:Wed Feb 05 2014 19:36:53 GMT-0500 (EST) (index.js, line 81)</text:p>
          </table:table-cell>
        </table:table-row>
        <table:table-row table:style-name="ro1">
          <table:table-cell office:value-type="string">
            <text:p>[Log] <text:s/>Latitude:45.3665914619764 (index.js, line 82)</text:p>
          </table:table-cell>
        </table:table-row>
        <table:table-row table:style-name="ro1">
          <table:table-cell office:value-type="string">
            <text:p>[Log] Longitude: -75.779080269928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 (index.js, line 80)</text:p>
          </table:table-cell>
        </table:table-row>
        <table:table-row table:style-name="ro1">
          <table:table-cell office:value-type="string">
            <text:p>[Log] <text:s/>Time:Wed Feb 05 2014 19:36:54 GMT-0500 (EST) (index.js, line 81)</text:p>
          </table:table-cell>
        </table:table-row>
        <table:table-row table:style-name="ro1">
          <table:table-cell office:value-type="string">
            <text:p>[Log] <text:s/>Latitude:45.366577128921975 (index.js, line 82)</text:p>
          </table:table-cell>
        </table:table-row>
        <table:table-row table:style-name="ro1">
          <table:table-cell office:value-type="string">
            <text:p>[Log] Longitude: -75.7790403720697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 (index.js, line 80)</text:p>
          </table:table-cell>
        </table:table-row>
        <table:table-row table:style-name="ro1">
          <table:table-cell office:value-type="string">
            <text:p>[Log] <text:s/>Time:Wed Feb 05 2014 19:36:55 GMT-0500 (EST) (index.js, line 81)</text:p>
          </table:table-cell>
        </table:table-row>
        <table:table-row table:style-name="ro1">
          <table:table-cell office:value-type="string">
            <text:p>[Log] <text:s/>Latitude:45.366552528036166 (index.js, line 82)</text:p>
          </table:table-cell>
        </table:table-row>
        <table:table-row table:style-name="ro1">
          <table:table-cell office:value-type="string">
            <text:p>[Log] Longitude: -75.7790706307401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 (index.js, line 80)</text:p>
          </table:table-cell>
        </table:table-row>
        <table:table-row table:style-name="ro1">
          <table:table-cell office:value-type="string">
            <text:p>[Log] <text:s/>Time:Wed Feb 05 2014 19:36:56 GMT-0500 (EST) (index.js, line 81)</text:p>
          </table:table-cell>
        </table:table-row>
        <table:table-row table:style-name="ro1">
          <table:table-cell office:value-type="string">
            <text:p>[Log] <text:s/>Latitude:45.366526334588755 (index.js, line 82)</text:p>
          </table:table-cell>
        </table:table-row>
        <table:table-row table:style-name="ro1">
          <table:table-cell office:value-type="string">
            <text:p>[Log] Longitude: -75.779134417023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 (index.js, line 80)</text:p>
          </table:table-cell>
        </table:table-row>
        <table:table-row table:style-name="ro1">
          <table:table-cell office:value-type="string">
            <text:p>[Log] <text:s/>Time:Wed Feb 05 2014 19:36:57 GMT-0500 (EST) (index.js, line 81)</text:p>
          </table:table-cell>
        </table:table-row>
        <table:table-row table:style-name="ro1">
          <table:table-cell office:value-type="string">
            <text:p>[Log] <text:s/>Latitude:45.36650252998375 (index.js, line 82)</text:p>
          </table:table-cell>
        </table:table-row>
        <table:table-row table:style-name="ro1">
          <table:table-cell office:value-type="string">
            <text:p>[Log] Longitude: -75.779196275468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 (index.js, line 80)</text:p>
          </table:table-cell>
        </table:table-row>
        <table:table-row table:style-name="ro1">
          <table:table-cell office:value-type="string">
            <text:p>[Log] <text:s/>Time:Wed Feb 05 2014 19:36:58 GMT-0500 (EST) (index.js, line 81)</text:p>
          </table:table-cell>
        </table:table-row>
        <table:table-row table:style-name="ro1">
          <table:table-cell office:value-type="string">
            <text:p>[Log] <text:s/>Latitude:45.366443186109294 (index.js, line 82)</text:p>
          </table:table-cell>
        </table:table-row>
        <table:table-row table:style-name="ro1">
          <table:table-cell office:value-type="string">
            <text:p>[Log] Longitude: -75.7793370914419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 (index.js, line 80)</text:p>
          </table:table-cell>
        </table:table-row>
        <table:table-row table:style-name="ro1">
          <table:table-cell office:value-type="string">
            <text:p>[Log] <text:s/>Time:Wed Feb 05 2014 19:36:59 GMT-0500 (EST) (index.js, line 81)</text:p>
          </table:table-cell>
        </table:table-row>
        <table:table-row table:style-name="ro1">
          <table:table-cell office:value-type="string">
            <text:p>[Log] <text:s/>Latitude:45.36641943700084 (index.js, line 82)</text:p>
          </table:table-cell>
        </table:table-row>
        <table:table-row table:style-name="ro1">
          <table:table-cell office:value-type="string">
            <text:p>[Log] Longitude: -75.779420508006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 (index.js, line 80)</text:p>
          </table:table-cell>
        </table:table-row>
        <table:table-row table:style-name="ro1">
          <table:table-cell office:value-type="string">
            <text:p>[Log] <text:s/>Time:Wed Feb 05 2014 19:37:00 GMT-0500 (EST) (index.js, line 81)</text:p>
          </table:table-cell>
        </table:table-row>
        <table:table-row table:style-name="ro1">
          <table:table-cell office:value-type="string">
            <text:p>[Log] <text:s/>Latitude:45.36637468750824 (index.js, line 82)</text:p>
          </table:table-cell>
        </table:table-row>
        <table:table-row table:style-name="ro1">
          <table:table-cell office:value-type="string">
            <text:p>[Log] Longitude: -75.779527615632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 (index.js, line 80)</text:p>
          </table:table-cell>
        </table:table-row>
        <table:table-row table:style-name="ro1">
          <table:table-cell office:value-type="string">
            <text:p>[Log] <text:s/>Time:Wed Feb 05 2014 19:37:01 GMT-0500 (EST) (index.js, line 81)</text:p>
          </table:table-cell>
        </table:table-row>
        <table:table-row table:style-name="ro1">
          <table:table-cell office:value-type="string">
            <text:p>[Log] <text:s/>Latitude:45.366313945974426 (index.js, line 82)</text:p>
          </table:table-cell>
        </table:table-row>
        <table:table-row table:style-name="ro1">
          <table:table-cell office:value-type="string">
            <text:p>[Log] Longitude: -75.7796727951063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 (index.js, line 80)</text:p>
          </table:table-cell>
        </table:table-row>
        <table:table-row table:style-name="ro1">
          <table:table-cell office:value-type="string">
            <text:p>[Log] <text:s/>Time:Wed Feb 05 2014 19:37:02 GMT-0500 (EST) (index.js, line 81)</text:p>
          </table:table-cell>
        </table:table-row>
        <table:table-row table:style-name="ro1">
          <table:table-cell office:value-type="string">
            <text:p>[Log] <text:s/>Latitude:45.36627596678281 (index.js, line 82)</text:p>
          </table:table-cell>
        </table:table-row>
        <table:table-row table:style-name="ro1">
          <table:table-cell office:value-type="string">
            <text:p>[Log] Longitude: -75.7797617284086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 (index.js, line 80)</text:p>
          </table:table-cell>
        </table:table-row>
        <table:table-row table:style-name="ro1">
          <table:table-cell office:value-type="string">
            <text:p>[Log] <text:s/>Time:Wed Feb 05 2014 19:37:03 GMT-0500 (EST) (index.js, line 81)</text:p>
          </table:table-cell>
        </table:table-row>
        <table:table-row table:style-name="ro1">
          <table:table-cell office:value-type="string">
            <text:p>[Log] <text:s/>Latitude:45.366232897352134 (index.js, line 82)</text:p>
          </table:table-cell>
        </table:table-row>
        <table:table-row table:style-name="ro1">
          <table:table-cell office:value-type="string">
            <text:p>[Log] Longitude: -75.779862581039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 (index.js, line 80)</text:p>
          </table:table-cell>
        </table:table-row>
        <table:table-row table:style-name="ro1">
          <table:table-cell office:value-type="string">
            <text:p>[Log] <text:s/>Time:Wed Feb 05 2014 19:37:03 GMT-0500 (EST) (index.js, line 81)</text:p>
          </table:table-cell>
        </table:table-row>
        <table:table-row table:style-name="ro1">
          <table:table-cell office:value-type="string">
            <text:p>[Log] <text:s/>Latitude:45.36619208085282 (index.js, line 82)</text:p>
          </table:table-cell>
        </table:table-row>
        <table:table-row table:style-name="ro1">
          <table:table-cell office:value-type="string">
            <text:p>[Log] Longitude: -75.779954496465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 (index.js, line 80)</text:p>
          </table:table-cell>
        </table:table-row>
        <table:table-row table:style-name="ro1">
          <table:table-cell office:value-type="string">
            <text:p>[Log] <text:s/>Time:Wed Feb 05 2014 19:37:04 GMT-0500 (EST) (index.js, line 81)</text:p>
          </table:table-cell>
        </table:table-row>
        <table:table-row table:style-name="ro1">
          <table:table-cell office:value-type="string">
            <text:p>[Log] <text:s/>Latitude:45.366153953436644 (index.js, line 82)</text:p>
          </table:table-cell>
        </table:table-row>
        <table:table-row table:style-name="ro1">
          <table:table-cell office:value-type="string">
            <text:p>[Log] Longitude: -75.7800409145420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 (index.js, line 80)</text:p>
          </table:table-cell>
        </table:table-row>
        <table:table-row table:style-name="ro1">
          <table:table-cell office:value-type="string">
            <text:p>[Log] <text:s/>Time:Wed Feb 05 2014 19:37:05 GMT-0500 (EST) (index.js, line 81)</text:p>
          </table:table-cell>
        </table:table-row>
        <table:table-row table:style-name="ro1">
          <table:table-cell office:value-type="string">
            <text:p>[Log] <text:s/>Latitude:45.36608657514021 (index.js, line 82)</text:p>
          </table:table-cell>
        </table:table-row>
        <table:table-row table:style-name="ro1">
          <table:table-cell office:value-type="string">
            <text:p>[Log] Longitude: -75.7801938056945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 (index.js, line 80)</text:p>
          </table:table-cell>
        </table:table-row>
        <table:table-row table:style-name="ro1">
          <table:table-cell office:value-type="string">
            <text:p>[Log] <text:s/>Time:Wed Feb 05 2014 19:37:06 GMT-0500 (EST) (index.js, line 81)</text:p>
          </table:table-cell>
        </table:table-row>
        <table:table-row table:style-name="ro1">
          <table:table-cell office:value-type="string">
            <text:p>[Log] <text:s/>Latitude:45.36600566835433 (index.js, line 82)</text:p>
          </table:table-cell>
        </table:table-row>
        <table:table-row table:style-name="ro1">
          <table:table-cell office:value-type="string">
            <text:p>[Log] Longitude: -75.780377394257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 (index.js, line 80)</text:p>
          </table:table-cell>
        </table:table-row>
        <table:table-row table:style-name="ro1">
          <table:table-cell office:value-type="string">
            <text:p>[Log] <text:s/>Time:Wed Feb 05 2014 19:37:07 GMT-0500 (EST) (index.js, line 81)</text:p>
          </table:table-cell>
        </table:table-row>
        <table:table-row table:style-name="ro1">
          <table:table-cell office:value-type="string">
            <text:p>[Log] <text:s/>Latitude:45.36594666365717 (index.js, line 82)</text:p>
          </table:table-cell>
        </table:table-row>
        <table:table-row table:style-name="ro1">
          <table:table-cell office:value-type="string">
            <text:p>[Log] Longitude: -75.7805112843561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 (index.js, line 80)</text:p>
          </table:table-cell>
        </table:table-row>
        <table:table-row table:style-name="ro1">
          <table:table-cell office:value-type="string">
            <text:p>[Log] <text:s/>Time:Wed Feb 05 2014 19:37:08 GMT-0500 (EST) (index.js, line 81)</text:p>
          </table:table-cell>
        </table:table-row>
        <table:table-row table:style-name="ro1">
          <table:table-cell office:value-type="string">
            <text:p>[Log] <text:s/>Latitude:45.36593326543111 (index.js, line 82)</text:p>
          </table:table-cell>
        </table:table-row>
        <table:table-row table:style-name="ro1">
          <table:table-cell office:value-type="string">
            <text:p>[Log] Longitude: -75.7805416867631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 (index.js, line 80)</text:p>
          </table:table-cell>
        </table:table-row>
        <table:table-row table:style-name="ro1">
          <table:table-cell office:value-type="string">
            <text:p>[Log] <text:s/>Time:Wed Feb 05 2014 19:37:09 GMT-0500 (EST) (index.js, line 81)</text:p>
          </table:table-cell>
        </table:table-row>
        <table:table-row table:style-name="ro1">
          <table:table-cell office:value-type="string">
            <text:p>[Log] <text:s/>Latitude:45.365858175128984 (index.js, line 82)</text:p>
          </table:table-cell>
        </table:table-row>
        <table:table-row table:style-name="ro1">
          <table:table-cell office:value-type="string">
            <text:p>[Log] Longitude: -75.7807120764482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 (index.js, line 80)</text:p>
          </table:table-cell>
        </table:table-row>
        <table:table-row table:style-name="ro1">
          <table:table-cell office:value-type="string">
            <text:p>[Log] <text:s/>Time:Wed Feb 05 2014 19:37:10 GMT-0500 (EST) (index.js, line 81)</text:p>
          </table:table-cell>
        </table:table-row>
        <table:table-row table:style-name="ro1">
          <table:table-cell office:value-type="string">
            <text:p>[Log] <text:s/>Latitude:45.365831569562154 (index.js, line 82)</text:p>
          </table:table-cell>
        </table:table-row>
        <table:table-row table:style-name="ro1">
          <table:table-cell office:value-type="string">
            <text:p>[Log] Longitude: -75.78077244808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 (index.js, line 80)</text:p>
          </table:table-cell>
        </table:table-row>
        <table:table-row table:style-name="ro1">
          <table:table-cell office:value-type="string">
            <text:p>[Log] <text:s/>Time:Wed Feb 05 2014 19:37:12 GMT-0500 (EST) (index.js, line 81)</text:p>
          </table:table-cell>
        </table:table-row>
        <table:table-row table:style-name="ro1">
          <table:table-cell office:value-type="string">
            <text:p>[Log] <text:s/>Latitude:45.36576065567494 (index.js, line 82)</text:p>
          </table:table-cell>
        </table:table-row>
        <table:table-row table:style-name="ro1">
          <table:table-cell office:value-type="string">
            <text:p>[Log] Longitude: -75.780931992703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 (index.js, line 80)</text:p>
          </table:table-cell>
        </table:table-row>
        <table:table-row table:style-name="ro1">
          <table:table-cell office:value-type="string">
            <text:p>[Log] <text:s/>Time:Wed Feb 05 2014 19:37:13 GMT-0500 (EST) (index.js, line 81)</text:p>
          </table:table-cell>
        </table:table-row>
        <table:table-row table:style-name="ro1">
          <table:table-cell office:value-type="string">
            <text:p>[Log] <text:s/>Latitude:45.365682627108576 (index.js, line 82)</text:p>
          </table:table-cell>
        </table:table-row>
        <table:table-row table:style-name="ro1">
          <table:table-cell office:value-type="string">
            <text:p>[Log] Longitude: -75.7811074604796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 (index.js, line 80)</text:p>
          </table:table-cell>
        </table:table-row>
        <table:table-row table:style-name="ro1">
          <table:table-cell office:value-type="string">
            <text:p>[Log] <text:s/>Time:Wed Feb 05 2014 19:37:14 GMT-0500 (EST) (index.js, line 81)</text:p>
          </table:table-cell>
        </table:table-row>
        <table:table-row table:style-name="ro1">
          <table:table-cell office:value-type="string">
            <text:p>[Log] <text:s/>Latitude:45.36562011492345 (index.js, line 82)</text:p>
          </table:table-cell>
        </table:table-row>
        <table:table-row table:style-name="ro1">
          <table:table-cell office:value-type="string">
            <text:p>[Log] Longitude: -75.7812480366192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7 (index.js, line 80)</text:p>
          </table:table-cell>
        </table:table-row>
        <table:table-row table:style-name="ro1">
          <table:table-cell office:value-type="string">
            <text:p>[Log] <text:s/>Time:Wed Feb 05 2014 19:37:15 GMT-0500 (EST) (index.js, line 81)</text:p>
          </table:table-cell>
        </table:table-row>
        <table:table-row table:style-name="ro1">
          <table:table-cell office:value-type="string">
            <text:p>[Log] <text:s/>Latitude:45.36554493403085 (index.js, line 82)</text:p>
          </table:table-cell>
        </table:table-row>
        <table:table-row table:style-name="ro1">
          <table:table-cell office:value-type="string">
            <text:p>[Log] Longitude: -75.7814171002610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8 (index.js, line 80)</text:p>
          </table:table-cell>
        </table:table-row>
        <table:table-row table:style-name="ro1">
          <table:table-cell office:value-type="string">
            <text:p>[Log] <text:s/>Time:Wed Feb 05 2014 19:37:16 GMT-0500 (EST) (index.js, line 81)</text:p>
          </table:table-cell>
        </table:table-row>
        <table:table-row table:style-name="ro1">
          <table:table-cell office:value-type="string">
            <text:p>[Log] <text:s/>Latitude:45.365474545191226 (index.js, line 82)</text:p>
          </table:table-cell>
        </table:table-row>
        <table:table-row table:style-name="ro1">
          <table:table-cell office:value-type="string">
            <text:p>[Log] Longitude: -75.7815753884096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 (index.js, line 80)</text:p>
          </table:table-cell>
        </table:table-row>
        <table:table-row table:style-name="ro1">
          <table:table-cell office:value-type="string">
            <text:p>[Log] <text:s/>Time:Wed Feb 05 2014 19:37:17 GMT-0500 (EST) (index.js, line 81)</text:p>
          </table:table-cell>
        </table:table-row>
        <table:table-row table:style-name="ro1">
          <table:table-cell office:value-type="string">
            <text:p>[Log] <text:s/>Latitude:45.365404179727925 (index.js, line 82)</text:p>
          </table:table-cell>
        </table:table-row>
        <table:table-row table:style-name="ro1">
          <table:table-cell office:value-type="string">
            <text:p>[Log] Longitude: -75.781733622861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0 (index.js, line 80)</text:p>
          </table:table-cell>
        </table:table-row>
        <table:table-row table:style-name="ro1">
          <table:table-cell office:value-type="string">
            <text:p>[Log] <text:s/>Time:Wed Feb 05 2014 19:37:18 GMT-0500 (EST) (index.js, line 81)</text:p>
          </table:table-cell>
        </table:table-row>
        <table:table-row table:style-name="ro1">
          <table:table-cell office:value-type="string">
            <text:p>[Log] <text:s/>Latitude:45.365308884425836 (index.js, line 82)</text:p>
          </table:table-cell>
        </table:table-row>
        <table:table-row table:style-name="ro1">
          <table:table-cell office:value-type="string">
            <text:p>[Log] Longitude: -75.7819479189856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1 (index.js, line 80)</text:p>
          </table:table-cell>
        </table:table-row>
        <table:table-row table:style-name="ro1">
          <table:table-cell office:value-type="string">
            <text:p>[Log] <text:s/>Time:Wed Feb 05 2014 19:37:19 GMT-0500 (EST) (index.js, line 81)</text:p>
          </table:table-cell>
        </table:table-row>
        <table:table-row table:style-name="ro1">
          <table:table-cell office:value-type="string">
            <text:p>[Log] <text:s/>Latitude:45.365258263001394 (index.js, line 82)</text:p>
          </table:table-cell>
        </table:table-row>
        <table:table-row table:style-name="ro1">
          <table:table-cell office:value-type="string">
            <text:p>[Log] Longitude: -75.7820617540710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2 (index.js, line 80)</text:p>
          </table:table-cell>
        </table:table-row>
        <table:table-row table:style-name="ro1">
          <table:table-cell office:value-type="string">
            <text:p>[Log] <text:s/>Time:Wed Feb 05 2014 19:37:20 GMT-0500 (EST) (index.js, line 81)</text:p>
          </table:table-cell>
        </table:table-row>
        <table:table-row table:style-name="ro1">
          <table:table-cell office:value-type="string">
            <text:p>[Log] <text:s/>Latitude:45.36518117368242 (index.js, line 82)</text:p>
          </table:table-cell>
        </table:table-row>
        <table:table-row table:style-name="ro1">
          <table:table-cell office:value-type="string">
            <text:p>[Log] Longitude: -75.782235108035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3 (index.js, line 80)</text:p>
          </table:table-cell>
        </table:table-row>
        <table:table-row table:style-name="ro1">
          <table:table-cell office:value-type="string">
            <text:p>[Log] <text:s/>Time:Wed Feb 05 2014 19:37:21 GMT-0500 (EST) (index.js, line 81)</text:p>
          </table:table-cell>
        </table:table-row>
        <table:table-row table:style-name="ro1">
          <table:table-cell office:value-type="string">
            <text:p>[Log] <text:s/>Latitude:45.36511712657969 (index.js, line 82)</text:p>
          </table:table-cell>
        </table:table-row>
        <table:table-row table:style-name="ro1">
          <table:table-cell office:value-type="string">
            <text:p>[Log] Longitude: -75.7823791336886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 (index.js, line 80)</text:p>
          </table:table-cell>
        </table:table-row>
        <table:table-row table:style-name="ro1">
          <table:table-cell office:value-type="string">
            <text:p>[Log] <text:s/>Time:Wed Feb 05 2014 19:37:22 GMT-0500 (EST) (index.js, line 81)</text:p>
          </table:table-cell>
        </table:table-row>
        <table:table-row table:style-name="ro1">
          <table:table-cell office:value-type="string">
            <text:p>[Log] <text:s/>Latitude:45.36503901615166 (index.js, line 82)</text:p>
          </table:table-cell>
        </table:table-row>
        <table:table-row table:style-name="ro1">
          <table:table-cell office:value-type="string">
            <text:p>[Log] Longitude: -75.782554784163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5 (index.js, line 80)</text:p>
          </table:table-cell>
        </table:table-row>
        <table:table-row table:style-name="ro1">
          <table:table-cell office:value-type="string">
            <text:p>[Log] <text:s/>Time:Wed Feb 05 2014 19:37:23 GMT-0500 (EST) (index.js, line 81)</text:p>
          </table:table-cell>
        </table:table-row>
        <table:table-row table:style-name="ro1">
          <table:table-cell office:value-type="string">
            <text:p>[Log] <text:s/>Latitude:45.36497130664974 (index.js, line 82)</text:p>
          </table:table-cell>
        </table:table-row>
        <table:table-row table:style-name="ro1">
          <table:table-cell office:value-type="string">
            <text:p>[Log] Longitude: -75.7827070445455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6 (index.js, line 80)</text:p>
          </table:table-cell>
        </table:table-row>
        <table:table-row table:style-name="ro1">
          <table:table-cell office:value-type="string">
            <text:p>[Log] <text:s/>Time:Wed Feb 05 2014 19:37:24 GMT-0500 (EST) (index.js, line 81)</text:p>
          </table:table-cell>
        </table:table-row>
        <table:table-row table:style-name="ro1">
          <table:table-cell office:value-type="string">
            <text:p>[Log] <text:s/>Latitude:45.36490958225689 (index.js, line 82)</text:p>
          </table:table-cell>
        </table:table-row>
        <table:table-row table:style-name="ro1">
          <table:table-cell office:value-type="string">
            <text:p>[Log] Longitude: -75.782846945548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7 (index.js, line 80)</text:p>
          </table:table-cell>
        </table:table-row>
        <table:table-row table:style-name="ro1">
          <table:table-cell office:value-type="string">
            <text:p>[Log] <text:s/>Time:Wed Feb 05 2014 19:37:25 GMT-0500 (EST) (index.js, line 81)</text:p>
          </table:table-cell>
        </table:table-row>
        <table:table-row table:style-name="ro1">
          <table:table-cell office:value-type="string">
            <text:p>[Log] <text:s/>Latitude:45.36482833332743 (index.js, line 82)</text:p>
          </table:table-cell>
        </table:table-row>
        <table:table-row table:style-name="ro1">
          <table:table-cell office:value-type="string">
            <text:p>[Log] Longitude: -75.7830319461436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8 (index.js, line 80)</text:p>
          </table:table-cell>
        </table:table-row>
        <table:table-row table:style-name="ro1">
          <table:table-cell office:value-type="string">
            <text:p>[Log] <text:s/>Time:Wed Feb 05 2014 19:37:26 GMT-0500 (EST) (index.js, line 81)</text:p>
          </table:table-cell>
        </table:table-row>
        <table:table-row table:style-name="ro1">
          <table:table-cell office:value-type="string">
            <text:p>[Log] <text:s/>Latitude:45.36475929577693 (index.js, line 82)</text:p>
          </table:table-cell>
        </table:table-row>
        <table:table-row table:style-name="ro1">
          <table:table-cell office:value-type="string">
            <text:p>[Log] Longitude: -75.7831888272949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9 (index.js, line 80)</text:p>
          </table:table-cell>
        </table:table-row>
        <table:table-row table:style-name="ro1">
          <table:table-cell office:value-type="string">
            <text:p>[Log] <text:s/>Time:Wed Feb 05 2014 19:37:27 GMT-0500 (EST) (index.js, line 81)</text:p>
          </table:table-cell>
        </table:table-row>
        <table:table-row table:style-name="ro1">
          <table:table-cell office:value-type="string">
            <text:p>[Log] <text:s/>Latitude:45.36469044631592 (index.js, line 82)</text:p>
          </table:table-cell>
        </table:table-row>
        <table:table-row table:style-name="ro1">
          <table:table-cell office:value-type="string">
            <text:p>[Log] Longitude: -75.7833438190800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0 (index.js, line 80)</text:p>
          </table:table-cell>
        </table:table-row>
        <table:table-row table:style-name="ro1">
          <table:table-cell office:value-type="string">
            <text:p>[Log] <text:s/>Time:Wed Feb 05 2014 19:37:28 GMT-0500 (EST) (index.js, line 81)</text:p>
          </table:table-cell>
        </table:table-row>
        <table:table-row table:style-name="ro1">
          <table:table-cell office:value-type="string">
            <text:p>[Log] <text:s/>Latitude:45.36462376744285 (index.js, line 82)</text:p>
          </table:table-cell>
        </table:table-row>
        <table:table-row table:style-name="ro1">
          <table:table-cell office:value-type="string">
            <text:p>[Log] Longitude: -75.7834989284083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1 (index.js, line 80)</text:p>
          </table:table-cell>
        </table:table-row>
        <table:table-row table:style-name="ro1">
          <table:table-cell office:value-type="string">
            <text:p>[Log] <text:s/>Time:Wed Feb 05 2014 19:37:29 GMT-0500 (EST) (index.js, line 81)</text:p>
          </table:table-cell>
        </table:table-row>
        <table:table-row table:style-name="ro1">
          <table:table-cell office:value-type="string">
            <text:p>[Log] <text:s/>Latitude:45.36456907734747 (index.js, line 82)</text:p>
          </table:table-cell>
        </table:table-row>
        <table:table-row table:style-name="ro1">
          <table:table-cell office:value-type="string">
            <text:p>[Log] Longitude: -75.78363152049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 (index.js, line 80)</text:p>
          </table:table-cell>
        </table:table-row>
        <table:table-row table:style-name="ro1">
          <table:table-cell office:value-type="string">
            <text:p>[Log] <text:s/>Time:Wed Feb 05 2014 19:37:30 GMT-0500 (EST) (index.js, line 81)</text:p>
          </table:table-cell>
        </table:table-row>
        <table:table-row table:style-name="ro1">
          <table:table-cell office:value-type="string">
            <text:p>[Log] <text:s/>Latitude:45.36451235684887 (index.js, line 82)</text:p>
          </table:table-cell>
        </table:table-row>
        <table:table-row table:style-name="ro1">
          <table:table-cell office:value-type="string">
            <text:p>[Log] Longitude: -75.783768431356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 (index.js, line 80)</text:p>
          </table:table-cell>
        </table:table-row>
        <table:table-row table:style-name="ro1">
          <table:table-cell office:value-type="string">
            <text:p>[Log] <text:s/>Time:Wed Feb 05 2014 19:37:31 GMT-0500 (EST) (index.js, line 81)</text:p>
          </table:table-cell>
        </table:table-row>
        <table:table-row table:style-name="ro1">
          <table:table-cell office:value-type="string">
            <text:p>[Log] <text:s/>Latitude:45.364443413230084 (index.js, line 82)</text:p>
          </table:table-cell>
        </table:table-row>
        <table:table-row table:style-name="ro1">
          <table:table-cell office:value-type="string">
            <text:p>[Log] Longitude: -75.7839342804072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 (index.js, line 80)</text:p>
          </table:table-cell>
        </table:table-row>
        <table:table-row table:style-name="ro1">
          <table:table-cell office:value-type="string">
            <text:p>[Log] <text:s/>Time:Wed Feb 05 2014 19:37:32 GMT-0500 (EST) (index.js, line 81)</text:p>
          </table:table-cell>
        </table:table-row>
        <table:table-row table:style-name="ro1">
          <table:table-cell office:value-type="string">
            <text:p>[Log] <text:s/>Latitude:45.36436984567233 (index.js, line 82)</text:p>
          </table:table-cell>
        </table:table-row>
        <table:table-row table:style-name="ro1">
          <table:table-cell office:value-type="string">
            <text:p>[Log] Longitude: -75.7841112525056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 (index.js, line 80)</text:p>
          </table:table-cell>
        </table:table-row>
        <table:table-row table:style-name="ro1">
          <table:table-cell office:value-type="string">
            <text:p>[Log] <text:s/>Time:Wed Feb 05 2014 19:37:33 GMT-0500 (EST) (index.js, line 81)</text:p>
          </table:table-cell>
        </table:table-row>
        <table:table-row table:style-name="ro1">
          <table:table-cell office:value-type="string">
            <text:p>[Log] <text:s/>Latitude:45.36430466538035 (index.js, line 82)</text:p>
          </table:table-cell>
        </table:table-row>
        <table:table-row table:style-name="ro1">
          <table:table-cell office:value-type="string">
            <text:p>[Log] Longitude: -75.7842680477915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 (index.js, line 80)</text:p>
          </table:table-cell>
        </table:table-row>
        <table:table-row table:style-name="ro1">
          <table:table-cell office:value-type="string">
            <text:p>[Log] <text:s/>Time:Wed Feb 05 2014 19:37:34 GMT-0500 (EST) (index.js, line 81)</text:p>
          </table:table-cell>
        </table:table-row>
        <table:table-row table:style-name="ro1">
          <table:table-cell office:value-type="string">
            <text:p>[Log] <text:s/>Latitude:45.36424586456743 (index.js, line 82)</text:p>
          </table:table-cell>
        </table:table-row>
        <table:table-row table:style-name="ro1">
          <table:table-cell office:value-type="string">
            <text:p>[Log] Longitude: -75.7844080072391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7 (index.js, line 80)</text:p>
          </table:table-cell>
        </table:table-row>
        <table:table-row table:style-name="ro1">
          <table:table-cell office:value-type="string">
            <text:p>[Log] <text:s/>Time:Wed Feb 05 2014 19:37:35 GMT-0500 (EST) (index.js, line 81)</text:p>
          </table:table-cell>
        </table:table-row>
        <table:table-row table:style-name="ro1">
          <table:table-cell office:value-type="string">
            <text:p>[Log] <text:s/>Latitude:45.36419319572695 (index.js, line 82)</text:p>
          </table:table-cell>
        </table:table-row>
        <table:table-row table:style-name="ro1">
          <table:table-cell office:value-type="string">
            <text:p>[Log] Longitude: -75.7845321654895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8 (index.js, line 80)</text:p>
          </table:table-cell>
        </table:table-row>
        <table:table-row table:style-name="ro1">
          <table:table-cell office:value-type="string">
            <text:p>[Log] <text:s/>Time:Wed Feb 05 2014 19:37:36 GMT-0500 (EST) (index.js, line 81)</text:p>
          </table:table-cell>
        </table:table-row>
        <table:table-row table:style-name="ro1">
          <table:table-cell office:value-type="string">
            <text:p>[Log] <text:s/>Latitude:45.36413772306746 (index.js, line 82)</text:p>
          </table:table-cell>
        </table:table-row>
        <table:table-row table:style-name="ro1">
          <table:table-cell office:value-type="string">
            <text:p>[Log] Longitude: -75.7846629310370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9 (index.js, line 80)</text:p>
          </table:table-cell>
        </table:table-row>
        <table:table-row table:style-name="ro1">
          <table:table-cell office:value-type="string">
            <text:p>[Log] <text:s/>Time:Wed Feb 05 2014 19:37:37 GMT-0500 (EST) (index.js, line 81)</text:p>
          </table:table-cell>
        </table:table-row>
        <table:table-row table:style-name="ro1">
          <table:table-cell office:value-type="string">
            <text:p>[Log] <text:s/>Latitude:45.364074705839435 (index.js, line 82)</text:p>
          </table:table-cell>
        </table:table-row>
        <table:table-row table:style-name="ro1">
          <table:table-cell office:value-type="string">
            <text:p>[Log] Longitude: -75.784812236306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0 (index.js, line 80)</text:p>
          </table:table-cell>
        </table:table-row>
        <table:table-row table:style-name="ro1">
          <table:table-cell office:value-type="string">
            <text:p>[Log] <text:s/>Time:Wed Feb 05 2014 19:37:38 GMT-0500 (EST) (index.js, line 81)</text:p>
          </table:table-cell>
        </table:table-row>
        <table:table-row table:style-name="ro1">
          <table:table-cell office:value-type="string">
            <text:p>[Log] <text:s/>Latitude:45.3640186860192 (index.js, line 82)</text:p>
          </table:table-cell>
        </table:table-row>
        <table:table-row table:style-name="ro1">
          <table:table-cell office:value-type="string">
            <text:p>[Log] Longitude: -75.7849462917511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1 (index.js, line 80)</text:p>
          </table:table-cell>
        </table:table-row>
        <table:table-row table:style-name="ro1">
          <table:table-cell office:value-type="string">
            <text:p>[Log] <text:s/>Time:Wed Feb 05 2014 19:37:39 GMT-0500 (EST) (index.js, line 81)</text:p>
          </table:table-cell>
        </table:table-row>
        <table:table-row table:style-name="ro1">
          <table:table-cell office:value-type="string">
            <text:p>[Log] <text:s/>Latitude:45.363963637850176 (index.js, line 82)</text:p>
          </table:table-cell>
        </table:table-row>
        <table:table-row table:style-name="ro1">
          <table:table-cell office:value-type="string">
            <text:p>[Log] Longitude: -75.7850780225271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2 (index.js, line 80)</text:p>
          </table:table-cell>
        </table:table-row>
        <table:table-row table:style-name="ro1">
          <table:table-cell office:value-type="string">
            <text:p>[Log] <text:s/>Time:Wed Feb 05 2014 19:37:40 GMT-0500 (EST) (index.js, line 81)</text:p>
          </table:table-cell>
        </table:table-row>
        <table:table-row table:style-name="ro1">
          <table:table-cell office:value-type="string">
            <text:p>[Log] <text:s/>Latitude:45.363927028605005 (index.js, line 82)</text:p>
          </table:table-cell>
        </table:table-row>
        <table:table-row table:style-name="ro1">
          <table:table-cell office:value-type="string">
            <text:p>[Log] Longitude: -75.785165627821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3 (index.js, line 80)</text:p>
          </table:table-cell>
        </table:table-row>
        <table:table-row table:style-name="ro1">
          <table:table-cell office:value-type="string">
            <text:p>[Log] <text:s/>Time:Wed Feb 05 2014 19:37:41 GMT-0500 (EST) (index.js, line 81)</text:p>
          </table:table-cell>
        </table:table-row>
        <table:table-row table:style-name="ro1">
          <table:table-cell office:value-type="string">
            <text:p>[Log] <text:s/>Latitude:45.36387215196004 (index.js, line 82)</text:p>
          </table:table-cell>
        </table:table-row>
        <table:table-row table:style-name="ro1">
          <table:table-cell office:value-type="string">
            <text:p>[Log] Longitude: -75.7852948892104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4 (index.js, line 80)</text:p>
          </table:table-cell>
        </table:table-row>
        <table:table-row table:style-name="ro1">
          <table:table-cell office:value-type="string">
            <text:p>[Log] <text:s/>Time:Wed Feb 05 2014 19:37:42 GMT-0500 (EST) (index.js, line 81)</text:p>
          </table:table-cell>
        </table:table-row>
        <table:table-row table:style-name="ro1">
          <table:table-cell office:value-type="string">
            <text:p>[Log] <text:s/>Latitude:45.36383265467422 (index.js, line 82)</text:p>
          </table:table-cell>
        </table:table-row>
        <table:table-row table:style-name="ro1">
          <table:table-cell office:value-type="string">
            <text:p>[Log] Longitude: -75.7853878471360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5 (index.js, line 80)</text:p>
          </table:table-cell>
        </table:table-row>
        <table:table-row table:style-name="ro1">
          <table:table-cell office:value-type="string">
            <text:p>[Log] <text:s/>Time:Wed Feb 05 2014 19:37:43 GMT-0500 (EST) (index.js, line 81)</text:p>
          </table:table-cell>
        </table:table-row>
        <table:table-row table:style-name="ro1">
          <table:table-cell office:value-type="string">
            <text:p>[Log] <text:s/>Latitude:45.36378176553678 (index.js, line 82)</text:p>
          </table:table-cell>
        </table:table-row>
        <table:table-row table:style-name="ro1">
          <table:table-cell office:value-type="string">
            <text:p>[Log] Longitude: -75.785507616674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6 (index.js, line 80)</text:p>
          </table:table-cell>
        </table:table-row>
        <table:table-row table:style-name="ro1">
          <table:table-cell office:value-type="string">
            <text:p>[Log] <text:s/>Time:Wed Feb 05 2014 19:37:44 GMT-0500 (EST) (index.js, line 81)</text:p>
          </table:table-cell>
        </table:table-row>
        <table:table-row table:style-name="ro1">
          <table:table-cell office:value-type="string">
            <text:p>[Log] <text:s/>Latitude:45.3636721290049 (index.js, line 82)</text:p>
          </table:table-cell>
        </table:table-row>
        <table:table-row table:style-name="ro1">
          <table:table-cell office:value-type="string">
            <text:p>[Log] Longitude: -75.785731464566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7 (index.js, line 80)</text:p>
          </table:table-cell>
        </table:table-row>
        <table:table-row table:style-name="ro1">
          <table:table-cell office:value-type="string">
            <text:p>[Log] <text:s/>Time:Wed Feb 05 2014 19:37:45 GMT-0500 (EST) (index.js, line 81)</text:p>
          </table:table-cell>
        </table:table-row>
        <table:table-row table:style-name="ro1">
          <table:table-cell office:value-type="string">
            <text:p>[Log] <text:s/>Latitude:45.363607452169084 (index.js, line 82)</text:p>
          </table:table-cell>
        </table:table-row>
        <table:table-row table:style-name="ro1">
          <table:table-cell office:value-type="string">
            <text:p>[Log] Longitude: -75.7858648789260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8 (index.js, line 80)</text:p>
          </table:table-cell>
        </table:table-row>
        <table:table-row table:style-name="ro1">
          <table:table-cell office:value-type="string">
            <text:p>[Log] <text:s/>Time:Wed Feb 05 2014 19:37:46 GMT-0500 (EST) (index.js, line 81)</text:p>
          </table:table-cell>
        </table:table-row>
        <table:table-row table:style-name="ro1">
          <table:table-cell office:value-type="string">
            <text:p>[Log] <text:s/>Latitude:45.363563743249756 (index.js, line 82)</text:p>
          </table:table-cell>
        </table:table-row>
        <table:table-row table:style-name="ro1">
          <table:table-cell office:value-type="string">
            <text:p>[Log] Longitude: -75.7859624835691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9 (index.js, line 80)</text:p>
          </table:table-cell>
        </table:table-row>
        <table:table-row table:style-name="ro1">
          <table:table-cell office:value-type="string">
            <text:p>[Log] <text:s/>Time:Wed Feb 05 2014 19:37:47 GMT-0500 (EST) (index.js, line 81)</text:p>
          </table:table-cell>
        </table:table-row>
        <table:table-row table:style-name="ro1">
          <table:table-cell office:value-type="string">
            <text:p>[Log] <text:s/>Latitude:45.36349230362487 (index.js, line 82)</text:p>
          </table:table-cell>
        </table:table-row>
        <table:table-row table:style-name="ro1">
          <table:table-cell office:value-type="string">
            <text:p>[Log] Longitude: -75.7861242916260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0 (index.js, line 80)</text:p>
          </table:table-cell>
        </table:table-row>
        <table:table-row table:style-name="ro1">
          <table:table-cell office:value-type="string">
            <text:p>[Log] <text:s/>Time:Wed Feb 05 2014 19:37:48 GMT-0500 (EST) (index.js, line 81)</text:p>
          </table:table-cell>
        </table:table-row>
        <table:table-row table:style-name="ro1">
          <table:table-cell office:value-type="string">
            <text:p>[Log] <text:s/>Latitude:45.36343286957016 (index.js, line 82)</text:p>
          </table:table-cell>
        </table:table-row>
        <table:table-row table:style-name="ro1">
          <table:table-cell office:value-type="string">
            <text:p>[Log] Longitude: -75.7862589691649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1 (index.js, line 80)</text:p>
          </table:table-cell>
        </table:table-row>
        <table:table-row table:style-name="ro1">
          <table:table-cell office:value-type="string">
            <text:p>[Log] <text:s/>Time:Wed Feb 05 2014 19:37:49 GMT-0500 (EST) (index.js, line 81)</text:p>
          </table:table-cell>
        </table:table-row>
        <table:table-row table:style-name="ro1">
          <table:table-cell office:value-type="string">
            <text:p>[Log] <text:s/>Latitude:45.363358863149536 (index.js, line 82)</text:p>
          </table:table-cell>
        </table:table-row>
        <table:table-row table:style-name="ro1">
          <table:table-cell office:value-type="string">
            <text:p>[Log] Longitude: -75.7864266674732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2 (index.js, line 80)</text:p>
          </table:table-cell>
        </table:table-row>
        <table:table-row table:style-name="ro1">
          <table:table-cell office:value-type="string">
            <text:p>[Log] <text:s/>Time:Wed Feb 05 2014 19:37:50 GMT-0500 (EST) (index.js, line 81)</text:p>
          </table:table-cell>
        </table:table-row>
        <table:table-row table:style-name="ro1">
          <table:table-cell office:value-type="string">
            <text:p>[Log] <text:s/>Latitude:45.36330679436566 (index.js, line 82)</text:p>
          </table:table-cell>
        </table:table-row>
        <table:table-row table:style-name="ro1">
          <table:table-cell office:value-type="string">
            <text:p>[Log] Longitude: -75.786545636801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3 (index.js, line 80)</text:p>
          </table:table-cell>
        </table:table-row>
        <table:table-row table:style-name="ro1">
          <table:table-cell office:value-type="string">
            <text:p>[Log] <text:s/>Time:Wed Feb 05 2014 19:37:51 GMT-0500 (EST) (index.js, line 81)</text:p>
          </table:table-cell>
        </table:table-row>
        <table:table-row table:style-name="ro1">
          <table:table-cell office:value-type="string">
            <text:p>[Log] <text:s/>Latitude:45.3632411658673 (index.js, line 82)</text:p>
          </table:table-cell>
        </table:table-row>
        <table:table-row table:style-name="ro1">
          <table:table-cell office:value-type="string">
            <text:p>[Log] Longitude: -75.78669597016415 (index.js, line 83)</text:p>
          </table:table-cell>
        </table:table-row>
        <table:table-row table:style-name="ro1">
          <table:table-cell office:value-type="string">
            <text:p>[Log] Accuracy: 30 (index.js, line 84)</text:p>
          </table:table-cell>
        </table:table-row>
        <table:table-row table:style-name="ro1">
          <table:table-cell office:value-type="string">
            <text:p>[Log] 84 (index.js, line 80)</text:p>
          </table:table-cell>
        </table:table-row>
        <table:table-row table:style-name="ro1">
          <table:table-cell office:value-type="string">
            <text:p>[Log] <text:s/>Time:Wed Feb 05 2014 19:37:52 GMT-0500 (EST) (index.js, line 81)</text:p>
          </table:table-cell>
        </table:table-row>
        <table:table-row table:style-name="ro1">
          <table:table-cell office:value-type="string">
            <text:p>[Log] <text:s/>Latitude:45.36319370781385 (index.js, line 82)</text:p>
          </table:table-cell>
        </table:table-row>
        <table:table-row table:style-name="ro1">
          <table:table-cell office:value-type="string">
            <text:p>[Log] Longitude: -75.78680468082894 (index.js, line 83)</text:p>
          </table:table-cell>
        </table:table-row>
        <table:table-row table:style-name="ro1">
          <table:table-cell office:value-type="string">
            <text:p>[Log] Accuracy: 30 (index.js, line 84)</text:p>
          </table:table-cell>
        </table:table-row>
        <table:table-row table:style-name="ro1">
          <table:table-cell office:value-type="string">
            <text:p>[Log] 85 (index.js, line 80)</text:p>
          </table:table-cell>
        </table:table-row>
        <table:table-row table:style-name="ro1">
          <table:table-cell office:value-type="string">
            <text:p>[Log] <text:s/>Time:Wed Feb 05 2014 19:37:53 GMT-0500 (EST) (index.js, line 81)</text:p>
          </table:table-cell>
        </table:table-row>
        <table:table-row table:style-name="ro1">
          <table:table-cell office:value-type="string">
            <text:p>[Log] <text:s/>Latitude:45.363148036499666 (index.js, line 82)</text:p>
          </table:table-cell>
        </table:table-row>
        <table:table-row table:style-name="ro1">
          <table:table-cell office:value-type="string">
            <text:p>[Log] Longitude: -75.78690929811273 (index.js, line 83)</text:p>
          </table:table-cell>
        </table:table-row>
        <table:table-row table:style-name="ro1">
          <table:table-cell office:value-type="string">
            <text:p>[Log] Accuracy: 50 (index.js, line 84)</text:p>
          </table:table-cell>
        </table:table-row>
        <table:table-row table:style-name="ro1">
          <table:table-cell office:value-type="string">
            <text:p>[Log] 86 (index.js, line 80)</text:p>
          </table:table-cell>
        </table:table-row>
        <table:table-row table:style-name="ro1">
          <table:table-cell office:value-type="string">
            <text:p>[Log] <text:s/>Time:Wed Feb 05 2014 19:37:54 GMT-0500 (EST) (index.js, line 81)</text:p>
          </table:table-cell>
        </table:table-row>
        <table:table-row table:style-name="ro1">
          <table:table-cell office:value-type="string">
            <text:p>[Log] <text:s/>Latitude:45.363135741378976 (index.js, line 82)</text:p>
          </table:table-cell>
        </table:table-row>
        <table:table-row table:style-name="ro1">
          <table:table-cell office:value-type="string">
            <text:p>[Log] Longitude: -75.78693746196222 (index.js, line 83)</text:p>
          </table:table-cell>
        </table:table-row>
        <table:table-row table:style-name="ro1">
          <table:table-cell office:value-type="string">
            <text:p>[Log] Accuracy: 50 (index.js, line 84)</text:p>
          </table:table-cell>
        </table:table-row>
        <table:table-row table:style-name="ro1">
          <table:table-cell office:value-type="string">
            <text:p>[Log] 87 (index.js, line 80)</text:p>
          </table:table-cell>
        </table:table-row>
        <table:table-row table:style-name="ro1">
          <table:table-cell office:value-type="string">
            <text:p>[Log] <text:s/>Time:Wed Feb 05 2014 19:37:55 GMT-0500 (EST) (index.js, line 81)</text:p>
          </table:table-cell>
        </table:table-row>
        <table:table-row table:style-name="ro1">
          <table:table-cell office:value-type="string">
            <text:p>[Log] <text:s/>Latitude:45.36312856826548 (index.js, line 82)</text:p>
          </table:table-cell>
        </table:table-row>
        <table:table-row table:style-name="ro1">
          <table:table-cell office:value-type="string">
            <text:p>[Log] Longitude: -75.78695389376662 (index.js, line 83)</text:p>
          </table:table-cell>
        </table:table-row>
        <table:table-row table:style-name="ro1">
          <table:table-cell office:value-type="string">
            <text:p>[Log] Accuracy: 50 (index.js, line 84)</text:p>
          </table:table-cell>
        </table:table-row>
        <table:table-row table:style-name="ro1">
          <table:table-cell office:value-type="string">
            <text:p>[Log] 88 (index.js, line 80)</text:p>
          </table:table-cell>
        </table:table-row>
        <table:table-row table:style-name="ro1">
          <table:table-cell office:value-type="string">
            <text:p>[Log] <text:s/>Time:Wed Feb 05 2014 19:37:56 GMT-0500 (EST) (index.js, line 81)</text:p>
          </table:table-cell>
        </table:table-row>
        <table:table-row table:style-name="ro1">
          <table:table-cell office:value-type="string">
            <text:p>[Log] <text:s/>Latitude:45.36312857217629 (index.js, line 82)</text:p>
          </table:table-cell>
        </table:table-row>
        <table:table-row table:style-name="ro1">
          <table:table-cell office:value-type="string">
            <text:p>[Log] Longitude: -75.78695388394408 (index.js, line 83)</text:p>
          </table:table-cell>
        </table:table-row>
        <table:table-row table:style-name="ro1">
          <table:table-cell office:value-type="string">
            <text:p>[Log] Accuracy: 50 (index.js, line 84)</text:p>
          </table:table-cell>
        </table:table-row>
        <table:table-row table:style-name="ro1">
          <table:table-cell office:value-type="string">
            <text:p>[Log] 89 (index.js, line 80)</text:p>
          </table:table-cell>
        </table:table-row>
        <table:table-row table:style-name="ro1">
          <table:table-cell office:value-type="string">
            <text:p>[Log] <text:s/>Time:Wed Feb 05 2014 19:37:57 GMT-0500 (EST) (index.js, line 81)</text:p>
          </table:table-cell>
        </table:table-row>
        <table:table-row table:style-name="ro1">
          <table:table-cell office:value-type="string">
            <text:p>[Log] <text:s/>Latitude:45.36299995265172 (index.js, line 82)</text:p>
          </table:table-cell>
        </table:table-row>
        <table:table-row table:style-name="ro1">
          <table:table-cell office:value-type="string">
            <text:p>[Log] Longitude: -75.7872483729443 (index.js, line 83)</text:p>
          </table:table-cell>
        </table:table-row>
        <table:table-row table:style-name="ro1">
          <table:table-cell office:value-type="string">
            <text:p>[Log] Accuracy: 50 (index.js, line 84)</text:p>
          </table:table-cell>
        </table:table-row>
        <table:table-row table:style-name="ro1">
          <table:table-cell office:value-type="string">
            <text:p>[Log] 90 (index.js, line 80)</text:p>
          </table:table-cell>
        </table:table-row>
        <table:table-row table:style-name="ro1">
          <table:table-cell office:value-type="string">
            <text:p>[Log] <text:s/>Time:Wed Feb 05 2014 19:37:58 GMT-0500 (EST) (index.js, line 81)</text:p>
          </table:table-cell>
        </table:table-row>
        <table:table-row table:style-name="ro1">
          <table:table-cell office:value-type="string">
            <text:p>[Log] <text:s/>Latitude:45.36293060207456 (index.js, line 82)</text:p>
          </table:table-cell>
        </table:table-row>
        <table:table-row table:style-name="ro1">
          <table:table-cell office:value-type="string">
            <text:p>[Log] Longitude: -75.78740724340605 (index.js, line 83)</text:p>
          </table:table-cell>
        </table:table-row>
        <table:table-row table:style-name="ro1">
          <table:table-cell office:value-type="string">
            <text:p>[Log] Accuracy: 50 (index.js, line 84)</text:p>
          </table:table-cell>
        </table:table-row>
        <table:table-row table:style-name="ro1">
          <table:table-cell office:value-type="string">
            <text:p>[Log] 91 (index.js, line 80)</text:p>
          </table:table-cell>
        </table:table-row>
        <table:table-row table:style-name="ro1">
          <table:table-cell office:value-type="string">
            <text:p>[Log] <text:s/>Time:Wed Feb 05 2014 19:37:59 GMT-0500 (EST) (index.js, line 81)</text:p>
          </table:table-cell>
        </table:table-row>
        <table:table-row table:style-name="ro1">
          <table:table-cell office:value-type="string">
            <text:p>[Log] <text:s/>Latitude:45.36287251114384 (index.js, line 82)</text:p>
          </table:table-cell>
        </table:table-row>
        <table:table-row table:style-name="ro1">
          <table:table-cell office:value-type="string">
            <text:p>[Log] Longitude: -75.78754046589893 (index.js, line 83)</text:p>
          </table:table-cell>
        </table:table-row>
        <table:table-row table:style-name="ro1">
          <table:table-cell office:value-type="string">
            <text:p>[Log] Accuracy: 50 (index.js, line 84)</text:p>
          </table:table-cell>
        </table:table-row>
        <table:table-row table:style-name="ro1">
          <table:table-cell office:value-type="string">
            <text:p>[Log] 92 (index.js, line 80)</text:p>
          </table:table-cell>
        </table:table-row>
        <table:table-row table:style-name="ro1">
          <table:table-cell office:value-type="string">
            <text:p>[Log] <text:s/>Time:Wed Feb 05 2014 19:38:00 GMT-0500 (EST) (index.js, line 81)</text:p>
          </table:table-cell>
        </table:table-row>
        <table:table-row table:style-name="ro1">
          <table:table-cell office:value-type="string">
            <text:p>[Log] <text:s/>Latitude:45.36283312473377 (index.js, line 82)</text:p>
          </table:table-cell>
        </table:table-row>
        <table:table-row table:style-name="ro1">
          <table:table-cell office:value-type="string">
            <text:p>[Log] Longitude: -75.78763079269265 (index.js, line 83)</text:p>
          </table:table-cell>
        </table:table-row>
        <table:table-row table:style-name="ro1">
          <table:table-cell office:value-type="string">
            <text:p>[Log] Accuracy: 50 (index.js, line 84)</text:p>
          </table:table-cell>
        </table:table-row>
        <table:table-row table:style-name="ro1">
          <table:table-cell office:value-type="string">
            <text:p>[Log] 93 (index.js, line 80)</text:p>
          </table:table-cell>
        </table:table-row>
        <table:table-row table:style-name="ro1">
          <table:table-cell office:value-type="string">
            <text:p>[Log] <text:s/>Time:Wed Feb 05 2014 19:38:01 GMT-0500 (EST) (index.js, line 81)</text:p>
          </table:table-cell>
        </table:table-row>
        <table:table-row table:style-name="ro1">
          <table:table-cell office:value-type="string">
            <text:p>[Log] <text:s/>Latitude:45.36278252317866 (index.js, line 82)</text:p>
          </table:table-cell>
        </table:table-row>
        <table:table-row table:style-name="ro1">
          <table:table-cell office:value-type="string">
            <text:p>[Log] Longitude: -75.78774683948723 (index.js, line 83)</text:p>
          </table:table-cell>
        </table:table-row>
        <table:table-row table:style-name="ro1">
          <table:table-cell office:value-type="string">
            <text:p>[Log] Accuracy: 30 (index.js, line 84)</text:p>
          </table:table-cell>
        </table:table-row>
        <table:table-row table:style-name="ro1">
          <table:table-cell office:value-type="string">
            <text:p>[Log] 94 (index.js, line 80)</text:p>
          </table:table-cell>
        </table:table-row>
        <table:table-row table:style-name="ro1">
          <table:table-cell office:value-type="string">
            <text:p>[Log] <text:s/>Time:Wed Feb 05 2014 19:38:02 GMT-0500 (EST) (index.js, line 81)</text:p>
          </table:table-cell>
        </table:table-row>
        <table:table-row table:style-name="ro1">
          <table:table-cell office:value-type="string">
            <text:p>[Log] <text:s/>Latitude:45.36275634037587 (index.js, line 82)</text:p>
          </table:table-cell>
        </table:table-row>
        <table:table-row table:style-name="ro1">
          <table:table-cell office:value-type="string">
            <text:p>[Log] Longitude: -75.78780688534607 (index.js, line 83)</text:p>
          </table:table-cell>
        </table:table-row>
        <table:table-row table:style-name="ro1">
          <table:table-cell office:value-type="string">
            <text:p>[Log] Accuracy: 30 (index.js, line 84)</text:p>
          </table:table-cell>
        </table:table-row>
        <table:table-row table:style-name="ro1">
          <table:table-cell office:value-type="string">
            <text:p>[Log] 95 (index.js, line 80)</text:p>
          </table:table-cell>
        </table:table-row>
        <table:table-row table:style-name="ro1">
          <table:table-cell office:value-type="string">
            <text:p>[Log] <text:s/>Time:Wed Feb 05 2014 19:38:03 GMT-0500 (EST) (index.js, line 81)</text:p>
          </table:table-cell>
        </table:table-row>
        <table:table-row table:style-name="ro1">
          <table:table-cell office:value-type="string">
            <text:p>[Log] <text:s/>Latitude:45.362741300223476 (index.js, line 82)</text:p>
          </table:table-cell>
        </table:table-row>
        <table:table-row table:style-name="ro1">
          <table:table-cell office:value-type="string">
            <text:p>[Log] Longitude: -75.7878413775324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96 (index.js, line 80)</text:p>
          </table:table-cell>
        </table:table-row>
        <table:table-row table:style-name="ro1">
          <table:table-cell office:value-type="string">
            <text:p>[Log] <text:s/>Time:Wed Feb 05 2014 19:38:04 GMT-0500 (EST) (index.js, line 81)</text:p>
          </table:table-cell>
        </table:table-row>
        <table:table-row table:style-name="ro1">
          <table:table-cell office:value-type="string">
            <text:p>[Log] <text:s/>Latitude:45.362736294813494 (index.js, line 82)</text:p>
          </table:table-cell>
        </table:table-row>
        <table:table-row table:style-name="ro1">
          <table:table-cell office:value-type="string">
            <text:p>[Log] Longitude: -75.787852856155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97 (index.js, line 80)</text:p>
          </table:table-cell>
        </table:table-row>
        <table:table-row table:style-name="ro1">
          <table:table-cell office:value-type="string">
            <text:p>[Log] <text:s/>Time:Wed Feb 05 2014 19:38:05 GMT-0500 (EST) (index.js, line 81)</text:p>
          </table:table-cell>
        </table:table-row>
        <table:table-row table:style-name="ro1">
          <table:table-cell office:value-type="string">
            <text:p>[Log] <text:s/>Latitude:45.36272725802062 (index.js, line 82)</text:p>
          </table:table-cell>
        </table:table-row>
        <table:table-row table:style-name="ro1">
          <table:table-cell office:value-type="string">
            <text:p>[Log] Longitude: -75.7878735810663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98 (index.js, line 80)</text:p>
          </table:table-cell>
        </table:table-row>
        <table:table-row table:style-name="ro1">
          <table:table-cell office:value-type="string">
            <text:p>[Log] <text:s/>Time:Wed Feb 05 2014 19:38:06 GMT-0500 (EST) (index.js, line 81)</text:p>
          </table:table-cell>
        </table:table-row>
        <table:table-row table:style-name="ro1">
          <table:table-cell office:value-type="string">
            <text:p>[Log] <text:s/>Latitude:45.362711643657484 (index.js, line 82)</text:p>
          </table:table-cell>
        </table:table-row>
        <table:table-row table:style-name="ro1">
          <table:table-cell office:value-type="string">
            <text:p>[Log] Longitude: -75.7879093901283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99 (index.js, line 80)</text:p>
          </table:table-cell>
        </table:table-row>
        <table:table-row table:style-name="ro1">
          <table:table-cell office:value-type="string">
            <text:p>[Log] <text:s/>Time:Wed Feb 05 2014 19:38:07 GMT-0500 (EST) (index.js, line 81)</text:p>
          </table:table-cell>
        </table:table-row>
        <table:table-row table:style-name="ro1">
          <table:table-cell office:value-type="string">
            <text:p>[Log] <text:s/>Latitude:45.362674932610425 (index.js, line 82)</text:p>
          </table:table-cell>
        </table:table-row>
        <table:table-row table:style-name="ro1">
          <table:table-cell office:value-type="string">
            <text:p>[Log] Longitude: -75.78799358045217 (index.js, line 83)</text:p>
          </table:table-cell>
        </table:table-row>
        <table:table-row table:style-name="ro1">
          <table:table-cell office:value-type="string">
            <text:p>[Log] Accuracy: 30 (index.js, line 84)</text:p>
          </table:table-cell>
        </table:table-row>
        <table:table-row table:style-name="ro1">
          <table:table-cell office:value-type="string">
            <text:p>[Log] 100 (index.js, line 80)</text:p>
          </table:table-cell>
        </table:table-row>
        <table:table-row table:style-name="ro1">
          <table:table-cell office:value-type="string">
            <text:p>[Log] <text:s/>Time:Wed Feb 05 2014 19:38:08 GMT-0500 (EST) (index.js, line 81)</text:p>
          </table:table-cell>
        </table:table-row>
        <table:table-row table:style-name="ro1">
          <table:table-cell office:value-type="string">
            <text:p>[Log] <text:s/>Latitude:45.36261899905302 (index.js, line 82)</text:p>
          </table:table-cell>
        </table:table-row>
        <table:table-row table:style-name="ro1">
          <table:table-cell office:value-type="string">
            <text:p>[Log] Longitude: -75.78812185500283 (index.js, line 83)</text:p>
          </table:table-cell>
        </table:table-row>
        <table:table-row table:style-name="ro1">
          <table:table-cell office:value-type="string">
            <text:p>[Log] Accuracy: 30 (index.js, line 84)</text:p>
          </table:table-cell>
        </table:table-row>
        <table:table-row table:style-name="ro1">
          <table:table-cell office:value-type="string">
            <text:p>[Log] 101 (index.js, line 80)</text:p>
          </table:table-cell>
        </table:table-row>
        <table:table-row table:style-name="ro1">
          <table:table-cell office:value-type="string">
            <text:p>[Log] <text:s/>Time:Wed Feb 05 2014 19:38:09 GMT-0500 (EST) (index.js, line 81)</text:p>
          </table:table-cell>
        </table:table-row>
        <table:table-row table:style-name="ro1">
          <table:table-cell office:value-type="string">
            <text:p>[Log] <text:s/>Latitude:45.36255883574286 (index.js, line 82)</text:p>
          </table:table-cell>
        </table:table-row>
        <table:table-row table:style-name="ro1">
          <table:table-cell office:value-type="string">
            <text:p>[Log] Longitude: -75.7882598296419 (index.js, line 83)</text:p>
          </table:table-cell>
        </table:table-row>
        <table:table-row table:style-name="ro1">
          <table:table-cell office:value-type="string">
            <text:p>[Log] Accuracy: 30 (index.js, line 84)</text:p>
          </table:table-cell>
        </table:table-row>
        <table:table-row table:style-name="ro1">
          <table:table-cell office:value-type="string">
            <text:p>[Log] 102 (index.js, line 80)</text:p>
          </table:table-cell>
        </table:table-row>
        <table:table-row table:style-name="ro1">
          <table:table-cell office:value-type="string">
            <text:p>[Log] <text:s/>Time:Wed Feb 05 2014 19:38:10 GMT-0500 (EST) (index.js, line 81)</text:p>
          </table:table-cell>
        </table:table-row>
        <table:table-row table:style-name="ro1">
          <table:table-cell office:value-type="string">
            <text:p>[Log] <text:s/>Latitude:45.36249667277276 (index.js, line 82)</text:p>
          </table:table-cell>
        </table:table-row>
        <table:table-row table:style-name="ro1">
          <table:table-cell office:value-type="string">
            <text:p>[Log] Longitude: -75.78840239009878 (index.js, line 83)</text:p>
          </table:table-cell>
        </table:table-row>
        <table:table-row table:style-name="ro1">
          <table:table-cell office:value-type="string">
            <text:p>[Log] Accuracy: 30 (index.js, line 84)</text:p>
          </table:table-cell>
        </table:table-row>
        <table:table-row table:style-name="ro1">
          <table:table-cell office:value-type="string">
            <text:p>[Log] 103 (index.js, line 80)</text:p>
          </table:table-cell>
        </table:table-row>
        <table:table-row table:style-name="ro1">
          <table:table-cell office:value-type="string">
            <text:p>[Log] <text:s/>Time:Wed Feb 05 2014 19:38:11 GMT-0500 (EST) (index.js, line 81)</text:p>
          </table:table-cell>
        </table:table-row>
        <table:table-row table:style-name="ro1">
          <table:table-cell office:value-type="string">
            <text:p>[Log] <text:s/>Latitude:45.362397888687276 (index.js, line 82)</text:p>
          </table:table-cell>
        </table:table-row>
        <table:table-row table:style-name="ro1">
          <table:table-cell office:value-type="string">
            <text:p>[Log] Longitude: -75.78862616137485 (index.js, line 83)</text:p>
          </table:table-cell>
        </table:table-row>
        <table:table-row table:style-name="ro1">
          <table:table-cell office:value-type="string">
            <text:p>[Log] Accuracy: 30 (index.js, line 84)</text:p>
          </table:table-cell>
        </table:table-row>
        <table:table-row table:style-name="ro1">
          <table:table-cell office:value-type="string">
            <text:p>[Log] 104 (index.js, line 80)</text:p>
          </table:table-cell>
        </table:table-row>
        <table:table-row table:style-name="ro1">
          <table:table-cell office:value-type="string">
            <text:p>[Log] <text:s/>Time:Wed Feb 05 2014 19:38:12 GMT-0500 (EST) (index.js, line 81)</text:p>
          </table:table-cell>
        </table:table-row>
        <table:table-row table:style-name="ro1">
          <table:table-cell office:value-type="string">
            <text:p>[Log] <text:s/>Latitude:45.36225709089626 (index.js, line 82)</text:p>
          </table:table-cell>
        </table:table-row>
        <table:table-row table:style-name="ro1">
          <table:table-cell office:value-type="string">
            <text:p>[Log] Longitude: -75.7889447293564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05 (index.js, line 80)</text:p>
          </table:table-cell>
        </table:table-row>
        <table:table-row table:style-name="ro1">
          <table:table-cell office:value-type="string">
            <text:p>[Log] <text:s/>Time:Wed Feb 05 2014 19:38:13 GMT-0500 (EST) (index.js, line 81)</text:p>
          </table:table-cell>
        </table:table-row>
        <table:table-row table:style-name="ro1">
          <table:table-cell office:value-type="string">
            <text:p>[Log] <text:s/>Latitude:45.36219548500912 (index.js, line 82)</text:p>
          </table:table-cell>
        </table:table-row>
        <table:table-row table:style-name="ro1">
          <table:table-cell office:value-type="string">
            <text:p>[Log] Longitude: -75.7890841184416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06 (index.js, line 80)</text:p>
          </table:table-cell>
        </table:table-row>
        <table:table-row table:style-name="ro1">
          <table:table-cell office:value-type="string">
            <text:p>[Log] <text:s/>Time:Wed Feb 05 2014 19:38:14 GMT-0500 (EST) (index.js, line 81)</text:p>
          </table:table-cell>
        </table:table-row>
        <table:table-row table:style-name="ro1">
          <table:table-cell office:value-type="string">
            <text:p>[Log] <text:s/>Latitude:45.36210398590734 (index.js, line 82)</text:p>
          </table:table-cell>
        </table:table-row>
        <table:table-row table:style-name="ro1">
          <table:table-cell office:value-type="string">
            <text:p>[Log] Longitude: -75.7892849383642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07 (index.js, line 80)</text:p>
          </table:table-cell>
        </table:table-row>
        <table:table-row table:style-name="ro1">
          <table:table-cell office:value-type="string">
            <text:p>[Log] <text:s/>Time:Wed Feb 05 2014 19:38:15 GMT-0500 (EST) (index.js, line 81)</text:p>
          </table:table-cell>
        </table:table-row>
        <table:table-row table:style-name="ro1">
          <table:table-cell office:value-type="string">
            <text:p>[Log] <text:s/>Latitude:45.36201945516621 (index.js, line 82)</text:p>
          </table:table-cell>
        </table:table-row>
        <table:table-row table:style-name="ro1">
          <table:table-cell office:value-type="string">
            <text:p>[Log] Longitude: -75.789470374220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08 (index.js, line 80)</text:p>
          </table:table-cell>
        </table:table-row>
        <table:table-row table:style-name="ro1">
          <table:table-cell office:value-type="string">
            <text:p>[Log] <text:s/>Time:Wed Feb 05 2014 19:38:16 GMT-0500 (EST) (index.js, line 81)</text:p>
          </table:table-cell>
        </table:table-row>
        <table:table-row table:style-name="ro1">
          <table:table-cell office:value-type="string">
            <text:p>[Log] <text:s/>Latitude:45.3619322957195 (index.js, line 82)</text:p>
          </table:table-cell>
        </table:table-row>
        <table:table-row table:style-name="ro1">
          <table:table-cell office:value-type="string">
            <text:p>[Log] Longitude: -75.7896615762365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09 (index.js, line 80)</text:p>
          </table:table-cell>
        </table:table-row>
        <table:table-row table:style-name="ro1">
          <table:table-cell office:value-type="string">
            <text:p>[Log] <text:s/>Time:Wed Feb 05 2014 19:38:17 GMT-0500 (EST) (index.js, line 81)</text:p>
          </table:table-cell>
        </table:table-row>
        <table:table-row table:style-name="ro1">
          <table:table-cell office:value-type="string">
            <text:p>[Log] <text:s/>Latitude:45.36184900332611 (index.js, line 82)</text:p>
          </table:table-cell>
        </table:table-row>
        <table:table-row table:style-name="ro1">
          <table:table-cell office:value-type="string">
            <text:p>[Log] Longitude: -75.7898442945224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10 (index.js, line 80)</text:p>
          </table:table-cell>
        </table:table-row>
        <table:table-row table:style-name="ro1">
          <table:table-cell office:value-type="string">
            <text:p>[Log] <text:s/>Time:Wed Feb 05 2014 19:38:18 GMT-0500 (EST) (index.js, line 81)</text:p>
          </table:table-cell>
        </table:table-row>
        <table:table-row table:style-name="ro1">
          <table:table-cell office:value-type="string">
            <text:p>[Log] <text:s/>Latitude:45.36175435136037 (index.js, line 82)</text:p>
          </table:table-cell>
        </table:table-row>
        <table:table-row table:style-name="ro1">
          <table:table-cell office:value-type="string">
            <text:p>[Log] Longitude: -75.7900532805797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11 (index.js, line 80)</text:p>
          </table:table-cell>
        </table:table-row>
        <table:table-row table:style-name="ro1">
          <table:table-cell office:value-type="string">
            <text:p>[Log] <text:s/>Time:Wed Feb 05 2014 19:38:19 GMT-0500 (EST) (index.js, line 81)</text:p>
          </table:table-cell>
        </table:table-row>
        <table:table-row table:style-name="ro1">
          <table:table-cell office:value-type="string">
            <text:p>[Log] <text:s/>Latitude:45.36166233438477 (index.js, line 82)</text:p>
          </table:table-cell>
        </table:table-row>
        <table:table-row table:style-name="ro1">
          <table:table-cell office:value-type="string">
            <text:p>[Log] Longitude: -75.790257085573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12 (index.js, line 80)</text:p>
          </table:table-cell>
        </table:table-row>
        <table:table-row table:style-name="ro1">
          <table:table-cell office:value-type="string">
            <text:p>[Log] <text:s/>Time:Wed Feb 05 2014 19:38:20 GMT-0500 (EST) (index.js, line 81)</text:p>
          </table:table-cell>
        </table:table-row>
        <table:table-row table:style-name="ro1">
          <table:table-cell office:value-type="string">
            <text:p>[Log] <text:s/>Latitude:45.361570885147636 (index.js, line 82)</text:p>
          </table:table-cell>
        </table:table-row>
        <table:table-row table:style-name="ro1">
          <table:table-cell office:value-type="string">
            <text:p>[Log] Longitude: -75.7904596326261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13 (index.js, line 80)</text:p>
          </table:table-cell>
        </table:table-row>
        <table:table-row table:style-name="ro1">
          <table:table-cell office:value-type="string">
            <text:p>[Log] <text:s/>Time:Wed Feb 05 2014 19:38:21 GMT-0500 (EST) (index.js, line 81)</text:p>
          </table:table-cell>
        </table:table-row>
        <table:table-row table:style-name="ro1">
          <table:table-cell office:value-type="string">
            <text:p>[Log] <text:s/>Latitude:45.36147143458868 (index.js, line 82)</text:p>
          </table:table-cell>
        </table:table-row>
        <table:table-row table:style-name="ro1">
          <table:table-cell office:value-type="string">
            <text:p>[Log] Longitude: -75.7906799011834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14 (index.js, line 80)</text:p>
          </table:table-cell>
        </table:table-row>
        <table:table-row table:style-name="ro1">
          <table:table-cell office:value-type="string">
            <text:p>[Log] <text:s/>Time:Wed Feb 05 2014 19:38:22 GMT-0500 (EST) (index.js, line 81)</text:p>
          </table:table-cell>
        </table:table-row>
        <table:table-row table:style-name="ro1">
          <table:table-cell office:value-type="string">
            <text:p>[Log] <text:s/>Latitude:45.361408307760385 (index.js, line 82)</text:p>
          </table:table-cell>
        </table:table-row>
        <table:table-row table:style-name="ro1">
          <table:table-cell office:value-type="string">
            <text:p>[Log] Longitude: -75.7908197175493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15 (index.js, line 80)</text:p>
          </table:table-cell>
        </table:table-row>
        <table:table-row table:style-name="ro1">
          <table:table-cell office:value-type="string">
            <text:p>[Log] <text:s/>Time:Wed Feb 05 2014 19:38:23 GMT-0500 (EST) (index.js, line 81)</text:p>
          </table:table-cell>
        </table:table-row>
        <table:table-row table:style-name="ro1">
          <table:table-cell office:value-type="string">
            <text:p>[Log] <text:s/>Latitude:45.36131159008391 (index.js, line 82)</text:p>
          </table:table-cell>
        </table:table-row>
        <table:table-row table:style-name="ro1">
          <table:table-cell office:value-type="string">
            <text:p>[Log] Longitude: -75.7910352549151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16 (index.js, line 80)</text:p>
          </table:table-cell>
        </table:table-row>
        <table:table-row table:style-name="ro1">
          <table:table-cell office:value-type="string">
            <text:p>[Log] <text:s/>Time:Wed Feb 05 2014 19:38:24 GMT-0500 (EST) (index.js, line 81)</text:p>
          </table:table-cell>
        </table:table-row>
        <table:table-row table:style-name="ro1">
          <table:table-cell office:value-type="string">
            <text:p>[Log] <text:s/>Latitude:45.36123772662842 (index.js, line 82)</text:p>
          </table:table-cell>
        </table:table-row>
        <table:table-row table:style-name="ro1">
          <table:table-cell office:value-type="string">
            <text:p>[Log] Longitude: -75.7912014814792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17 (index.js, line 80)</text:p>
          </table:table-cell>
        </table:table-row>
        <table:table-row table:style-name="ro1">
          <table:table-cell office:value-type="string">
            <text:p>[Log] <text:s/>Time:Wed Feb 05 2014 19:38:25 GMT-0500 (EST) (index.js, line 81)</text:p>
          </table:table-cell>
        </table:table-row>
        <table:table-row table:style-name="ro1">
          <table:table-cell office:value-type="string">
            <text:p>[Log] <text:s/>Latitude:45.361159965359676 (index.js, line 82)</text:p>
          </table:table-cell>
        </table:table-row>
        <table:table-row table:style-name="ro1">
          <table:table-cell office:value-type="string">
            <text:p>[Log] Longitude: -75.791380227528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18 (index.js, line 80)</text:p>
          </table:table-cell>
        </table:table-row>
        <table:table-row table:style-name="ro1">
          <table:table-cell office:value-type="string">
            <text:p>[Log] <text:s/>Time:Wed Feb 05 2014 19:38:26 GMT-0500 (EST) (index.js, line 81)</text:p>
          </table:table-cell>
        </table:table-row>
        <table:table-row table:style-name="ro1">
          <table:table-cell office:value-type="string">
            <text:p>[Log] <text:s/>Latitude:45.36107435654629 (index.js, line 82)</text:p>
          </table:table-cell>
        </table:table-row>
        <table:table-row table:style-name="ro1">
          <table:table-cell office:value-type="string">
            <text:p>[Log] Longitude: -75.7915813362342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19 (index.js, line 80)</text:p>
          </table:table-cell>
        </table:table-row>
        <table:table-row table:style-name="ro1">
          <table:table-cell office:value-type="string">
            <text:p>[Log] <text:s/>Time:Wed Feb 05 2014 19:38:27 GMT-0500 (EST) (index.js, line 81)</text:p>
          </table:table-cell>
        </table:table-row>
        <table:table-row table:style-name="ro1">
          <table:table-cell office:value-type="string">
            <text:p>[Log] <text:s/>Latitude:45.36102251951195 (index.js, line 82)</text:p>
          </table:table-cell>
        </table:table-row>
        <table:table-row table:style-name="ro1">
          <table:table-cell office:value-type="string">
            <text:p>[Log] Longitude: -75.791704960138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20 (index.js, line 80)</text:p>
          </table:table-cell>
        </table:table-row>
        <table:table-row table:style-name="ro1">
          <table:table-cell office:value-type="string">
            <text:p>[Log] <text:s/>Time:Wed Feb 05 2014 19:38:28 GMT-0500 (EST) (index.js, line 81)</text:p>
          </table:table-cell>
        </table:table-row>
        <table:table-row table:style-name="ro1">
          <table:table-cell office:value-type="string">
            <text:p>[Log] <text:s/>Latitude:45.360943330447 (index.js, line 82)</text:p>
          </table:table-cell>
        </table:table-row>
        <table:table-row table:style-name="ro1">
          <table:table-cell office:value-type="string">
            <text:p>[Log] Longitude: -75.7918987127413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21 (index.js, line 80)</text:p>
          </table:table-cell>
        </table:table-row>
        <table:table-row table:style-name="ro1">
          <table:table-cell office:value-type="string">
            <text:p>[Log] <text:s/>Time:Wed Feb 05 2014 19:38:29 GMT-0500 (EST) (index.js, line 81)</text:p>
          </table:table-cell>
        </table:table-row>
        <table:table-row table:style-name="ro1">
          <table:table-cell office:value-type="string">
            <text:p>[Log] <text:s/>Latitude:45.36087112268946 (index.js, line 82)</text:p>
          </table:table-cell>
        </table:table-row>
        <table:table-row table:style-name="ro1">
          <table:table-cell office:value-type="string">
            <text:p>[Log] Longitude: -75.7920753836151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22 (index.js, line 80)</text:p>
          </table:table-cell>
        </table:table-row>
        <table:table-row table:style-name="ro1">
          <table:table-cell office:value-type="string">
            <text:p>[Log] <text:s/>Time:Wed Feb 05 2014 19:38:30 GMT-0500 (EST) (index.js, line 81)</text:p>
          </table:table-cell>
        </table:table-row>
        <table:table-row table:style-name="ro1">
          <table:table-cell office:value-type="string">
            <text:p>[Log] <text:s/>Latitude:45.3608207074511 (index.js, line 82)</text:p>
          </table:table-cell>
        </table:table-row>
        <table:table-row table:style-name="ro1">
          <table:table-cell office:value-type="string">
            <text:p>[Log] Longitude: -75.7921987347799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23 (index.js, line 80)</text:p>
          </table:table-cell>
        </table:table-row>
        <table:table-row table:style-name="ro1">
          <table:table-cell office:value-type="string">
            <text:p>[Log] <text:s/>Time:Wed Feb 05 2014 19:38:31 GMT-0500 (EST) (index.js, line 81)</text:p>
          </table:table-cell>
        </table:table-row>
        <table:table-row table:style-name="ro1">
          <table:table-cell office:value-type="string">
            <text:p>[Log] <text:s/>Latitude:45.36072204593562 (index.js, line 82)</text:p>
          </table:table-cell>
        </table:table-row>
        <table:table-row table:style-name="ro1">
          <table:table-cell office:value-type="string">
            <text:p>[Log] Longitude: -75.792429566990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24 (index.js, line 80)</text:p>
          </table:table-cell>
        </table:table-row>
        <table:table-row table:style-name="ro1">
          <table:table-cell office:value-type="string">
            <text:p>[Log] <text:s/>Time:Wed Feb 05 2014 19:38:32 GMT-0500 (EST) (index.js, line 81)</text:p>
          </table:table-cell>
        </table:table-row>
        <table:table-row table:style-name="ro1">
          <table:table-cell office:value-type="string">
            <text:p>[Log] <text:s/>Latitude:45.36062928034109 (index.js, line 82)</text:p>
          </table:table-cell>
        </table:table-row>
        <table:table-row table:style-name="ro1">
          <table:table-cell office:value-type="string">
            <text:p>[Log] Longitude: -75.792641934294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25 (index.js, line 80)</text:p>
          </table:table-cell>
        </table:table-row>
        <table:table-row table:style-name="ro1">
          <table:table-cell office:value-type="string">
            <text:p>[Log] <text:s/>Time:Wed Feb 05 2014 19:38:33 GMT-0500 (EST) (index.js, line 81)</text:p>
          </table:table-cell>
        </table:table-row>
        <table:table-row table:style-name="ro1">
          <table:table-cell office:value-type="string">
            <text:p>[Log] <text:s/>Latitude:45.36054688371608 (index.js, line 82)</text:p>
          </table:table-cell>
        </table:table-row>
        <table:table-row table:style-name="ro1">
          <table:table-cell office:value-type="string">
            <text:p>[Log] Longitude: -75.7928325898501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26 (index.js, line 80)</text:p>
          </table:table-cell>
        </table:table-row>
        <table:table-row table:style-name="ro1">
          <table:table-cell office:value-type="string">
            <text:p>[Log] <text:s/>Time:Wed Feb 05 2014 19:38:34 GMT-0500 (EST) (index.js, line 81)</text:p>
          </table:table-cell>
        </table:table-row>
        <table:table-row table:style-name="ro1">
          <table:table-cell office:value-type="string">
            <text:p>[Log] <text:s/>Latitude:45.36045575527546 (index.js, line 82)</text:p>
          </table:table-cell>
        </table:table-row>
        <table:table-row table:style-name="ro1">
          <table:table-cell office:value-type="string">
            <text:p>[Log] Longitude: -75.7930434493937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27 (index.js, line 80)</text:p>
          </table:table-cell>
        </table:table-row>
        <table:table-row table:style-name="ro1">
          <table:table-cell office:value-type="string">
            <text:p>[Log] <text:s/>Time:Wed Feb 05 2014 19:38:35 GMT-0500 (EST) (index.js, line 81)</text:p>
          </table:table-cell>
        </table:table-row>
        <table:table-row table:style-name="ro1">
          <table:table-cell office:value-type="string">
            <text:p>[Log] <text:s/>Latitude:45.3603947184901 (index.js, line 82)</text:p>
          </table:table-cell>
        </table:table-row>
        <table:table-row table:style-name="ro1">
          <table:table-cell office:value-type="string">
            <text:p>[Log] Longitude: -75.7931846805331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28 (index.js, line 80)</text:p>
          </table:table-cell>
        </table:table-row>
        <table:table-row table:style-name="ro1">
          <table:table-cell office:value-type="string">
            <text:p>[Log] <text:s/>Time:Wed Feb 05 2014 19:38:36 GMT-0500 (EST) (index.js, line 81)</text:p>
          </table:table-cell>
        </table:table-row>
        <table:table-row table:style-name="ro1">
          <table:table-cell office:value-type="string">
            <text:p>[Log] <text:s/>Latitude:45.36026673007192 (index.js, line 82)</text:p>
          </table:table-cell>
        </table:table-row>
        <table:table-row table:style-name="ro1">
          <table:table-cell office:value-type="string">
            <text:p>[Log] Longitude: -75.7934765136815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29 (index.js, line 80)</text:p>
          </table:table-cell>
        </table:table-row>
        <table:table-row table:style-name="ro1">
          <table:table-cell office:value-type="string">
            <text:p>[Log] <text:s/>Time:Wed Feb 05 2014 19:38:37 GMT-0500 (EST) (index.js, line 81)</text:p>
          </table:table-cell>
        </table:table-row>
        <table:table-row table:style-name="ro1">
          <table:table-cell office:value-type="string">
            <text:p>[Log] <text:s/>Latitude:45.36021134296925 (index.js, line 82)</text:p>
          </table:table-cell>
        </table:table-row>
        <table:table-row table:style-name="ro1">
          <table:table-cell office:value-type="string">
            <text:p>[Log] Longitude: -75.7936031351800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30 (index.js, line 80)</text:p>
          </table:table-cell>
        </table:table-row>
        <table:table-row table:style-name="ro1">
          <table:table-cell office:value-type="string">
            <text:p>[Log] <text:s/>Time:Wed Feb 05 2014 19:38:38 GMT-0500 (EST) (index.js, line 81)</text:p>
          </table:table-cell>
        </table:table-row>
        <table:table-row table:style-name="ro1">
          <table:table-cell office:value-type="string">
            <text:p>[Log] <text:s/>Latitude:45.360144158523354 (index.js, line 82)</text:p>
          </table:table-cell>
        </table:table-row>
        <table:table-row table:style-name="ro1">
          <table:table-cell office:value-type="string">
            <text:p>[Log] Longitude: -75.7937573426352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31 (index.js, line 80)</text:p>
          </table:table-cell>
        </table:table-row>
        <table:table-row table:style-name="ro1">
          <table:table-cell office:value-type="string">
            <text:p>[Log] <text:s/>Time:Wed Feb 05 2014 19:38:39 GMT-0500 (EST) (index.js, line 81)</text:p>
          </table:table-cell>
        </table:table-row>
        <table:table-row table:style-name="ro1">
          <table:table-cell office:value-type="string">
            <text:p>[Log] <text:s/>Latitude:45.360073436336194 (index.js, line 82)</text:p>
          </table:table-cell>
        </table:table-row>
        <table:table-row table:style-name="ro1">
          <table:table-cell office:value-type="string">
            <text:p>[Log] Longitude: -75.7939220734715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32 (index.js, line 80)</text:p>
          </table:table-cell>
        </table:table-row>
        <table:table-row table:style-name="ro1">
          <table:table-cell office:value-type="string">
            <text:p>[Log] <text:s/>Time:Wed Feb 05 2014 19:38:40 GMT-0500 (EST) (index.js, line 81)</text:p>
          </table:table-cell>
        </table:table-row>
        <table:table-row table:style-name="ro1">
          <table:table-cell office:value-type="string">
            <text:p>[Log] <text:s/>Latitude:45.359997800935744 (index.js, line 82)</text:p>
          </table:table-cell>
        </table:table-row>
        <table:table-row table:style-name="ro1">
          <table:table-cell office:value-type="string">
            <text:p>[Log] Longitude: -75.7940982482250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33 (index.js, line 80)</text:p>
          </table:table-cell>
        </table:table-row>
        <table:table-row table:style-name="ro1">
          <table:table-cell office:value-type="string">
            <text:p>[Log] <text:s/>Time:Wed Feb 05 2014 19:38:41 GMT-0500 (EST) (index.js, line 81)</text:p>
          </table:table-cell>
        </table:table-row>
        <table:table-row table:style-name="ro1">
          <table:table-cell office:value-type="string">
            <text:p>[Log] <text:s/>Latitude:45.35992457051672 (index.js, line 82)</text:p>
          </table:table-cell>
        </table:table-row>
        <table:table-row table:style-name="ro1">
          <table:table-cell office:value-type="string">
            <text:p>[Log] Longitude: -75.7942688209777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34 (index.js, line 80)</text:p>
          </table:table-cell>
        </table:table-row>
        <table:table-row table:style-name="ro1">
          <table:table-cell office:value-type="string">
            <text:p>[Log] <text:s/>Time:Wed Feb 05 2014 19:38:42 GMT-0500 (EST) (index.js, line 81)</text:p>
          </table:table-cell>
        </table:table-row>
        <table:table-row table:style-name="ro1">
          <table:table-cell office:value-type="string">
            <text:p>[Log] <text:s/>Latitude:45.35985230055037 (index.js, line 82)</text:p>
          </table:table-cell>
        </table:table-row>
        <table:table-row table:style-name="ro1">
          <table:table-cell office:value-type="string">
            <text:p>[Log] Longitude: -75.7944363010005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35 (index.js, line 80)</text:p>
          </table:table-cell>
        </table:table-row>
        <table:table-row table:style-name="ro1">
          <table:table-cell office:value-type="string">
            <text:p>[Log] <text:s/>Time:Wed Feb 05 2014 19:38:43 GMT-0500 (EST) (index.js, line 81)</text:p>
          </table:table-cell>
        </table:table-row>
        <table:table-row table:style-name="ro1">
          <table:table-cell office:value-type="string">
            <text:p>[Log] <text:s/>Latitude:45.35978082564075 (index.js, line 82)</text:p>
          </table:table-cell>
        </table:table-row>
        <table:table-row table:style-name="ro1">
          <table:table-cell office:value-type="string">
            <text:p>[Log] Longitude: -75.7945980941394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36 (index.js, line 80)</text:p>
          </table:table-cell>
        </table:table-row>
        <table:table-row table:style-name="ro1">
          <table:table-cell office:value-type="string">
            <text:p>[Log] <text:s/>Time:Wed Feb 05 2014 19:38:44 GMT-0500 (EST) (index.js, line 81)</text:p>
          </table:table-cell>
        </table:table-row>
        <table:table-row table:style-name="ro1">
          <table:table-cell office:value-type="string">
            <text:p>[Log] <text:s/>Latitude:45.35971255861824 (index.js, line 82)</text:p>
          </table:table-cell>
        </table:table-row>
        <table:table-row table:style-name="ro1">
          <table:table-cell office:value-type="string">
            <text:p>[Log] Longitude: -75.7947537562722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37 (index.js, line 80)</text:p>
          </table:table-cell>
        </table:table-row>
        <table:table-row table:style-name="ro1">
          <table:table-cell office:value-type="string">
            <text:p>[Log] <text:s/>Time:Wed Feb 05 2014 19:38:45 GMT-0500 (EST) (index.js, line 81)</text:p>
          </table:table-cell>
        </table:table-row>
        <table:table-row table:style-name="ro1">
          <table:table-cell office:value-type="string">
            <text:p>[Log] <text:s/>Latitude:45.359642205313286 (index.js, line 82)</text:p>
          </table:table-cell>
        </table:table-row>
        <table:table-row table:style-name="ro1">
          <table:table-cell office:value-type="string">
            <text:p>[Log] Longitude: -75.7949154124071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38 (index.js, line 80)</text:p>
          </table:table-cell>
        </table:table-row>
        <table:table-row table:style-name="ro1">
          <table:table-cell office:value-type="string">
            <text:p>[Log] <text:s/>Time:Wed Feb 05 2014 19:38:46 GMT-0500 (EST) (index.js, line 81)</text:p>
          </table:table-cell>
        </table:table-row>
        <table:table-row table:style-name="ro1">
          <table:table-cell office:value-type="string">
            <text:p>[Log] <text:s/>Latitude:45.359588285250965 (index.js, line 82)</text:p>
          </table:table-cell>
        </table:table-row>
        <table:table-row table:style-name="ro1">
          <table:table-cell office:value-type="string">
            <text:p>[Log] Longitude: -75.7950393087230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39 (index.js, line 80)</text:p>
          </table:table-cell>
        </table:table-row>
        <table:table-row table:style-name="ro1">
          <table:table-cell office:value-type="string">
            <text:p>[Log] <text:s/>Time:Wed Feb 05 2014 19:38:47 GMT-0500 (EST) (index.js, line 81)</text:p>
          </table:table-cell>
        </table:table-row>
        <table:table-row table:style-name="ro1">
          <table:table-cell office:value-type="string">
            <text:p>[Log] <text:s/>Latitude:45.35953554995761 (index.js, line 82)</text:p>
          </table:table-cell>
        </table:table-row>
        <table:table-row table:style-name="ro1">
          <table:table-cell office:value-type="string">
            <text:p>[Log] Longitude: -75.7951604828849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40 (index.js, line 80)</text:p>
          </table:table-cell>
        </table:table-row>
        <table:table-row table:style-name="ro1">
          <table:table-cell office:value-type="string">
            <text:p>[Log] <text:s/>Time:Wed Feb 05 2014 19:38:48 GMT-0500 (EST) (index.js, line 81)</text:p>
          </table:table-cell>
        </table:table-row>
        <table:table-row table:style-name="ro1">
          <table:table-cell office:value-type="string">
            <text:p>[Log] <text:s/>Latitude:45.359487708962725 (index.js, line 82)</text:p>
          </table:table-cell>
        </table:table-row>
        <table:table-row table:style-name="ro1">
          <table:table-cell office:value-type="string">
            <text:p>[Log] Longitude: -75.7952704102353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41 (index.js, line 80)</text:p>
          </table:table-cell>
        </table:table-row>
        <table:table-row table:style-name="ro1">
          <table:table-cell office:value-type="string">
            <text:p>[Log] <text:s/>Time:Wed Feb 05 2014 19:38:49 GMT-0500 (EST) (index.js, line 81)</text:p>
          </table:table-cell>
        </table:table-row>
        <table:table-row table:style-name="ro1">
          <table:table-cell office:value-type="string">
            <text:p>[Log] <text:s/>Latitude:45.359410225275106 (index.js, line 82)</text:p>
          </table:table-cell>
        </table:table-row>
        <table:table-row table:style-name="ro1">
          <table:table-cell office:value-type="string">
            <text:p>[Log] Longitude: -75.7954505150701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42 (index.js, line 80)</text:p>
          </table:table-cell>
        </table:table-row>
        <table:table-row table:style-name="ro1">
          <table:table-cell office:value-type="string">
            <text:p>[Log] <text:s/>Time:Wed Feb 05 2014 19:38:50 GMT-0500 (EST) (index.js, line 81)</text:p>
          </table:table-cell>
        </table:table-row>
        <table:table-row table:style-name="ro1">
          <table:table-cell office:value-type="string">
            <text:p>[Log] <text:s/>Latitude:45.35934344861359 (index.js, line 82)</text:p>
          </table:table-cell>
        </table:table-row>
        <table:table-row table:style-name="ro1">
          <table:table-cell office:value-type="string">
            <text:p>[Log] Longitude: -75.7955992820643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43 (index.js, line 80)</text:p>
          </table:table-cell>
        </table:table-row>
        <table:table-row table:style-name="ro1">
          <table:table-cell office:value-type="string">
            <text:p>[Log] <text:s/>Time:Wed Feb 05 2014 19:38:51 GMT-0500 (EST) (index.js, line 81)</text:p>
          </table:table-cell>
        </table:table-row>
        <table:table-row table:style-name="ro1">
          <table:table-cell office:value-type="string">
            <text:p>[Log] <text:s/>Latitude:45.359283686501456 (index.js, line 82)</text:p>
          </table:table-cell>
        </table:table-row>
        <table:table-row table:style-name="ro1">
          <table:table-cell office:value-type="string">
            <text:p>[Log] Longitude: -75.7957324213930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44 (index.js, line 80)</text:p>
          </table:table-cell>
        </table:table-row>
        <table:table-row table:style-name="ro1">
          <table:table-cell office:value-type="string">
            <text:p>[Log] <text:s/>Time:Wed Feb 05 2014 19:38:52 GMT-0500 (EST) (index.js, line 81)</text:p>
          </table:table-cell>
        </table:table-row>
        <table:table-row table:style-name="ro1">
          <table:table-cell office:value-type="string">
            <text:p>[Log] <text:s/>Latitude:45.35924448509463 (index.js, line 82)</text:p>
          </table:table-cell>
        </table:table-row>
        <table:table-row table:style-name="ro1">
          <table:table-cell office:value-type="string">
            <text:p>[Log] Longitude: -75.795819755585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45 (index.js, line 80)</text:p>
          </table:table-cell>
        </table:table-row>
        <table:table-row table:style-name="ro1">
          <table:table-cell office:value-type="string">
            <text:p>[Log] <text:s/>Time:Wed Feb 05 2014 19:38:53 GMT-0500 (EST) (index.js, line 81)</text:p>
          </table:table-cell>
        </table:table-row>
        <table:table-row table:style-name="ro1">
          <table:table-cell office:value-type="string">
            <text:p>[Log] <text:s/>Latitude:45.35920378134568 (index.js, line 82)</text:p>
          </table:table-cell>
        </table:table-row>
        <table:table-row table:style-name="ro1">
          <table:table-cell office:value-type="string">
            <text:p>[Log] Longitude: -75.7959094426041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46 (index.js, line 80)</text:p>
          </table:table-cell>
        </table:table-row>
        <table:table-row table:style-name="ro1">
          <table:table-cell office:value-type="string">
            <text:p>[Log] <text:s/>Time:Wed Feb 05 2014 19:38:54 GMT-0500 (EST) (index.js, line 81)</text:p>
          </table:table-cell>
        </table:table-row>
        <table:table-row table:style-name="ro1">
          <table:table-cell office:value-type="string">
            <text:p>[Log] <text:s/>Latitude:45.35913262126442 (index.js, line 82)</text:p>
          </table:table-cell>
        </table:table-row>
        <table:table-row table:style-name="ro1">
          <table:table-cell office:value-type="string">
            <text:p>[Log] Longitude: -75.79606496750785 (index.js, line 83)</text:p>
          </table:table-cell>
        </table:table-row>
        <table:table-row table:style-name="ro1">
          <table:table-cell office:value-type="string">
            <text:p>[Log] Accuracy: 30 (index.js, line 84)</text:p>
          </table:table-cell>
        </table:table-row>
        <table:table-row table:style-name="ro1">
          <table:table-cell office:value-type="string">
            <text:p>[Log] 147 (index.js, line 80)</text:p>
          </table:table-cell>
        </table:table-row>
        <table:table-row table:style-name="ro1">
          <table:table-cell office:value-type="string">
            <text:p>[Log] <text:s/>Time:Wed Feb 05 2014 19:38:55 GMT-0500 (EST) (index.js, line 81)</text:p>
          </table:table-cell>
        </table:table-row>
        <table:table-row table:style-name="ro1">
          <table:table-cell office:value-type="string">
            <text:p>[Log] <text:s/>Latitude:45.35908474725976 (index.js, line 82)</text:p>
          </table:table-cell>
        </table:table-row>
        <table:table-row table:style-name="ro1">
          <table:table-cell office:value-type="string">
            <text:p>[Log] Longitude: -75.79616959985287 (index.js, line 83)</text:p>
          </table:table-cell>
        </table:table-row>
        <table:table-row table:style-name="ro1">
          <table:table-cell office:value-type="string">
            <text:p>[Log] Accuracy: 30 (index.js, line 84)</text:p>
          </table:table-cell>
        </table:table-row>
        <table:table-row table:style-name="ro1">
          <table:table-cell office:value-type="string">
            <text:p>[Log] 148 (index.js, line 80)</text:p>
          </table:table-cell>
        </table:table-row>
        <table:table-row table:style-name="ro1">
          <table:table-cell office:value-type="string">
            <text:p>[Log] <text:s/>Time:Wed Feb 05 2014 19:38:56 GMT-0500 (EST) (index.js, line 81)</text:p>
          </table:table-cell>
        </table:table-row>
        <table:table-row table:style-name="ro1">
          <table:table-cell office:value-type="string">
            <text:p>[Log] <text:s/>Latitude:45.359021546793706 (index.js, line 82)</text:p>
          </table:table-cell>
        </table:table-row>
        <table:table-row table:style-name="ro1">
          <table:table-cell office:value-type="string">
            <text:p>[Log] Longitude: -75.79630772837845 (index.js, line 83)</text:p>
          </table:table-cell>
        </table:table-row>
        <table:table-row table:style-name="ro1">
          <table:table-cell office:value-type="string">
            <text:p>[Log] Accuracy: 50 (index.js, line 84)</text:p>
          </table:table-cell>
        </table:table-row>
        <table:table-row table:style-name="ro1">
          <table:table-cell office:value-type="string">
            <text:p>[Log] 149 (index.js, line 80)</text:p>
          </table:table-cell>
        </table:table-row>
        <table:table-row table:style-name="ro1">
          <table:table-cell office:value-type="string">
            <text:p>[Log] <text:s/>Time:Wed Feb 05 2014 19:38:57 GMT-0500 (EST) (index.js, line 81)</text:p>
          </table:table-cell>
        </table:table-row>
        <table:table-row table:style-name="ro1">
          <table:table-cell office:value-type="string">
            <text:p>[Log] <text:s/>Latitude:45.35894561264301 (index.js, line 82)</text:p>
          </table:table-cell>
        </table:table-row>
        <table:table-row table:style-name="ro1">
          <table:table-cell office:value-type="string">
            <text:p>[Log] Longitude: -75.7964736874419 (index.js, line 83)</text:p>
          </table:table-cell>
        </table:table-row>
        <table:table-row table:style-name="ro1">
          <table:table-cell office:value-type="string">
            <text:p>[Log] Accuracy: 50 (index.js, line 84)</text:p>
          </table:table-cell>
        </table:table-row>
        <table:table-row table:style-name="ro1">
          <table:table-cell office:value-type="string">
            <text:p>[Log] 150 (index.js, line 80)</text:p>
          </table:table-cell>
        </table:table-row>
        <table:table-row table:style-name="ro1">
          <table:table-cell office:value-type="string">
            <text:p>[Log] <text:s/>Time:Wed Feb 05 2014 19:38:58 GMT-0500 (EST) (index.js, line 81)</text:p>
          </table:table-cell>
        </table:table-row>
        <table:table-row table:style-name="ro1">
          <table:table-cell office:value-type="string">
            <text:p>[Log] <text:s/>Latitude:45.35893888417332 (index.js, line 82)</text:p>
          </table:table-cell>
        </table:table-row>
        <table:table-row table:style-name="ro1">
          <table:table-cell office:value-type="string">
            <text:p>[Log] Longitude: -75.79648839309812 (index.js, line 83)</text:p>
          </table:table-cell>
        </table:table-row>
        <table:table-row table:style-name="ro1">
          <table:table-cell office:value-type="string">
            <text:p>[Log] Accuracy: 50 (index.js, line 84)</text:p>
          </table:table-cell>
        </table:table-row>
        <table:table-row table:style-name="ro1">
          <table:table-cell office:value-type="string">
            <text:p>[Log] 151 (index.js, line 80)</text:p>
          </table:table-cell>
        </table:table-row>
        <table:table-row table:style-name="ro1">
          <table:table-cell office:value-type="string">
            <text:p>[Log] <text:s/>Time:Wed Feb 05 2014 19:38:59 GMT-0500 (EST) (index.js, line 81)</text:p>
          </table:table-cell>
        </table:table-row>
        <table:table-row table:style-name="ro1">
          <table:table-cell office:value-type="string">
            <text:p>[Log] <text:s/>Latitude:45.35877221866992 (index.js, line 82)</text:p>
          </table:table-cell>
        </table:table-row>
        <table:table-row table:style-name="ro1">
          <table:table-cell office:value-type="string">
            <text:p>[Log] Longitude: -75.79686599128763 (index.js, line 83)</text:p>
          </table:table-cell>
        </table:table-row>
        <table:table-row table:style-name="ro1">
          <table:table-cell office:value-type="string">
            <text:p>[Log] Accuracy: 50 (index.js, line 84)</text:p>
          </table:table-cell>
        </table:table-row>
        <table:table-row table:style-name="ro1">
          <table:table-cell office:value-type="string">
            <text:p>[Log] 152 (index.js, line 80)</text:p>
          </table:table-cell>
        </table:table-row>
        <table:table-row table:style-name="ro1">
          <table:table-cell office:value-type="string">
            <text:p>[Log] <text:s/>Time:Wed Feb 05 2014 19:39:00 GMT-0500 (EST) (index.js, line 81)</text:p>
          </table:table-cell>
        </table:table-row>
        <table:table-row table:style-name="ro1">
          <table:table-cell office:value-type="string">
            <text:p>[Log] <text:s/>Latitude:45.35868712021035 (index.js, line 82)</text:p>
          </table:table-cell>
        </table:table-row>
        <table:table-row table:style-name="ro1">
          <table:table-cell office:value-type="string">
            <text:p>[Log] Longitude: -75.7970588660828 (index.js, line 83)</text:p>
          </table:table-cell>
        </table:table-row>
        <table:table-row table:style-name="ro1">
          <table:table-cell office:value-type="string">
            <text:p>[Log] Accuracy: 50 (index.js, line 84)</text:p>
          </table:table-cell>
        </table:table-row>
        <table:table-row table:style-name="ro1">
          <table:table-cell office:value-type="string">
            <text:p>[Log] 153 (index.js, line 80)</text:p>
          </table:table-cell>
        </table:table-row>
        <table:table-row table:style-name="ro1">
          <table:table-cell office:value-type="string">
            <text:p>[Log] <text:s/>Time:Wed Feb 05 2014 19:39:01 GMT-0500 (EST) (index.js, line 81)</text:p>
          </table:table-cell>
        </table:table-row>
        <table:table-row table:style-name="ro1">
          <table:table-cell office:value-type="string">
            <text:p>[Log] <text:s/>Latitude:45.35858957505098 (index.js, line 82)</text:p>
          </table:table-cell>
        </table:table-row>
        <table:table-row table:style-name="ro1">
          <table:table-cell office:value-type="string">
            <text:p>[Log] Longitude: -75.79727995253052 (index.js, line 83)</text:p>
          </table:table-cell>
        </table:table-row>
        <table:table-row table:style-name="ro1">
          <table:table-cell office:value-type="string">
            <text:p>[Log] Accuracy: 30 (index.js, line 84)</text:p>
          </table:table-cell>
        </table:table-row>
        <table:table-row table:style-name="ro1">
          <table:table-cell office:value-type="string">
            <text:p>[Log] 154 (index.js, line 80)</text:p>
          </table:table-cell>
        </table:table-row>
        <table:table-row table:style-name="ro1">
          <table:table-cell office:value-type="string">
            <text:p>[Log] <text:s/>Time:Wed Feb 05 2014 19:39:02 GMT-0500 (EST) (index.js, line 81)</text:p>
          </table:table-cell>
        </table:table-row>
        <table:table-row table:style-name="ro1">
          <table:table-cell office:value-type="string">
            <text:p>[Log] <text:s/>Latitude:45.358495979043894 (index.js, line 82)</text:p>
          </table:table-cell>
        </table:table-row>
        <table:table-row table:style-name="ro1">
          <table:table-cell office:value-type="string">
            <text:p>[Log] Longitude: -75.79749266427825 (index.js, line 83)</text:p>
          </table:table-cell>
        </table:table-row>
        <table:table-row table:style-name="ro1">
          <table:table-cell office:value-type="string">
            <text:p>[Log] Accuracy: 30 (index.js, line 84)</text:p>
          </table:table-cell>
        </table:table-row>
        <table:table-row table:style-name="ro1">
          <table:table-cell office:value-type="string">
            <text:p>[Log] 155 (index.js, line 80)</text:p>
          </table:table-cell>
        </table:table-row>
        <table:table-row table:style-name="ro1">
          <table:table-cell office:value-type="string">
            <text:p>[Log] <text:s/>Time:Wed Feb 05 2014 19:39:03 GMT-0500 (EST) (index.js, line 81)</text:p>
          </table:table-cell>
        </table:table-row>
        <table:table-row table:style-name="ro1">
          <table:table-cell office:value-type="string">
            <text:p>[Log] <text:s/>Latitude:45.3583895861045 (index.js, line 82)</text:p>
          </table:table-cell>
        </table:table-row>
        <table:table-row table:style-name="ro1">
          <table:table-cell office:value-type="string">
            <text:p>[Log] Longitude: -75.79773483972531 (index.js, line 83)</text:p>
          </table:table-cell>
        </table:table-row>
        <table:table-row table:style-name="ro1">
          <table:table-cell office:value-type="string">
            <text:p>[Log] Accuracy: 30 (index.js, line 84)</text:p>
          </table:table-cell>
        </table:table-row>
        <table:table-row table:style-name="ro1">
          <table:table-cell office:value-type="string">
            <text:p>[Log] 156 (index.js, line 80)</text:p>
          </table:table-cell>
        </table:table-row>
        <table:table-row table:style-name="ro1">
          <table:table-cell office:value-type="string">
            <text:p>[Log] <text:s/>Time:Wed Feb 05 2014 19:39:04 GMT-0500 (EST) (index.js, line 81)</text:p>
          </table:table-cell>
        </table:table-row>
        <table:table-row table:style-name="ro1">
          <table:table-cell office:value-type="string">
            <text:p>[Log] <text:s/>Latitude:45.35828504776754 (index.js, line 82)</text:p>
          </table:table-cell>
        </table:table-row>
        <table:table-row table:style-name="ro1">
          <table:table-cell office:value-type="string">
            <text:p>[Log] Longitude: -75.79797279344348 (index.js, line 83)</text:p>
          </table:table-cell>
        </table:table-row>
        <table:table-row table:style-name="ro1">
          <table:table-cell office:value-type="string">
            <text:p>[Log] Accuracy: 30 (index.js, line 84)</text:p>
          </table:table-cell>
        </table:table-row>
        <table:table-row table:style-name="ro1">
          <table:table-cell office:value-type="string">
            <text:p>[Log] 157 (index.js, line 80)</text:p>
          </table:table-cell>
        </table:table-row>
        <table:table-row table:style-name="ro1">
          <table:table-cell office:value-type="string">
            <text:p>[Log] <text:s/>Time:Wed Feb 05 2014 19:39:05 GMT-0500 (EST) (index.js, line 81)</text:p>
          </table:table-cell>
        </table:table-row>
        <table:table-row table:style-name="ro1">
          <table:table-cell office:value-type="string">
            <text:p>[Log] <text:s/>Latitude:45.35818551597076 (index.js, line 82)</text:p>
          </table:table-cell>
        </table:table-row>
        <table:table-row table:style-name="ro1">
          <table:table-cell office:value-type="string">
            <text:p>[Log] Longitude: -75.79819924430922 (index.js, line 83)</text:p>
          </table:table-cell>
        </table:table-row>
        <table:table-row table:style-name="ro1">
          <table:table-cell office:value-type="string">
            <text:p>[Log] Accuracy: 30 (index.js, line 84)</text:p>
          </table:table-cell>
        </table:table-row>
        <table:table-row table:style-name="ro1">
          <table:table-cell office:value-type="string">
            <text:p>[Log] 158 (index.js, line 80)</text:p>
          </table:table-cell>
        </table:table-row>
        <table:table-row table:style-name="ro1">
          <table:table-cell office:value-type="string">
            <text:p>[Log] <text:s/>Time:Wed Feb 05 2014 19:39:06 GMT-0500 (EST) (index.js, line 81)</text:p>
          </table:table-cell>
        </table:table-row>
        <table:table-row table:style-name="ro1">
          <table:table-cell office:value-type="string">
            <text:p>[Log] <text:s/>Latitude:45.3580931492392 (index.js, line 82)</text:p>
          </table:table-cell>
        </table:table-row>
        <table:table-row table:style-name="ro1">
          <table:table-cell office:value-type="string">
            <text:p>[Log] Longitude: -75.79840920116112 (index.js, line 83)</text:p>
          </table:table-cell>
        </table:table-row>
        <table:table-row table:style-name="ro1">
          <table:table-cell office:value-type="string">
            <text:p>[Log] Accuracy: 30 (index.js, line 84)</text:p>
          </table:table-cell>
        </table:table-row>
        <table:table-row table:style-name="ro1">
          <table:table-cell office:value-type="string">
            <text:p>[Log] 159 (index.js, line 80)</text:p>
          </table:table-cell>
        </table:table-row>
        <table:table-row table:style-name="ro1">
          <table:table-cell office:value-type="string">
            <text:p>[Log] <text:s/>Time:Wed Feb 05 2014 19:39:07 GMT-0500 (EST) (index.js, line 81)</text:p>
          </table:table-cell>
        </table:table-row>
        <table:table-row table:style-name="ro1">
          <table:table-cell office:value-type="string">
            <text:p>[Log] <text:s/>Latitude:45.357998001749614 (index.js, line 82)</text:p>
          </table:table-cell>
        </table:table-row>
        <table:table-row table:style-name="ro1">
          <table:table-cell office:value-type="string">
            <text:p>[Log] Longitude: -75.7986258452001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0 (index.js, line 80)</text:p>
          </table:table-cell>
        </table:table-row>
        <table:table-row table:style-name="ro1">
          <table:table-cell office:value-type="string">
            <text:p>[Log] <text:s/>Time:Wed Feb 05 2014 19:39:08 GMT-0500 (EST) (index.js, line 81)</text:p>
          </table:table-cell>
        </table:table-row>
        <table:table-row table:style-name="ro1">
          <table:table-cell office:value-type="string">
            <text:p>[Log] <text:s/>Latitude:45.35789781375166 (index.js, line 82)</text:p>
          </table:table-cell>
        </table:table-row>
        <table:table-row table:style-name="ro1">
          <table:table-cell office:value-type="string">
            <text:p>[Log] Longitude: -75.7988540130463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1 (index.js, line 80)</text:p>
          </table:table-cell>
        </table:table-row>
        <table:table-row table:style-name="ro1">
          <table:table-cell office:value-type="string">
            <text:p>[Log] <text:s/>Time:Wed Feb 05 2014 19:39:09 GMT-0500 (EST) (index.js, line 81)</text:p>
          </table:table-cell>
        </table:table-row>
        <table:table-row table:style-name="ro1">
          <table:table-cell office:value-type="string">
            <text:p>[Log] <text:s/>Latitude:45.35779624792153 (index.js, line 82)</text:p>
          </table:table-cell>
        </table:table-row>
        <table:table-row table:style-name="ro1">
          <table:table-cell office:value-type="string">
            <text:p>[Log] Longitude: -75.7990853175579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2 (index.js, line 80)</text:p>
          </table:table-cell>
        </table:table-row>
        <table:table-row table:style-name="ro1">
          <table:table-cell office:value-type="string">
            <text:p>[Log] <text:s/>Time:Wed Feb 05 2014 19:39:10 GMT-0500 (EST) (index.js, line 81)</text:p>
          </table:table-cell>
        </table:table-row>
        <table:table-row table:style-name="ro1">
          <table:table-cell office:value-type="string">
            <text:p>[Log] <text:s/>Latitude:45.35769224777175 (index.js, line 82)</text:p>
          </table:table-cell>
        </table:table-row>
        <table:table-row table:style-name="ro1">
          <table:table-cell office:value-type="string">
            <text:p>[Log] Longitude: -75.799322165912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3 (index.js, line 80)</text:p>
          </table:table-cell>
        </table:table-row>
        <table:table-row table:style-name="ro1">
          <table:table-cell office:value-type="string">
            <text:p>[Log] <text:s/>Time:Wed Feb 05 2014 19:39:11 GMT-0500 (EST) (index.js, line 81)</text:p>
          </table:table-cell>
        </table:table-row>
        <table:table-row table:style-name="ro1">
          <table:table-cell office:value-type="string">
            <text:p>[Log] <text:s/>Latitude:45.3576065329408 (index.js, line 82)</text:p>
          </table:table-cell>
        </table:table-row>
        <table:table-row table:style-name="ro1">
          <table:table-cell office:value-type="string">
            <text:p>[Log] Longitude: -75.7995173706149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4 (index.js, line 80)</text:p>
          </table:table-cell>
        </table:table-row>
        <table:table-row table:style-name="ro1">
          <table:table-cell office:value-type="string">
            <text:p>[Log] <text:s/>Time:Wed Feb 05 2014 19:39:12 GMT-0500 (EST) (index.js, line 81)</text:p>
          </table:table-cell>
        </table:table-row>
        <table:table-row table:style-name="ro1">
          <table:table-cell office:value-type="string">
            <text:p>[Log] <text:s/>Latitude:45.357504937138806 (index.js, line 82)</text:p>
          </table:table-cell>
        </table:table-row>
        <table:table-row table:style-name="ro1">
          <table:table-cell office:value-type="string">
            <text:p>[Log] Longitude: -75.7997487432294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5 (index.js, line 80)</text:p>
          </table:table-cell>
        </table:table-row>
        <table:table-row table:style-name="ro1">
          <table:table-cell office:value-type="string">
            <text:p>[Log] <text:s/>Time:Wed Feb 05 2014 19:39:13 GMT-0500 (EST) (index.js, line 81)</text:p>
          </table:table-cell>
        </table:table-row>
        <table:table-row table:style-name="ro1">
          <table:table-cell office:value-type="string">
            <text:p>[Log] <text:s/>Latitude:45.357419302548905 (index.js, line 82)</text:p>
          </table:table-cell>
        </table:table-row>
        <table:table-row table:style-name="ro1">
          <table:table-cell office:value-type="string">
            <text:p>[Log] Longitude: -75.7999437652324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6 (index.js, line 80)</text:p>
          </table:table-cell>
        </table:table-row>
        <table:table-row table:style-name="ro1">
          <table:table-cell office:value-type="string">
            <text:p>[Log] <text:s/>Time:Wed Feb 05 2014 19:39:14 GMT-0500 (EST) (index.js, line 81)</text:p>
          </table:table-cell>
        </table:table-row>
        <table:table-row table:style-name="ro1">
          <table:table-cell office:value-type="string">
            <text:p>[Log] <text:s/>Latitude:45.35733494564458 (index.js, line 82)</text:p>
          </table:table-cell>
        </table:table-row>
        <table:table-row table:style-name="ro1">
          <table:table-cell office:value-type="string">
            <text:p>[Log] Longitude: -75.8001353899453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7 (index.js, line 80)</text:p>
          </table:table-cell>
        </table:table-row>
        <table:table-row table:style-name="ro1">
          <table:table-cell office:value-type="string">
            <text:p>[Log] <text:s/>Time:Wed Feb 05 2014 19:39:15 GMT-0500 (EST) (index.js, line 81)</text:p>
          </table:table-cell>
        </table:table-row>
        <table:table-row table:style-name="ro1">
          <table:table-cell office:value-type="string">
            <text:p>[Log] <text:s/>Latitude:45.35724758388073 (index.js, line 82)</text:p>
          </table:table-cell>
        </table:table-row>
        <table:table-row table:style-name="ro1">
          <table:table-cell office:value-type="string">
            <text:p>[Log] Longitude: -75.800333361985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8 (index.js, line 80)</text:p>
          </table:table-cell>
        </table:table-row>
        <table:table-row table:style-name="ro1">
          <table:table-cell office:value-type="string">
            <text:p>[Log] <text:s/>Time:Wed Feb 05 2014 19:39:16 GMT-0500 (EST) (index.js, line 81)</text:p>
          </table:table-cell>
        </table:table-row>
        <table:table-row table:style-name="ro1">
          <table:table-cell office:value-type="string">
            <text:p>[Log] <text:s/>Latitude:45.35715417063163 (index.js, line 82)</text:p>
          </table:table-cell>
        </table:table-row>
        <table:table-row table:style-name="ro1">
          <table:table-cell office:value-type="string">
            <text:p>[Log] Longitude: -75.8005411437989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9 (index.js, line 80)</text:p>
          </table:table-cell>
        </table:table-row>
        <table:table-row table:style-name="ro1">
          <table:table-cell office:value-type="string">
            <text:p>[Log] <text:s/>Time:Wed Feb 05 2014 19:39:17 GMT-0500 (EST) (index.js, line 81)</text:p>
          </table:table-cell>
        </table:table-row>
        <table:table-row table:style-name="ro1">
          <table:table-cell office:value-type="string">
            <text:p>[Log] <text:s/>Latitude:45.35708810775228 (index.js, line 82)</text:p>
          </table:table-cell>
        </table:table-row>
        <table:table-row table:style-name="ro1">
          <table:table-cell office:value-type="string">
            <text:p>[Log] Longitude: -75.800687457776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0 (index.js, line 80)</text:p>
          </table:table-cell>
        </table:table-row>
        <table:table-row table:style-name="ro1">
          <table:table-cell office:value-type="string">
            <text:p>[Log] <text:s/>Time:Wed Feb 05 2014 19:39:18 GMT-0500 (EST) (index.js, line 81)</text:p>
          </table:table-cell>
        </table:table-row>
        <table:table-row table:style-name="ro1">
          <table:table-cell office:value-type="string">
            <text:p>[Log] <text:s/>Latitude:45.35698719801618 (index.js, line 82)</text:p>
          </table:table-cell>
        </table:table-row>
        <table:table-row table:style-name="ro1">
          <table:table-cell office:value-type="string">
            <text:p>[Log] Longitude: -75.800912088197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1 (index.js, line 80)</text:p>
          </table:table-cell>
        </table:table-row>
        <table:table-row table:style-name="ro1">
          <table:table-cell office:value-type="string">
            <text:p>[Log] <text:s/>Time:Wed Feb 05 2014 19:39:19 GMT-0500 (EST) (index.js, line 81)</text:p>
          </table:table-cell>
        </table:table-row>
        <table:table-row table:style-name="ro1">
          <table:table-cell office:value-type="string">
            <text:p>[Log] <text:s/>Latitude:45.35690342761372 (index.js, line 82)</text:p>
          </table:table-cell>
        </table:table-row>
        <table:table-row table:style-name="ro1">
          <table:table-cell office:value-type="string">
            <text:p>[Log] Longitude: -75.8010985678629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2 (index.js, line 80)</text:p>
          </table:table-cell>
        </table:table-row>
        <table:table-row table:style-name="ro1">
          <table:table-cell office:value-type="string">
            <text:p>[Log] <text:s/>Time:Wed Feb 05 2014 19:39:20 GMT-0500 (EST) (index.js, line 81)</text:p>
          </table:table-cell>
        </table:table-row>
        <table:table-row table:style-name="ro1">
          <table:table-cell office:value-type="string">
            <text:p>[Log] <text:s/>Latitude:45.35682636464222 (index.js, line 82)</text:p>
          </table:table-cell>
        </table:table-row>
        <table:table-row table:style-name="ro1">
          <table:table-cell office:value-type="string">
            <text:p>[Log] Longitude: -75.8012701149709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3 (index.js, line 80)</text:p>
          </table:table-cell>
        </table:table-row>
        <table:table-row table:style-name="ro1">
          <table:table-cell office:value-type="string">
            <text:p>[Log] <text:s/>Time:Wed Feb 05 2014 19:39:21 GMT-0500 (EST) (index.js, line 81)</text:p>
          </table:table-cell>
        </table:table-row>
        <table:table-row table:style-name="ro1">
          <table:table-cell office:value-type="string">
            <text:p>[Log] <text:s/>Latitude:45.35675359749857 (index.js, line 82)</text:p>
          </table:table-cell>
        </table:table-row>
        <table:table-row table:style-name="ro1">
          <table:table-cell office:value-type="string">
            <text:p>[Log] Longitude: -75.8014320998336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4 (index.js, line 80)</text:p>
          </table:table-cell>
        </table:table-row>
        <table:table-row table:style-name="ro1">
          <table:table-cell office:value-type="string">
            <text:p>[Log] <text:s/>Time:Wed Feb 05 2014 19:39:22 GMT-0500 (EST) (index.js, line 81)</text:p>
          </table:table-cell>
        </table:table-row>
        <table:table-row table:style-name="ro1">
          <table:table-cell office:value-type="string">
            <text:p>[Log] <text:s/>Latitude:45.3566861076941 (index.js, line 82)</text:p>
          </table:table-cell>
        </table:table-row>
        <table:table-row table:style-name="ro1">
          <table:table-cell office:value-type="string">
            <text:p>[Log] Longitude: -75.801582336935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5 (index.js, line 80)</text:p>
          </table:table-cell>
        </table:table-row>
        <table:table-row table:style-name="ro1">
          <table:table-cell office:value-type="string">
            <text:p>[Log] <text:s/>Time:Wed Feb 05 2014 19:39:23 GMT-0500 (EST) (index.js, line 81)</text:p>
          </table:table-cell>
        </table:table-row>
        <table:table-row table:style-name="ro1">
          <table:table-cell office:value-type="string">
            <text:p>[Log] <text:s/>Latitude:45.35662681074589 (index.js, line 82)</text:p>
          </table:table-cell>
        </table:table-row>
        <table:table-row table:style-name="ro1">
          <table:table-cell office:value-type="string">
            <text:p>[Log] Longitude: -75.8017143355391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6 (index.js, line 80)</text:p>
          </table:table-cell>
        </table:table-row>
        <table:table-row table:style-name="ro1">
          <table:table-cell office:value-type="string">
            <text:p>[Log] <text:s/>Time:Wed Feb 05 2014 19:39:24 GMT-0500 (EST) (index.js, line 81)</text:p>
          </table:table-cell>
        </table:table-row>
        <table:table-row table:style-name="ro1">
          <table:table-cell office:value-type="string">
            <text:p>[Log] <text:s/>Latitude:45.35656047714364 (index.js, line 82)</text:p>
          </table:table-cell>
        </table:table-row>
        <table:table-row table:style-name="ro1">
          <table:table-cell office:value-type="string">
            <text:p>[Log] Longitude: -75.8018619984795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7 (index.js, line 80)</text:p>
          </table:table-cell>
        </table:table-row>
        <table:table-row table:style-name="ro1">
          <table:table-cell office:value-type="string">
            <text:p>[Log] <text:s/>Time:Wed Feb 05 2014 19:39:25 GMT-0500 (EST) (index.js, line 81)</text:p>
          </table:table-cell>
        </table:table-row>
        <table:table-row table:style-name="ro1">
          <table:table-cell office:value-type="string">
            <text:p>[Log] <text:s/>Latitude:45.35649350385634 (index.js, line 82)</text:p>
          </table:table-cell>
        </table:table-row>
        <table:table-row table:style-name="ro1">
          <table:table-cell office:value-type="string">
            <text:p>[Log] Longitude: -75.8020117320120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8 (index.js, line 80)</text:p>
          </table:table-cell>
        </table:table-row>
        <table:table-row table:style-name="ro1">
          <table:table-cell office:value-type="string">
            <text:p>[Log] <text:s/>Time:Wed Feb 05 2014 19:39:26 GMT-0500 (EST) (index.js, line 81)</text:p>
          </table:table-cell>
        </table:table-row>
        <table:table-row table:style-name="ro1">
          <table:table-cell office:value-type="string">
            <text:p>[Log] <text:s/>Latitude:45.356432842822805 (index.js, line 82)</text:p>
          </table:table-cell>
        </table:table-row>
        <table:table-row table:style-name="ro1">
          <table:table-cell office:value-type="string">
            <text:p>[Log] Longitude: -75.8021475283385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9 (index.js, line 80)</text:p>
          </table:table-cell>
        </table:table-row>
        <table:table-row table:style-name="ro1">
          <table:table-cell office:value-type="string">
            <text:p>[Log] <text:s/>Time:Wed Feb 05 2014 19:39:27 GMT-0500 (EST) (index.js, line 81)</text:p>
          </table:table-cell>
        </table:table-row>
        <table:table-row table:style-name="ro1">
          <table:table-cell office:value-type="string">
            <text:p>[Log] <text:s/>Latitude:45.35637978432411 (index.js, line 82)</text:p>
          </table:table-cell>
        </table:table-row>
        <table:table-row table:style-name="ro1">
          <table:table-cell office:value-type="string">
            <text:p>[Log] Longitude: -75.8022663051451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0 (index.js, line 80)</text:p>
          </table:table-cell>
        </table:table-row>
        <table:table-row table:style-name="ro1">
          <table:table-cell office:value-type="string">
            <text:p>[Log] <text:s/>Time:Wed Feb 05 2014 19:39:28 GMT-0500 (EST) (index.js, line 81)</text:p>
          </table:table-cell>
        </table:table-row>
        <table:table-row table:style-name="ro1">
          <table:table-cell office:value-type="string">
            <text:p>[Log] <text:s/>Latitude:45.35633298382209 (index.js, line 82)</text:p>
          </table:table-cell>
        </table:table-row>
        <table:table-row table:style-name="ro1">
          <table:table-cell office:value-type="string">
            <text:p>[Log] Longitude: -75.8023710736961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1 (index.js, line 80)</text:p>
          </table:table-cell>
        </table:table-row>
        <table:table-row table:style-name="ro1">
          <table:table-cell office:value-type="string">
            <text:p>[Log] <text:s/>Time:Wed Feb 05 2014 19:39:29 GMT-0500 (EST) (index.js, line 81)</text:p>
          </table:table-cell>
        </table:table-row>
        <table:table-row table:style-name="ro1">
          <table:table-cell office:value-type="string">
            <text:p>[Log] <text:s/>Latitude:45.356288086004994 (index.js, line 82)</text:p>
          </table:table-cell>
        </table:table-row>
        <table:table-row table:style-name="ro1">
          <table:table-cell office:value-type="string">
            <text:p>[Log] Longitude: -75.802471581882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2 (index.js, line 80)</text:p>
          </table:table-cell>
        </table:table-row>
        <table:table-row table:style-name="ro1">
          <table:table-cell office:value-type="string">
            <text:p>[Log] <text:s/>Time:Wed Feb 05 2014 19:39:30 GMT-0500 (EST) (index.js, line 81)</text:p>
          </table:table-cell>
        </table:table-row>
        <table:table-row table:style-name="ro1">
          <table:table-cell office:value-type="string">
            <text:p>[Log] <text:s/>Latitude:45.35624590488475 (index.js, line 82)</text:p>
          </table:table-cell>
        </table:table-row>
        <table:table-row table:style-name="ro1">
          <table:table-cell office:value-type="string">
            <text:p>[Log] Longitude: -75.8025660089333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3 (index.js, line 80)</text:p>
          </table:table-cell>
        </table:table-row>
        <table:table-row table:style-name="ro1">
          <table:table-cell office:value-type="string">
            <text:p>[Log] <text:s/>Time:Wed Feb 05 2014 19:39:31 GMT-0500 (EST) (index.js, line 81)</text:p>
          </table:table-cell>
        </table:table-row>
        <table:table-row table:style-name="ro1">
          <table:table-cell office:value-type="string">
            <text:p>[Log] <text:s/>Latitude:45.356212971396936 (index.js, line 82)</text:p>
          </table:table-cell>
        </table:table-row>
        <table:table-row table:style-name="ro1">
          <table:table-cell office:value-type="string">
            <text:p>[Log] Longitude: -75.8026397346475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4 (index.js, line 80)</text:p>
          </table:table-cell>
        </table:table-row>
        <table:table-row table:style-name="ro1">
          <table:table-cell office:value-type="string">
            <text:p>[Log] <text:s/>Time:Wed Feb 05 2014 19:39:32 GMT-0500 (EST) (index.js, line 81)</text:p>
          </table:table-cell>
        </table:table-row>
        <table:table-row table:style-name="ro1">
          <table:table-cell office:value-type="string">
            <text:p>[Log] <text:s/>Latitude:45.356175807715324 (index.js, line 82)</text:p>
          </table:table-cell>
        </table:table-row>
        <table:table-row table:style-name="ro1">
          <table:table-cell office:value-type="string">
            <text:p>[Log] Longitude: -75.80272292863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5 (index.js, line 80)</text:p>
          </table:table-cell>
        </table:table-row>
        <table:table-row table:style-name="ro1">
          <table:table-cell office:value-type="string">
            <text:p>[Log] <text:s/>Time:Wed Feb 05 2014 19:39:33 GMT-0500 (EST) (index.js, line 81)</text:p>
          </table:table-cell>
        </table:table-row>
        <table:table-row table:style-name="ro1">
          <table:table-cell office:value-type="string">
            <text:p>[Log] <text:s/>Latitude:45.35614217567599 (index.js, line 82)</text:p>
          </table:table-cell>
        </table:table-row>
        <table:table-row table:style-name="ro1">
          <table:table-cell office:value-type="string">
            <text:p>[Log] Longitude: -75.8027982177736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6 (index.js, line 80)</text:p>
          </table:table-cell>
        </table:table-row>
        <table:table-row table:style-name="ro1">
          <table:table-cell office:value-type="string">
            <text:p>[Log] <text:s/>Time:Wed Feb 05 2014 19:39:34 GMT-0500 (EST) (index.js, line 81)</text:p>
          </table:table-cell>
        </table:table-row>
        <table:table-row table:style-name="ro1">
          <table:table-cell office:value-type="string">
            <text:p>[Log] <text:s/>Latitude:45.35609663993632 (index.js, line 82)</text:p>
          </table:table-cell>
        </table:table-row>
        <table:table-row table:style-name="ro1">
          <table:table-cell office:value-type="string">
            <text:p>[Log] Longitude: -75.8027997707176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7 (index.js, line 80)</text:p>
          </table:table-cell>
        </table:table-row>
        <table:table-row table:style-name="ro1">
          <table:table-cell office:value-type="string">
            <text:p>[Log] <text:s/>Time:Wed Feb 05 2014 19:39:35 GMT-0500 (EST) (index.js, line 81)</text:p>
          </table:table-cell>
        </table:table-row>
        <table:table-row table:style-name="ro1">
          <table:table-cell office:value-type="string">
            <text:p>[Log] <text:s/>Latitude:45.35608860705587 (index.js, line 82)</text:p>
          </table:table-cell>
        </table:table-row>
        <table:table-row table:style-name="ro1">
          <table:table-cell office:value-type="string">
            <text:p>[Log] Longitude: -75.8027950699761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8 (index.js, line 80)</text:p>
          </table:table-cell>
        </table:table-row>
        <table:table-row table:style-name="ro1">
          <table:table-cell office:value-type="string">
            <text:p>[Log] <text:s/>Time:Wed Feb 05 2014 19:39:36 GMT-0500 (EST) (index.js, line 81)</text:p>
          </table:table-cell>
        </table:table-row>
        <table:table-row table:style-name="ro1">
          <table:table-cell office:value-type="string">
            <text:p>[Log] <text:s/>Latitude:45.35605954934258 (index.js, line 82)</text:p>
          </table:table-cell>
        </table:table-row>
        <table:table-row table:style-name="ro1">
          <table:table-cell office:value-type="string">
            <text:p>[Log] Longitude: -75.802778065844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9 (index.js, line 80)</text:p>
          </table:table-cell>
        </table:table-row>
        <table:table-row table:style-name="ro1">
          <table:table-cell office:value-type="string">
            <text:p>[Log] <text:s/>Time:Wed Feb 05 2014 19:39:37 GMT-0500 (EST) (index.js, line 81)</text:p>
          </table:table-cell>
        </table:table-row>
        <table:table-row table:style-name="ro1">
          <table:table-cell office:value-type="string">
            <text:p>[Log] <text:s/>Latitude:45.356077071033205 (index.js, line 82)</text:p>
          </table:table-cell>
        </table:table-row>
        <table:table-row table:style-name="ro1">
          <table:table-cell office:value-type="string">
            <text:p>[Log] Longitude: -75.802788319269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0 (index.js, line 80)</text:p>
          </table:table-cell>
        </table:table-row>
        <table:table-row table:style-name="ro1">
          <table:table-cell office:value-type="string">
            <text:p>[Log] <text:s/>Time:Wed Feb 05 2014 19:39:38 GMT-0500 (EST) (index.js, line 81)</text:p>
          </table:table-cell>
        </table:table-row>
        <table:table-row table:style-name="ro1">
          <table:table-cell office:value-type="string">
            <text:p>[Log] <text:s/>Latitude:45.35615688673343 (index.js, line 82)</text:p>
          </table:table-cell>
        </table:table-row>
        <table:table-row table:style-name="ro1">
          <table:table-cell office:value-type="string">
            <text:p>[Log] Longitude: -75.802476353019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1 (index.js, line 80)</text:p>
          </table:table-cell>
        </table:table-row>
        <table:table-row table:style-name="ro1">
          <table:table-cell office:value-type="string">
            <text:p>[Log] <text:s/>Time:Wed Feb 05 2014 19:39:39 GMT-0500 (EST) (index.js, line 81)</text:p>
          </table:table-cell>
        </table:table-row>
        <table:table-row table:style-name="ro1">
          <table:table-cell office:value-type="string">
            <text:p>[Log] <text:s/>Latitude:45.356201520527655 (index.js, line 82)</text:p>
          </table:table-cell>
        </table:table-row>
        <table:table-row table:style-name="ro1">
          <table:table-cell office:value-type="string">
            <text:p>[Log] Longitude: -75.8023749578569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2 (index.js, line 80)</text:p>
          </table:table-cell>
        </table:table-row>
        <table:table-row table:style-name="ro1">
          <table:table-cell office:value-type="string">
            <text:p>[Log] <text:s/>Time:Wed Feb 05 2014 19:39:39 GMT-0500 (EST) (index.js, line 81)</text:p>
          </table:table-cell>
        </table:table-row>
        <table:table-row table:style-name="ro1">
          <table:table-cell office:value-type="string">
            <text:p>[Log] <text:s/>Latitude:45.35623645475972 (index.js, line 82)</text:p>
          </table:table-cell>
        </table:table-row>
        <table:table-row table:style-name="ro1">
          <table:table-cell office:value-type="string">
            <text:p>[Log] Longitude: -75.802295597277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3 (index.js, line 80)</text:p>
          </table:table-cell>
        </table:table-row>
        <table:table-row table:style-name="ro1">
          <table:table-cell office:value-type="string">
            <text:p>[Log] <text:s/>Time:Wed Feb 05 2014 19:39:40 GMT-0500 (EST) (index.js, line 81)</text:p>
          </table:table-cell>
        </table:table-row>
        <table:table-row table:style-name="ro1">
          <table:table-cell office:value-type="string">
            <text:p>[Log] <text:s/>Latitude:45.35627790516739 (index.js, line 82)</text:p>
          </table:table-cell>
        </table:table-row>
        <table:table-row table:style-name="ro1">
          <table:table-cell office:value-type="string">
            <text:p>[Log] Longitude: -75.8022014337984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4 (index.js, line 80)</text:p>
          </table:table-cell>
        </table:table-row>
        <table:table-row table:style-name="ro1">
          <table:table-cell office:value-type="string">
            <text:p>[Log] <text:s/>Time:Wed Feb 05 2014 19:39:42 GMT-0500 (EST) (index.js, line 81)</text:p>
          </table:table-cell>
        </table:table-row>
        <table:table-row table:style-name="ro1">
          <table:table-cell office:value-type="string">
            <text:p>[Log] <text:s/>Latitude:45.35632962150268 (index.js, line 82)</text:p>
          </table:table-cell>
        </table:table-row>
        <table:table-row table:style-name="ro1">
          <table:table-cell office:value-type="string">
            <text:p>[Log] Longitude: -75.8020839480013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5 (index.js, line 80)</text:p>
          </table:table-cell>
        </table:table-row>
        <table:table-row table:style-name="ro1">
          <table:table-cell office:value-type="string">
            <text:p>[Log] <text:s/>Time:Wed Feb 05 2014 19:39:43 GMT-0500 (EST) (index.js, line 81)</text:p>
          </table:table-cell>
        </table:table-row>
        <table:table-row table:style-name="ro1">
          <table:table-cell office:value-type="string">
            <text:p>[Log] <text:s/>Latitude:45.356383153542794 (index.js, line 82)</text:p>
          </table:table-cell>
        </table:table-row>
        <table:table-row table:style-name="ro1">
          <table:table-cell office:value-type="string">
            <text:p>[Log] Longitude: -75.8019623383734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6 (index.js, line 80)</text:p>
          </table:table-cell>
        </table:table-row>
        <table:table-row table:style-name="ro1">
          <table:table-cell office:value-type="string">
            <text:p>[Log] <text:s/>Time:Wed Feb 05 2014 19:39:44 GMT-0500 (EST) (index.js, line 81)</text:p>
          </table:table-cell>
        </table:table-row>
        <table:table-row table:style-name="ro1">
          <table:table-cell office:value-type="string">
            <text:p>[Log] <text:s/>Latitude:45.35643665700298 (index.js, line 82)</text:p>
          </table:table-cell>
        </table:table-row>
        <table:table-row table:style-name="ro1">
          <table:table-cell office:value-type="string">
            <text:p>[Log] Longitude: -75.80184079291939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97 (index.js, line 80)</text:p>
          </table:table-cell>
        </table:table-row>
        <table:table-row table:style-name="ro1">
          <table:table-cell office:value-type="string">
            <text:p>[Log] <text:s/>Time:Wed Feb 05 2014 19:39:45 GMT-0500 (EST) (index.js, line 81)</text:p>
          </table:table-cell>
        </table:table-row>
        <table:table-row table:style-name="ro1">
          <table:table-cell office:value-type="string">
            <text:p>[Log] <text:s/>Latitude:45.35648553407266 (index.js, line 82)</text:p>
          </table:table-cell>
        </table:table-row>
        <table:table-row table:style-name="ro1">
          <table:table-cell office:value-type="string">
            <text:p>[Log] Longitude: -75.8017301472136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98 (index.js, line 80)</text:p>
          </table:table-cell>
        </table:table-row>
        <table:table-row table:style-name="ro1">
          <table:table-cell office:value-type="string">
            <text:p>[Log] <text:s/>Time:Wed Feb 05 2014 19:39:46 GMT-0500 (EST) (index.js, line 81)</text:p>
          </table:table-cell>
        </table:table-row>
        <table:table-row table:style-name="ro1">
          <table:table-cell office:value-type="string">
            <text:p>[Log] <text:s/>Latitude:45.356537314639034 (index.js, line 82)</text:p>
          </table:table-cell>
        </table:table-row>
        <table:table-row table:style-name="ro1">
          <table:table-cell office:value-type="string">
            <text:p>[Log] Longitude: -75.8016129822863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199 (index.js, line 80)</text:p>
          </table:table-cell>
        </table:table-row>
        <table:table-row table:style-name="ro1">
          <table:table-cell office:value-type="string">
            <text:p>[Log] <text:s/>Time:Wed Feb 05 2014 19:39:47 GMT-0500 (EST) (index.js, line 81)</text:p>
          </table:table-cell>
        </table:table-row>
        <table:table-row table:style-name="ro1">
          <table:table-cell office:value-type="string">
            <text:p>[Log] <text:s/>Latitude:45.3565908782329 (index.js, line 82)</text:p>
          </table:table-cell>
        </table:table-row>
        <table:table-row table:style-name="ro1">
          <table:table-cell office:value-type="string">
            <text:p>[Log] Longitude: -75.8014917819309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00 (index.js, line 80)</text:p>
          </table:table-cell>
        </table:table-row>
        <table:table-row table:style-name="ro1">
          <table:table-cell office:value-type="string">
            <text:p>[Log] <text:s/>Time:Wed Feb 05 2014 19:39:48 GMT-0500 (EST) (index.js, line 81)</text:p>
          </table:table-cell>
        </table:table-row>
        <table:table-row table:style-name="ro1">
          <table:table-cell office:value-type="string">
            <text:p>[Log] <text:s/>Latitude:45.3566424659009 (index.js, line 82)</text:p>
          </table:table-cell>
        </table:table-row>
        <table:table-row table:style-name="ro1">
          <table:table-cell office:value-type="string">
            <text:p>[Log] Longitude: -75.801375114679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01 (index.js, line 80)</text:p>
          </table:table-cell>
        </table:table-row>
        <table:table-row table:style-name="ro1">
          <table:table-cell office:value-type="string">
            <text:p>[Log] <text:s/>Time:Wed Feb 05 2014 19:39:49 GMT-0500 (EST) (index.js, line 81)</text:p>
          </table:table-cell>
        </table:table-row>
        <table:table-row table:style-name="ro1">
          <table:table-cell office:value-type="string">
            <text:p>[Log] <text:s/>Latitude:45.356690352095164 (index.js, line 82)</text:p>
          </table:table-cell>
        </table:table-row>
        <table:table-row table:style-name="ro1">
          <table:table-cell office:value-type="string">
            <text:p>[Log] Longitude: -75.801267013666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02 (index.js, line 80)</text:p>
          </table:table-cell>
        </table:table-row>
        <table:table-row table:style-name="ro1">
          <table:table-cell office:value-type="string">
            <text:p>[Log] <text:s/>Time:Wed Feb 05 2014 19:39:50 GMT-0500 (EST) (index.js, line 81)</text:p>
          </table:table-cell>
        </table:table-row>
        <table:table-row table:style-name="ro1">
          <table:table-cell office:value-type="string">
            <text:p>[Log] <text:s/>Latitude:45.35674934343915 (index.js, line 82)</text:p>
          </table:table-cell>
        </table:table-row>
        <table:table-row table:style-name="ro1">
          <table:table-cell office:value-type="string">
            <text:p>[Log] Longitude: -75.8011338419237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03 (index.js, line 80)</text:p>
          </table:table-cell>
        </table:table-row>
        <table:table-row table:style-name="ro1">
          <table:table-cell office:value-type="string">
            <text:p>[Log] <text:s/>Time:Wed Feb 05 2014 19:39:51 GMT-0500 (EST) (index.js, line 81)</text:p>
          </table:table-cell>
        </table:table-row>
        <table:table-row table:style-name="ro1">
          <table:table-cell office:value-type="string">
            <text:p>[Log] <text:s/>Latitude:45.35679216378806 (index.js, line 82)</text:p>
          </table:table-cell>
        </table:table-row>
        <table:table-row table:style-name="ro1">
          <table:table-cell office:value-type="string">
            <text:p>[Log] Longitude: -75.8010371769705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04 (index.js, line 80)</text:p>
          </table:table-cell>
        </table:table-row>
        <table:table-row table:style-name="ro1">
          <table:table-cell office:value-type="string">
            <text:p>[Log] <text:s/>Time:Wed Feb 05 2014 19:39:52 GMT-0500 (EST) (index.js, line 81)</text:p>
          </table:table-cell>
        </table:table-row>
        <table:table-row table:style-name="ro1">
          <table:table-cell office:value-type="string">
            <text:p>[Log] <text:s/>Latitude:45.35683499422778 (index.js, line 82)</text:p>
          </table:table-cell>
        </table:table-row>
        <table:table-row table:style-name="ro1">
          <table:table-cell office:value-type="string">
            <text:p>[Log] Longitude: -75.800940488443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05 (index.js, line 80)</text:p>
          </table:table-cell>
        </table:table-row>
        <table:table-row table:style-name="ro1">
          <table:table-cell office:value-type="string">
            <text:p>[Log] <text:s/>Time:Wed Feb 05 2014 19:39:53 GMT-0500 (EST) (index.js, line 81)</text:p>
          </table:table-cell>
        </table:table-row>
        <table:table-row table:style-name="ro1">
          <table:table-cell office:value-type="string">
            <text:p>[Log] <text:s/>Latitude:45.356874407590674 (index.js, line 82)</text:p>
          </table:table-cell>
        </table:table-row>
        <table:table-row table:style-name="ro1">
          <table:table-cell office:value-type="string">
            <text:p>[Log] Longitude: -75.8008515135588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06 (index.js, line 80)</text:p>
          </table:table-cell>
        </table:table-row>
        <table:table-row table:style-name="ro1">
          <table:table-cell office:value-type="string">
            <text:p>[Log] <text:s/>Time:Wed Feb 05 2014 19:39:54 GMT-0500 (EST) (index.js, line 81)</text:p>
          </table:table-cell>
        </table:table-row>
        <table:table-row table:style-name="ro1">
          <table:table-cell office:value-type="string">
            <text:p>[Log] <text:s/>Latitude:45.35690729421881 (index.js, line 82)</text:p>
          </table:table-cell>
        </table:table-row>
        <table:table-row table:style-name="ro1">
          <table:table-cell office:value-type="string">
            <text:p>[Log] Longitude: -75.8007772728160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07 (index.js, line 80)</text:p>
          </table:table-cell>
        </table:table-row>
        <table:table-row table:style-name="ro1">
          <table:table-cell office:value-type="string">
            <text:p>[Log] <text:s/>Time:Wed Feb 05 2014 19:39:55 GMT-0500 (EST) (index.js, line 81)</text:p>
          </table:table-cell>
        </table:table-row>
        <table:table-row table:style-name="ro1">
          <table:table-cell office:value-type="string">
            <text:p>[Log] <text:s/>Latitude:45.35693018784695 (index.js, line 82)</text:p>
          </table:table-cell>
        </table:table-row>
        <table:table-row table:style-name="ro1">
          <table:table-cell office:value-type="string">
            <text:p>[Log] Longitude: -75.800725591179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08 (index.js, line 80)</text:p>
          </table:table-cell>
        </table:table-row>
        <table:table-row table:style-name="ro1">
          <table:table-cell office:value-type="string">
            <text:p>[Log] <text:s/>Time:Wed Feb 05 2014 19:39:56 GMT-0500 (EST) (index.js, line 81)</text:p>
          </table:table-cell>
        </table:table-row>
        <table:table-row table:style-name="ro1">
          <table:table-cell office:value-type="string">
            <text:p>[Log] <text:s/>Latitude:45.35693913839009 (index.js, line 82)</text:p>
          </table:table-cell>
        </table:table-row>
        <table:table-row table:style-name="ro1">
          <table:table-cell office:value-type="string">
            <text:p>[Log] Longitude: -75.8006850328272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09 (index.js, line 80)</text:p>
          </table:table-cell>
        </table:table-row>
        <table:table-row table:style-name="ro1">
          <table:table-cell office:value-type="string">
            <text:p>[Log] <text:s/>Time:Wed Feb 05 2014 19:39:57 GMT-0500 (EST) (index.js, line 81)</text:p>
          </table:table-cell>
        </table:table-row>
        <table:table-row table:style-name="ro1">
          <table:table-cell office:value-type="string">
            <text:p>[Log] <text:s/>Latitude:45.356857826225585 (index.js, line 82)</text:p>
          </table:table-cell>
        </table:table-row>
        <table:table-row table:style-name="ro1">
          <table:table-cell office:value-type="string">
            <text:p>[Log] Longitude: -75.8005585572027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10 (index.js, line 80)</text:p>
          </table:table-cell>
        </table:table-row>
        <table:table-row table:style-name="ro1">
          <table:table-cell office:value-type="string">
            <text:p>[Log] <text:s/>Time:Wed Feb 05 2014 19:39:58 GMT-0500 (EST) (index.js, line 81)</text:p>
          </table:table-cell>
        </table:table-row>
        <table:table-row table:style-name="ro1">
          <table:table-cell office:value-type="string">
            <text:p>[Log] <text:s/>Latitude:45.35683657345008 (index.js, line 82)</text:p>
          </table:table-cell>
        </table:table-row>
        <table:table-row table:style-name="ro1">
          <table:table-cell office:value-type="string">
            <text:p>[Log] Longitude: -75.8005464987218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11 (index.js, line 80)</text:p>
          </table:table-cell>
        </table:table-row>
        <table:table-row table:style-name="ro1">
          <table:table-cell office:value-type="string">
            <text:p>[Log] <text:s/>Time:Wed Feb 05 2014 19:39:59 GMT-0500 (EST) (index.js, line 81)</text:p>
          </table:table-cell>
        </table:table-row>
        <table:table-row table:style-name="ro1">
          <table:table-cell office:value-type="string">
            <text:p>[Log] <text:s/>Latitude:45.356824970727374 (index.js, line 82)</text:p>
          </table:table-cell>
        </table:table-row>
        <table:table-row table:style-name="ro1">
          <table:table-cell office:value-type="string">
            <text:p>[Log] Longitude: -75.8005485559622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12 (index.js, line 80)</text:p>
          </table:table-cell>
        </table:table-row>
        <table:table-row table:style-name="ro1">
          <table:table-cell office:value-type="string">
            <text:p>[Log] <text:s/>Time:Wed Feb 05 2014 19:40:00 GMT-0500 (EST) (index.js, line 81)</text:p>
          </table:table-cell>
        </table:table-row>
        <table:table-row table:style-name="ro1">
          <table:table-cell office:value-type="string">
            <text:p>[Log] <text:s/>Latitude:45.356845312827815 (index.js, line 82)</text:p>
          </table:table-cell>
        </table:table-row>
        <table:table-row table:style-name="ro1">
          <table:table-cell office:value-type="string">
            <text:p>[Log] Longitude: -75.8005582185612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13 (index.js, line 80)</text:p>
          </table:table-cell>
        </table:table-row>
        <table:table-row table:style-name="ro1">
          <table:table-cell office:value-type="string">
            <text:p>[Log] <text:s/>Time:Wed Feb 05 2014 19:40:01 GMT-0500 (EST) (index.js, line 81)</text:p>
          </table:table-cell>
        </table:table-row>
        <table:table-row table:style-name="ro1">
          <table:table-cell office:value-type="string">
            <text:p>[Log] <text:s/>Latitude:45.356861505894585 (index.js, line 82)</text:p>
          </table:table-cell>
        </table:table-row>
        <table:table-row table:style-name="ro1">
          <table:table-cell office:value-type="string">
            <text:p>[Log] Longitude: -75.8005692454460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14 (index.js, line 80)</text:p>
          </table:table-cell>
        </table:table-row>
        <table:table-row table:style-name="ro1">
          <table:table-cell office:value-type="string">
            <text:p>[Log] <text:s/>Time:Wed Feb 05 2014 19:40:02 GMT-0500 (EST) (index.js, line 81)</text:p>
          </table:table-cell>
        </table:table-row>
        <table:table-row table:style-name="ro1">
          <table:table-cell office:value-type="string">
            <text:p>[Log] <text:s/>Latitude:45.356854707976204 (index.js, line 82)</text:p>
          </table:table-cell>
        </table:table-row>
        <table:table-row table:style-name="ro1">
          <table:table-cell office:value-type="string">
            <text:p>[Log] Longitude: -75.8006555401494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15 (index.js, line 80)</text:p>
          </table:table-cell>
        </table:table-row>
        <table:table-row table:style-name="ro1">
          <table:table-cell office:value-type="string">
            <text:p>[Log] <text:s/>Time:Wed Feb 05 2014 19:40:03 GMT-0500 (EST) (index.js, line 81)</text:p>
          </table:table-cell>
        </table:table-row>
        <table:table-row table:style-name="ro1">
          <table:table-cell office:value-type="string">
            <text:p>[Log] <text:s/>Latitude:45.35686560445033 (index.js, line 82)</text:p>
          </table:table-cell>
        </table:table-row>
        <table:table-row table:style-name="ro1">
          <table:table-cell office:value-type="string">
            <text:p>[Log] Longitude: -75.8006586414536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6 (index.js, line 80)</text:p>
          </table:table-cell>
        </table:table-row>
        <table:table-row table:style-name="ro1">
          <table:table-cell office:value-type="string">
            <text:p>[Log] <text:s/>Time:Wed Feb 05 2014 19:40:04 GMT-0500 (EST) (index.js, line 81)</text:p>
          </table:table-cell>
        </table:table-row>
        <table:table-row table:style-name="ro1">
          <table:table-cell office:value-type="string">
            <text:p>[Log] <text:s/>Latitude:45.35687520172946 (index.js, line 82)</text:p>
          </table:table-cell>
        </table:table-row>
        <table:table-row table:style-name="ro1">
          <table:table-cell office:value-type="string">
            <text:p>[Log] Longitude: -75.8006567136159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7 (index.js, line 80)</text:p>
          </table:table-cell>
        </table:table-row>
        <table:table-row table:style-name="ro1">
          <table:table-cell office:value-type="string">
            <text:p>[Log] <text:s/>Time:Wed Feb 05 2014 19:40:05 GMT-0500 (EST) (index.js, line 81)</text:p>
          </table:table-cell>
        </table:table-row>
        <table:table-row table:style-name="ro1">
          <table:table-cell office:value-type="string">
            <text:p>[Log] <text:s/>Latitude:45.3568893252363 (index.js, line 82)</text:p>
          </table:table-cell>
        </table:table-row>
        <table:table-row table:style-name="ro1">
          <table:table-cell office:value-type="string">
            <text:p>[Log] Longitude: -75.800651935931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8 (index.js, line 80)</text:p>
          </table:table-cell>
        </table:table-row>
        <table:table-row table:style-name="ro1">
          <table:table-cell office:value-type="string">
            <text:p>[Log] <text:s/>Time:Wed Feb 05 2014 19:40:06 GMT-0500 (EST) (index.js, line 81)</text:p>
          </table:table-cell>
        </table:table-row>
        <table:table-row table:style-name="ro1">
          <table:table-cell office:value-type="string">
            <text:p>[Log] <text:s/>Latitude:45.35689934161059 (index.js, line 82)</text:p>
          </table:table-cell>
        </table:table-row>
        <table:table-row table:style-name="ro1">
          <table:table-cell office:value-type="string">
            <text:p>[Log] Longitude: -75.8006407041808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9 (index.js, line 80)</text:p>
          </table:table-cell>
        </table:table-row>
        <table:table-row table:style-name="ro1">
          <table:table-cell office:value-type="string">
            <text:p>[Log] <text:s/>Time:Wed Feb 05 2014 19:40:06 GMT-0500 (EST) (index.js, line 81)</text:p>
          </table:table-cell>
        </table:table-row>
        <table:table-row table:style-name="ro1">
          <table:table-cell office:value-type="string">
            <text:p>[Log] <text:s/>Latitude:45.35689624030642 (index.js, line 82)</text:p>
          </table:table-cell>
        </table:table-row>
        <table:table-row table:style-name="ro1">
          <table:table-cell office:value-type="string">
            <text:p>[Log] Longitude: -75.8006372676005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0 (index.js, line 80)</text:p>
          </table:table-cell>
        </table:table-row>
        <table:table-row table:style-name="ro1">
          <table:table-cell office:value-type="string">
            <text:p>[Log] <text:s/>Time:Wed Feb 05 2014 19:40:07 GMT-0500 (EST) (index.js, line 81)</text:p>
          </table:table-cell>
        </table:table-row>
        <table:table-row table:style-name="ro1">
          <table:table-cell office:value-type="string">
            <text:p>[Log] <text:s/>Latitude:45.35689510874949 (index.js, line 82)</text:p>
          </table:table-cell>
        </table:table-row>
        <table:table-row table:style-name="ro1">
          <table:table-cell office:value-type="string">
            <text:p>[Log] Longitude: -75.8006288018783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21 (index.js, line 80)</text:p>
          </table:table-cell>
        </table:table-row>
        <table:table-row table:style-name="ro1">
          <table:table-cell office:value-type="string">
            <text:p>[Log] <text:s/>Time:Wed Feb 05 2014 19:40:08 GMT-0500 (EST) (index.js, line 81)</text:p>
          </table:table-cell>
        </table:table-row>
        <table:table-row table:style-name="ro1">
          <table:table-cell office:value-type="string">
            <text:p>[Log] <text:s/>Latitude:45.356888696593565 (index.js, line 82)</text:p>
          </table:table-cell>
        </table:table-row>
        <table:table-row table:style-name="ro1">
          <table:table-cell office:value-type="string">
            <text:p>[Log] Longitude: -75.8006236889174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2 (index.js, line 80)</text:p>
          </table:table-cell>
        </table:table-row>
        <table:table-row table:style-name="ro1">
          <table:table-cell office:value-type="string">
            <text:p>[Log] <text:s/>Time:Wed Feb 05 2014 19:40:09 GMT-0500 (EST) (index.js, line 81)</text:p>
          </table:table-cell>
        </table:table-row>
        <table:table-row table:style-name="ro1">
          <table:table-cell office:value-type="string">
            <text:p>[Log] <text:s/>Latitude:45.35688257780425 (index.js, line 82)</text:p>
          </table:table-cell>
        </table:table-row>
        <table:table-row table:style-name="ro1">
          <table:table-cell office:value-type="string">
            <text:p>[Log] Longitude: -75.8006234374603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3 (index.js, line 80)</text:p>
          </table:table-cell>
        </table:table-row>
        <table:table-row table:style-name="ro1">
          <table:table-cell office:value-type="string">
            <text:p>[Log] <text:s/>Time:Wed Feb 05 2014 19:40:11 GMT-0500 (EST) (index.js, line 81)</text:p>
          </table:table-cell>
        </table:table-row>
        <table:table-row table:style-name="ro1">
          <table:table-cell office:value-type="string">
            <text:p>[Log] <text:s/>Latitude:45.35687440544866 (index.js, line 82)</text:p>
          </table:table-cell>
        </table:table-row>
        <table:table-row table:style-name="ro1">
          <table:table-cell office:value-type="string">
            <text:p>[Log] Longitude: -75.8006285504212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24 (index.js, line 80)</text:p>
          </table:table-cell>
        </table:table-row>
        <table:table-row table:style-name="ro1">
          <table:table-cell office:value-type="string">
            <text:p>[Log] <text:s/>Time:Wed Feb 05 2014 19:40:11 GMT-0500 (EST) (index.js, line 81)</text:p>
          </table:table-cell>
        </table:table-row>
        <table:table-row table:style-name="ro1">
          <table:table-cell office:value-type="string">
            <text:p>[Log] <text:s/>Latitude:45.35686749037854 (index.js, line 82)</text:p>
          </table:table-cell>
        </table:table-row>
        <table:table-row table:style-name="ro1">
          <table:table-cell office:value-type="string">
            <text:p>[Log] Longitude: -75.8006339986583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25 (index.js, line 80)</text:p>
          </table:table-cell>
        </table:table-row>
        <table:table-row table:style-name="ro1">
          <table:table-cell office:value-type="string">
            <text:p>[Log] <text:s/>Time:Wed Feb 05 2014 19:40:12 GMT-0500 (EST) (index.js, line 81)</text:p>
          </table:table-cell>
        </table:table-row>
        <table:table-row table:style-name="ro1">
          <table:table-cell office:value-type="string">
            <text:p>[Log] <text:s/>Latitude:45.35686241932712 (index.js, line 82)</text:p>
          </table:table-cell>
        </table:table-row>
        <table:table-row table:style-name="ro1">
          <table:table-cell office:value-type="string">
            <text:p>[Log] Longitude: -75.8006378543337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26 (index.js, line 80)</text:p>
          </table:table-cell>
        </table:table-row>
        <table:table-row table:style-name="ro1">
          <table:table-cell office:value-type="string">
            <text:p>[Log] <text:s/>Time:Wed Feb 05 2014 19:40:13 GMT-0500 (EST) (index.js, line 81)</text:p>
          </table:table-cell>
        </table:table-row>
        <table:table-row table:style-name="ro1">
          <table:table-cell office:value-type="string">
            <text:p>[Log] <text:s/>Latitude:45.35685659390442 (index.js, line 82)</text:p>
          </table:table-cell>
        </table:table-row>
        <table:table-row table:style-name="ro1">
          <table:table-cell office:value-type="string">
            <text:p>[Log] Longitude: -75.8006396983524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27 (index.js, line 80)</text:p>
          </table:table-cell>
        </table:table-row>
        <table:table-row table:style-name="ro1">
          <table:table-cell office:value-type="string">
            <text:p>[Log] <text:s/>Time:Wed Feb 05 2014 19:40:14 GMT-0500 (EST) (index.js, line 81)</text:p>
          </table:table-cell>
        </table:table-row>
        <table:table-row table:style-name="ro1">
          <table:table-cell office:value-type="string">
            <text:p>[Log] <text:s/>Latitude:45.356848840643984 (index.js, line 82)</text:p>
          </table:table-cell>
        </table:table-row>
        <table:table-row table:style-name="ro1">
          <table:table-cell office:value-type="string">
            <text:p>[Log] Longitude: -75.8006391116192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28 (index.js, line 80)</text:p>
          </table:table-cell>
        </table:table-row>
        <table:table-row table:style-name="ro1">
          <table:table-cell office:value-type="string">
            <text:p>[Log] <text:s/>Time:Wed Feb 05 2014 19:40:16 GMT-0500 (EST) (index.js, line 81)</text:p>
          </table:table-cell>
        </table:table-row>
        <table:table-row table:style-name="ro1">
          <table:table-cell office:value-type="string">
            <text:p>[Log] <text:s/>Latitude:45.35684209321193 (index.js, line 82)</text:p>
          </table:table-cell>
        </table:table-row>
        <table:table-row table:style-name="ro1">
          <table:table-cell office:value-type="string">
            <text:p>[Log] Longitude: -75.80063877634312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29 (index.js, line 80)</text:p>
          </table:table-cell>
        </table:table-row>
        <table:table-row table:style-name="ro1">
          <table:table-cell office:value-type="string">
            <text:p>[Log] <text:s/>Time:Wed Feb 05 2014 19:40:16 GMT-0500 (EST) (index.js, line 81)</text:p>
          </table:table-cell>
        </table:table-row>
        <table:table-row table:style-name="ro1">
          <table:table-cell office:value-type="string">
            <text:p>[Log] <text:s/>Latitude:45.35683555532746 (index.js, line 82)</text:p>
          </table:table-cell>
        </table:table-row>
        <table:table-row table:style-name="ro1">
          <table:table-cell office:value-type="string">
            <text:p>[Log] Longitude: -75.8006376866957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30 (index.js, line 80)</text:p>
          </table:table-cell>
        </table:table-row>
        <table:table-row table:style-name="ro1">
          <table:table-cell office:value-type="string">
            <text:p>[Log] <text:s/>Time:Wed Feb 05 2014 19:40:17 GMT-0500 (EST) (index.js, line 81)</text:p>
          </table:table-cell>
        </table:table-row>
        <table:table-row table:style-name="ro1">
          <table:table-cell office:value-type="string">
            <text:p>[Log] <text:s/>Latitude:45.35683014899991 (index.js, line 82)</text:p>
          </table:table-cell>
        </table:table-row>
        <table:table-row table:style-name="ro1">
          <table:table-cell office:value-type="string">
            <text:p>[Log] Longitude: -75.8006322384586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1 (index.js, line 80)</text:p>
          </table:table-cell>
        </table:table-row>
        <table:table-row table:style-name="ro1">
          <table:table-cell office:value-type="string">
            <text:p>[Log] <text:s/>Time:Wed Feb 05 2014 19:40:18 GMT-0500 (EST) (index.js, line 81)</text:p>
          </table:table-cell>
        </table:table-row>
        <table:table-row table:style-name="ro1">
          <table:table-cell office:value-type="string">
            <text:p>[Log] <text:s/>Latitude:45.35682805352412 (index.js, line 82)</text:p>
          </table:table-cell>
        </table:table-row>
        <table:table-row table:style-name="ro1">
          <table:table-cell office:value-type="string">
            <text:p>[Log] Longitude: -75.8006293047925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2 (index.js, line 80)</text:p>
          </table:table-cell>
        </table:table-row>
        <table:table-row table:style-name="ro1">
          <table:table-cell office:value-type="string">
            <text:p>[Log] <text:s/>Time:Wed Feb 05 2014 19:40:20 GMT-0500 (EST) (index.js, line 81)</text:p>
          </table:table-cell>
        </table:table-row>
        <table:table-row table:style-name="ro1">
          <table:table-cell office:value-type="string">
            <text:p>[Log] <text:s/>Latitude:45.356827382971865 (index.js, line 82)</text:p>
          </table:table-cell>
        </table:table-row>
        <table:table-row table:style-name="ro1">
          <table:table-cell office:value-type="string">
            <text:p>[Log] Longitude: -75.800629723887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33 (index.js, line 80)</text:p>
          </table:table-cell>
        </table:table-row>
        <table:table-row table:style-name="ro1">
          <table:table-cell office:value-type="string">
            <text:p>[Log] <text:s/>Time:Wed Feb 05 2014 19:40:20 GMT-0500 (EST) (index.js, line 81)</text:p>
          </table:table-cell>
        </table:table-row>
        <table:table-row table:style-name="ro1">
          <table:table-cell office:value-type="string">
            <text:p>[Log] <text:s/>Latitude:45.3568280116146 (index.js, line 82)</text:p>
          </table:table-cell>
        </table:table-row>
        <table:table-row table:style-name="ro1">
          <table:table-cell office:value-type="string">
            <text:p>[Log] Longitude: -75.80062997534479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34 (index.js, line 80)</text:p>
          </table:table-cell>
        </table:table-row>
        <table:table-row table:style-name="ro1">
          <table:table-cell office:value-type="string">
            <text:p>[Log] <text:s/>Time:Wed Feb 05 2014 19:40:22 GMT-0500 (EST) (index.js, line 81)</text:p>
          </table:table-cell>
        </table:table-row>
        <table:table-row table:style-name="ro1">
          <table:table-cell office:value-type="string">
            <text:p>[Log] <text:s/>Latitude:45.35682608377687 (index.js, line 82)</text:p>
          </table:table-cell>
        </table:table-row>
        <table:table-row table:style-name="ro1">
          <table:table-cell office:value-type="string">
            <text:p>[Log] Longitude: -75.8006272931357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35 (index.js, line 80)</text:p>
          </table:table-cell>
        </table:table-row>
        <table:table-row table:style-name="ro1">
          <table:table-cell office:value-type="string">
            <text:p>[Log] <text:s/>Time:Wed Feb 05 2014 19:40:23 GMT-0500 (EST) (index.js, line 81)</text:p>
          </table:table-cell>
        </table:table-row>
        <table:table-row table:style-name="ro1">
          <table:table-cell office:value-type="string">
            <text:p>[Log] <text:s/>Latitude:45.356824030210596 (index.js, line 82)</text:p>
          </table:table-cell>
        </table:table-row>
        <table:table-row table:style-name="ro1">
          <table:table-cell office:value-type="string">
            <text:p>[Log] Longitude: -75.8006240241935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36 (index.js, line 80)</text:p>
          </table:table-cell>
        </table:table-row>
        <table:table-row table:style-name="ro1">
          <table:table-cell office:value-type="string">
            <text:p>[Log] <text:s/>Time:Wed Feb 05 2014 19:40:24 GMT-0500 (EST) (index.js, line 81)</text:p>
          </table:table-cell>
        </table:table-row>
        <table:table-row table:style-name="ro1">
          <table:table-cell office:value-type="string">
            <text:p>[Log] <text:s/>Latitude:45.356823024382216 (index.js, line 82)</text:p>
          </table:table-cell>
        </table:table-row>
        <table:table-row table:style-name="ro1">
          <table:table-cell office:value-type="string">
            <text:p>[Log] Longitude: -75.8006199170609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37 (index.js, line 80)</text:p>
          </table:table-cell>
        </table:table-row>
        <table:table-row table:style-name="ro1">
          <table:table-cell office:value-type="string">
            <text:p>[Log] <text:s/>Time:Wed Feb 05 2014 19:40:25 GMT-0500 (EST) (index.js, line 81)</text:p>
          </table:table-cell>
        </table:table-row>
        <table:table-row table:style-name="ro1">
          <table:table-cell office:value-type="string">
            <text:p>[Log] <text:s/>Latitude:45.356824030210596 (index.js, line 82)</text:p>
          </table:table-cell>
        </table:table-row>
        <table:table-row table:style-name="ro1">
          <table:table-cell office:value-type="string">
            <text:p>[Log] Longitude: -75.8006168157568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38 (index.js, line 80)</text:p>
          </table:table-cell>
        </table:table-row>
        <table:table-row table:style-name="ro1">
          <table:table-cell office:value-type="string">
            <text:p>[Log] <text:s/>Time:Wed Feb 05 2014 19:40:26 GMT-0500 (EST) (index.js, line 81)</text:p>
          </table:table-cell>
        </table:table-row>
        <table:table-row table:style-name="ro1">
          <table:table-cell office:value-type="string">
            <text:p>[Log] <text:s/>Latitude:45.35682503603898 (index.js, line 82)</text:p>
          </table:table-cell>
        </table:table-row>
        <table:table-row table:style-name="ro1">
          <table:table-cell office:value-type="string">
            <text:p>[Log] Longitude: -75.80061438500489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39 (index.js, line 80)</text:p>
          </table:table-cell>
        </table:table-row>
        <table:table-row table:style-name="ro1">
          <table:table-cell office:value-type="string">
            <text:p>[Log] <text:s/>Time:Wed Feb 05 2014 19:40:27 GMT-0500 (EST) (index.js, line 81)</text:p>
          </table:table-cell>
        </table:table-row>
        <table:table-row table:style-name="ro1">
          <table:table-cell office:value-type="string">
            <text:p>[Log] <text:s/>Latitude:45.35682851452879 (index.js, line 82)</text:p>
          </table:table-cell>
        </table:table-row>
        <table:table-row table:style-name="ro1">
          <table:table-cell office:value-type="string">
            <text:p>[Log] Longitude: -75.8006134629955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40 (index.js, line 80)</text:p>
          </table:table-cell>
        </table:table-row>
        <table:table-row table:style-name="ro1">
          <table:table-cell office:value-type="string">
            <text:p>[Log] <text:s/>Time:Wed Feb 05 2014 19:40:28 GMT-0500 (EST) (index.js, line 81)</text:p>
          </table:table-cell>
        </table:table-row>
        <table:table-row table:style-name="ro1">
          <table:table-cell office:value-type="string">
            <text:p>[Log] <text:s/>Latitude:45.35683392085634 (index.js, line 82)</text:p>
          </table:table-cell>
        </table:table-row>
        <table:table-row table:style-name="ro1">
          <table:table-cell office:value-type="string">
            <text:p>[Log] Longitude: -75.8006113675197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41 (index.js, line 80)</text:p>
          </table:table-cell>
        </table:table-row>
        <table:table-row table:style-name="ro1">
          <table:table-cell office:value-type="string">
            <text:p>[Log] <text:s/>Time:Wed Feb 05 2014 19:40:28 GMT-0500 (EST) (index.js, line 81)</text:p>
          </table:table-cell>
        </table:table-row>
        <table:table-row table:style-name="ro1">
          <table:table-cell office:value-type="string">
            <text:p>[Log] <text:s/>Latitude:45.35683773462228 (index.js, line 82)</text:p>
          </table:table-cell>
        </table:table-row>
        <table:table-row table:style-name="ro1">
          <table:table-cell office:value-type="string">
            <text:p>[Log] Longitude: -75.8006098587771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42 (index.js, line 80)</text:p>
          </table:table-cell>
        </table:table-row>
        <table:table-row table:style-name="ro1">
          <table:table-cell office:value-type="string">
            <text:p>[Log] <text:s/>Time:Wed Feb 05 2014 19:40:29 GMT-0500 (EST) (index.js, line 81)</text:p>
          </table:table-cell>
        </table:table-row>
        <table:table-row table:style-name="ro1">
          <table:table-cell office:value-type="string">
            <text:p>[Log] <text:s/>Latitude:45.35684230275951 (index.js, line 82)</text:p>
          </table:table-cell>
        </table:table-row>
        <table:table-row table:style-name="ro1">
          <table:table-cell office:value-type="string">
            <text:p>[Log] Longitude: -75.8006066736539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43 (index.js, line 80)</text:p>
          </table:table-cell>
        </table:table-row>
        <table:table-row table:style-name="ro1">
          <table:table-cell office:value-type="string">
            <text:p>[Log] <text:s/>Time:Wed Feb 05 2014 19:40:30 GMT-0500 (EST) (index.js, line 81)</text:p>
          </table:table-cell>
        </table:table-row>
        <table:table-row table:style-name="ro1">
          <table:table-cell office:value-type="string">
            <text:p>[Log] <text:s/>Latitude:45.356849930291396 (index.js, line 82)</text:p>
          </table:table-cell>
        </table:table-row>
        <table:table-row table:style-name="ro1">
          <table:table-cell office:value-type="string">
            <text:p>[Log] Longitude: -75.80059527426566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44 (index.js, line 80)</text:p>
          </table:table-cell>
        </table:table-row>
        <table:table-row table:style-name="ro1">
          <table:table-cell office:value-type="string">
            <text:p>[Log] <text:s/>Time:Wed Feb 05 2014 19:40:32 GMT-0500 (EST) (index.js, line 81)</text:p>
          </table:table-cell>
        </table:table-row>
        <table:table-row table:style-name="ro1">
          <table:table-cell office:value-type="string">
            <text:p>[Log] <text:s/>Latitude:45.35685454033814 (index.js, line 82)</text:p>
          </table:table-cell>
        </table:table-row>
        <table:table-row table:style-name="ro1">
          <table:table-cell office:value-type="string">
            <text:p>[Log] Longitude: -75.8005725593080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45 (index.js, line 80)</text:p>
          </table:table-cell>
        </table:table-row>
        <table:table-row table:style-name="ro1">
          <table:table-cell office:value-type="string">
            <text:p>[Log] <text:s/>Time:Wed Feb 05 2014 19:40:33 GMT-0500 (EST) (index.js, line 81)</text:p>
          </table:table-cell>
        </table:table-row>
        <table:table-row table:style-name="ro1">
          <table:table-cell office:value-type="string">
            <text:p>[Log] <text:s/>Latitude:45.35685269631944 (index.js, line 82)</text:p>
          </table:table-cell>
        </table:table-row>
        <table:table-row table:style-name="ro1">
          <table:table-cell office:value-type="string">
            <text:p>[Log] Longitude: -75.8005381096860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46 (index.js, line 80)</text:p>
          </table:table-cell>
        </table:table-row>
        <table:table-row table:style-name="ro1">
          <table:table-cell office:value-type="string">
            <text:p>[Log] <text:s/>Time:Wed Feb 05 2014 19:40:34 GMT-0500 (EST) (index.js, line 81)</text:p>
          </table:table-cell>
        </table:table-row>
        <table:table-row table:style-name="ro1">
          <table:table-cell office:value-type="string">
            <text:p>[Log] <text:s/>Latitude:45.356840039645654 (index.js, line 82)</text:p>
          </table:table-cell>
        </table:table-row>
        <table:table-row table:style-name="ro1">
          <table:table-cell office:value-type="string">
            <text:p>[Log] Longitude: -75.8004945237895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47 (index.js, line 80)</text:p>
          </table:table-cell>
        </table:table-row>
        <table:table-row table:style-name="ro1">
          <table:table-cell office:value-type="string">
            <text:p>[Log] <text:s/>Time:Wed Feb 05 2014 19:40:34 GMT-0500 (EST) (index.js, line 81)</text:p>
          </table:table-cell>
        </table:table-row>
        <table:table-row table:style-name="ro1">
          <table:table-cell office:value-type="string">
            <text:p>[Log] <text:s/>Latitude:45.35681698941193 (index.js, line 82)</text:p>
          </table:table-cell>
        </table:table-row>
        <table:table-row table:style-name="ro1">
          <table:table-cell office:value-type="string">
            <text:p>[Log] Longitude: -75.8004516922643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48 (index.js, line 80)</text:p>
          </table:table-cell>
        </table:table-row>
        <table:table-row table:style-name="ro1">
          <table:table-cell office:value-type="string">
            <text:p>[Log] <text:s/>Time:Wed Feb 05 2014 19:40:35 GMT-0500 (EST) (index.js, line 81)</text:p>
          </table:table-cell>
        </table:table-row>
        <table:table-row table:style-name="ro1">
          <table:table-cell office:value-type="string">
            <text:p>[Log] <text:s/>Latitude:45.35678442571811 (index.js, line 82)</text:p>
          </table:table-cell>
        </table:table-row>
        <table:table-row table:style-name="ro1">
          <table:table-cell office:value-type="string">
            <text:p>[Log] Longitude: -75.800408776920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49 (index.js, line 80)</text:p>
          </table:table-cell>
        </table:table-row>
        <table:table-row table:style-name="ro1">
          <table:table-cell office:value-type="string">
            <text:p>[Log] <text:s/>Time:Wed Feb 05 2014 19:40:37 GMT-0500 (EST) (index.js, line 81)</text:p>
          </table:table-cell>
        </table:table-row>
        <table:table-row table:style-name="ro1">
          <table:table-cell office:value-type="string">
            <text:p>[Log] <text:s/>Latitude:45.356742809568864 (index.js, line 82)</text:p>
          </table:table-cell>
        </table:table-row>
        <table:table-row table:style-name="ro1">
          <table:table-cell office:value-type="string">
            <text:p>[Log] Longitude: -75.800363849919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50 (index.js, line 80)</text:p>
          </table:table-cell>
        </table:table-row>
        <table:table-row table:style-name="ro1">
          <table:table-cell office:value-type="string">
            <text:p>[Log] <text:s/>Time:Wed Feb 05 2014 19:40:38 GMT-0500 (EST) (index.js, line 81)</text:p>
          </table:table-cell>
        </table:table-row>
        <table:table-row table:style-name="ro1">
          <table:table-cell office:value-type="string">
            <text:p>[Log] <text:s/>Latitude:45.35659310877822 (index.js, line 82)</text:p>
          </table:table-cell>
        </table:table-row>
        <table:table-row table:style-name="ro1">
          <table:table-cell office:value-type="string">
            <text:p>[Log] Longitude: -75.8004287258496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51 (index.js, line 80)</text:p>
          </table:table-cell>
        </table:table-row>
        <table:table-row table:style-name="ro1">
          <table:table-cell office:value-type="string">
            <text:p>[Log] <text:s/>Time:Wed Feb 05 2014 19:40:38 GMT-0500 (EST) (index.js, line 81)</text:p>
          </table:table-cell>
        </table:table-row>
        <table:table-row table:style-name="ro1">
          <table:table-cell office:value-type="string">
            <text:p>[Log] <text:s/>Latitude:45.356533764903766 (index.js, line 82)</text:p>
          </table:table-cell>
        </table:table-row>
        <table:table-row table:style-name="ro1">
          <table:table-cell office:value-type="string">
            <text:p>[Log] Longitude: -75.80039595260824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52 (index.js, line 80)</text:p>
          </table:table-cell>
        </table:table-row>
        <table:table-row table:style-name="ro1">
          <table:table-cell office:value-type="string">
            <text:p>[Log] <text:s/>Time:Wed Feb 05 2014 19:40:39 GMT-0500 (EST) (index.js, line 81)</text:p>
          </table:table-cell>
        </table:table-row>
        <table:table-row table:style-name="ro1">
          <table:table-cell office:value-type="string">
            <text:p>[Log] <text:s/>Latitude:45.356496313526925 (index.js, line 82)</text:p>
          </table:table-cell>
        </table:table-row>
        <table:table-row table:style-name="ro1">
          <table:table-cell office:value-type="string">
            <text:p>[Log] Longitude: -75.80035343860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53 (index.js, line 80)</text:p>
          </table:table-cell>
        </table:table-row>
        <table:table-row table:style-name="ro1">
          <table:table-cell office:value-type="string">
            <text:p>[Log] <text:s/>Time:Wed Feb 05 2014 19:40:41 GMT-0500 (EST) (index.js, line 81)</text:p>
          </table:table-cell>
        </table:table-row>
        <table:table-row table:style-name="ro1">
          <table:table-cell office:value-type="string">
            <text:p>[Log] <text:s/>Latitude:45.3564464213767 (index.js, line 82)</text:p>
          </table:table-cell>
        </table:table-row>
        <table:table-row table:style-name="ro1">
          <table:table-cell office:value-type="string">
            <text:p>[Log] Longitude: -75.80032513036713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54 (index.js, line 80)</text:p>
          </table:table-cell>
        </table:table-row>
        <table:table-row table:style-name="ro1">
          <table:table-cell office:value-type="string">
            <text:p>[Log] <text:s/>Time:Wed Feb 05 2014 19:40:42 GMT-0500 (EST) (index.js, line 81)</text:p>
          </table:table-cell>
        </table:table-row>
        <table:table-row table:style-name="ro1">
          <table:table-cell office:value-type="string">
            <text:p>[Log] <text:s/>Latitude:45.35641973315822 (index.js, line 82)</text:p>
          </table:table-cell>
        </table:table-row>
        <table:table-row table:style-name="ro1">
          <table:table-cell office:value-type="string">
            <text:p>[Log] Longitude: -75.8003099879351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55 (index.js, line 80)</text:p>
          </table:table-cell>
        </table:table-row>
        <table:table-row table:style-name="ro1">
          <table:table-cell office:value-type="string">
            <text:p>[Log] <text:s/>Time:Wed Feb 05 2014 19:40:43 GMT-0500 (EST) (index.js, line 81)</text:p>
          </table:table-cell>
        </table:table-row>
        <table:table-row table:style-name="ro1">
          <table:table-cell office:value-type="string">
            <text:p>[Log] <text:s/>Latitude:45.356401473033124 (index.js, line 82)</text:p>
          </table:table-cell>
        </table:table-row>
        <table:table-row table:style-name="ro1">
          <table:table-cell office:value-type="string">
            <text:p>[Log] Longitude: -75.8002996274444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56 (index.js, line 80)</text:p>
          </table:table-cell>
        </table:table-row>
        <table:table-row table:style-name="ro1">
          <table:table-cell office:value-type="string">
            <text:p>[Log] <text:s/>Time:Wed Feb 05 2014 19:40:44 GMT-0500 (EST) (index.js, line 81)</text:p>
          </table:table-cell>
        </table:table-row>
        <table:table-row table:style-name="ro1">
          <table:table-cell office:value-type="string">
            <text:p>[Log] <text:s/>Latitude:45.356372729864376 (index.js, line 82)</text:p>
          </table:table-cell>
        </table:table-row>
        <table:table-row table:style-name="ro1">
          <table:table-cell office:value-type="string">
            <text:p>[Log] Longitude: -75.80027574177781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57 (index.js, line 80)</text:p>
          </table:table-cell>
        </table:table-row>
        <table:table-row table:style-name="ro1">
          <table:table-cell office:value-type="string">
            <text:p>[Log] <text:s/>Time:Wed Feb 05 2014 19:40:45 GMT-0500 (EST) (index.js, line 81)</text:p>
          </table:table-cell>
        </table:table-row>
        <table:table-row table:style-name="ro1">
          <table:table-cell office:value-type="string">
            <text:p>[Log] <text:s/>Latitude:45.35634503802932 (index.js, line 82)</text:p>
          </table:table-cell>
        </table:table-row>
        <table:table-row table:style-name="ro1">
          <table:table-cell office:value-type="string">
            <text:p>[Log] Longitude: -75.80025620909488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58 (index.js, line 80)</text:p>
          </table:table-cell>
        </table:table-row>
        <table:table-row table:style-name="ro1">
          <table:table-cell office:value-type="string">
            <text:p>[Log] <text:s/>Time:Wed Feb 05 2014 19:40:46 GMT-0500 (EST) (index.js, line 81)</text:p>
          </table:table-cell>
        </table:table-row>
        <table:table-row table:style-name="ro1">
          <table:table-cell office:value-type="string">
            <text:p>[Log] <text:s/>Latitude:45.35633901891674 (index.js, line 82)</text:p>
          </table:table-cell>
        </table:table-row>
        <table:table-row table:style-name="ro1">
          <table:table-cell office:value-type="string">
            <text:p>[Log] Longitude: -75.80024630263485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59 (index.js, line 80)</text:p>
          </table:table-cell>
        </table:table-row>
        <table:table-row table:style-name="ro1">
          <table:table-cell office:value-type="string">
            <text:p>[Log] <text:s/>Time:Wed Feb 05 2014 19:40:47 GMT-0500 (EST) (index.js, line 81)</text:p>
          </table:table-cell>
        </table:table-row>
        <table:table-row table:style-name="ro1">
          <table:table-cell office:value-type="string">
            <text:p>[Log] <text:s/>Latitude:45.35633732220164 (index.js, line 82)</text:p>
          </table:table-cell>
        </table:table-row>
        <table:table-row table:style-name="ro1">
          <table:table-cell office:value-type="string">
            <text:p>[Log] Longitude: -75.80024164776457 (index.js, line 83)</text:p>
          </table:table-cell>
        </table:table-row>
        <table:table-row table:style-name="ro1">
          <table:table-cell office:value-type="string">
            <text:p>[Log] Accuracy: 5 (index.js, line 84)</text:p>
          </table:table-cell>
        </table:table-row>
        <table:table-row table:style-name="ro1">
          <table:table-cell office:value-type="string">
            <text:p>[Log] 260 (index.js, line 80)</text:p>
          </table:table-cell>
        </table:table-row>
        <table:table-row table:style-name="ro1">
          <table:table-cell office:value-type="string">
            <text:p>[Log] <text:s/>Time:Wed Feb 05 2014 19:40:48 GMT-0500 (EST) (index.js, line 81)</text:p>
          </table:table-cell>
        </table:table-row>
        <table:table-row table:style-name="ro1">
          <table:table-cell office:value-type="string">
            <text:p>[Log] <text:s/>Latitude:45.35640049264334 (index.js, line 82)</text:p>
          </table:table-cell>
        </table:table-row>
        <table:table-row table:style-name="ro1">
          <table:table-cell office:value-type="string">
            <text:p>[Log] Longitude: -75.8000177611371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1 (index.js, line 80)</text:p>
          </table:table-cell>
        </table:table-row>
        <table:table-row table:style-name="ro1">
          <table:table-cell office:value-type="string">
            <text:p>[Log] <text:s/>Time:Wed Feb 05 2014 19:40:49 GMT-0500 (EST) (index.js, line 81)</text:p>
          </table:table-cell>
        </table:table-row>
        <table:table-row table:style-name="ro1">
          <table:table-cell office:value-type="string">
            <text:p>[Log] <text:s/>Latitude:45.3564025043001 (index.js, line 82)</text:p>
          </table:table-cell>
        </table:table-row>
        <table:table-row table:style-name="ro1">
          <table:table-cell office:value-type="string">
            <text:p>[Log] Longitude: -75.7999752648880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2014-02-05</text:date>, <text:time>19:4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niversity of Ottawa </meta:initial-creator>
    <meta:creation-date>2014-02-05T16:40:32</meta:creation-date>
    <meta:generator>OpenOffice.org/3.3$Unix OpenOffice.org_project/330m20$Build-9567</meta:generator>
    <dc:date>2014-02-05T19:41:03</dc:date>
    <meta:editing-duration>PT7S</meta:editing-duration>
    <meta:editing-cycles>1</meta:editing-cycles>
    <meta:document-statistic meta:table-count="3" meta:cell-count="1285" meta:object-count="0"/>
  </office:meta>
</office:document-meta>
</file>